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20000000428F474EB35C12A5AE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6.15mm"/>
    </style:style>
    <style:style style:name="co16" style:family="table-column">
      <style:table-column-properties fo:break-before="auto" style:column-width="30.2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8.72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157.39mm"/>
    </style:style>
    <style:style style:name="co22" style:family="table-column">
      <style:table-column-properties fo:break-before="auto" style:column-width="34.13mm"/>
    </style:style>
    <style:style style:name="co23" style:family="table-column">
      <style:table-column-properties fo:break-before="auto" style:column-width="30.85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33.21mm"/>
    </style:style>
    <style:style style:name="co27" style:family="table-column">
      <style:table-column-properties fo:break-before="auto" style:column-width="73.0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20.3mm"/>
    </style:style>
    <style:style style:name="co31" style:family="table-column">
      <style:table-column-properties fo:break-before="auto" style:column-width="19.81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7.34mm"/>
    </style:style>
    <style:style style:name="co34" style:family="table-column">
      <style:table-column-properties fo:break-before="auto" style:column-width="17.69mm"/>
    </style:style>
    <style:style style:name="co35" style:family="table-column">
      <style:table-column-properties fo:break-before="auto" style:column-width="13.37mm"/>
    </style:style>
    <style:style style:name="co36" style:family="table-column">
      <style:table-column-properties fo:break-before="auto" style:column-width="14.61mm"/>
    </style:style>
    <style:style style:name="co37" style:family="table-column">
      <style:table-column-properties fo:break-before="auto" style:column-width="15.13mm"/>
    </style:style>
    <style:style style:name="co38" style:family="table-column">
      <style:table-column-properties fo:break-before="auto" style:column-width="66.53mm"/>
    </style:style>
    <style:style style:name="co39" style:family="table-column">
      <style:table-column-properties fo:break-before="auto" style:column-width="42.03mm"/>
    </style:style>
    <style:style style:name="co40" style:family="table-column">
      <style:table-column-properties fo:break-before="auto" style:column-width="27.52mm"/>
    </style:style>
    <style:style style:name="co41" style:family="table-column">
      <style:table-column-properties fo:break-before="auto" style:column-width="33.18mm"/>
    </style:style>
    <style:style style:name="co42" style:family="table-column">
      <style:table-column-properties fo:break-before="auto" style:column-width="6.97mm"/>
    </style:style>
    <style:style style:name="co43" style:family="table-column">
      <style:table-column-properties fo:break-before="auto" style:column-width="31.89mm"/>
    </style:style>
    <style:style style:name="co44" style:family="table-column">
      <style:table-column-properties fo:break-before="auto" style:column-width="27.02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ro6" style:family="table-row">
      <style:table-row-properties style:row-height="14.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14.9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3465a4"/>
    </style:style>
    <style:style style:name="ta4" style:family="table" style:master-page-name="Default">
      <style:table-properties table:display="true" style:writing-mode="lr-tb" tableooo:tab-color="#5983b0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true" style:writing-mode="lr-tb" tableooo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85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cell-protect="protected" style:print-content="true"/>
      <style:text-properties fo:color="#000000" style:font-name="Times New Roman1" fo:font-size="28pt" style:font-size-asian="28pt" style:font-size-complex="28pt"/>
    </style:style>
    <style:style style:name="ce97" style:family="table-cell" style:parent-style-name="Default">
      <style:table-cell-properties fo:background-color="#000000"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8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1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05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260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1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1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1" fo:font-size="28pt" style:font-size-asian="28pt" style:font-size-complex="28pt"/>
    </style:style>
    <style:style style:name="ce355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3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5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37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1"/>
      <style:map style:condition="is-true-formula(IF([.M11]=0))" style:apply-style-name="VRAI" style:base-cell-address="'Niveau 2'.M11"/>
    </style:style>
    <style:style style:name="ce3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2"/>
      <style:map style:condition="is-true-formula(IF([.M11]=0))" style:apply-style-name="VRAI" style:base-cell-address="'Niveau 2'.M12"/>
    </style:style>
    <style:style style:name="ce37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38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1"/>
      <style:map style:condition="is-true-formula(IF([.N11]=0))" style:apply-style-name="VRAI" style:base-cell-address="'Niveau 2'.N11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2"/>
      <style:map style:condition="is-true-formula(IF([.N11]=0))" style:apply-style-name="VRAI" style:base-cell-address="'Niveau 2'.N12"/>
    </style:style>
    <style:style style:name="ce36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6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1"/>
      <style:map style:condition="is-true-formula(IF([.O11]=0))" style:apply-style-name="VRAI" style:base-cell-address="'Niveau 2'.O11"/>
    </style:style>
    <style:style style:name="ce3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2"/>
      <style:map style:condition="is-true-formula(IF([.O11]=0))" style:apply-style-name="VRAI" style:base-cell-address="'Niveau 2'.O12"/>
    </style:style>
    <style:style style:name="ce38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2'.O15"/>
      <style:map style:condition="is-true-formula(IF([.O14]=1))" style:apply-style-name="FAUX" style:base-cell-address="'Niveau 2'.O15"/>
    </style:style>
    <style:style style:name="ce37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7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1"/>
      <style:map style:condition="is-true-formula(IF([.P11]=0))" style:apply-style-name="VRAI" style:base-cell-address="'Niveau 2'.P11"/>
    </style:style>
    <style:style style:name="ce3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2"/>
      <style:map style:condition="is-true-formula(IF([.P11]=0))" style:apply-style-name="VRAI" style:base-cell-address="'Niveau 2'.P12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2'.P15"/>
      <style:map style:condition="is-true-formula(IF([.P14]=1))" style:apply-style-name="FAUX" style:base-cell-address="'Niveau 2'.P15"/>
    </style:style>
    <style:style style:name="ce38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1"/>
      <style:map style:condition="is-true-formula(IF([.Q11]=0))" style:apply-style-name="VRAI" style:base-cell-address="'Niveau 2'.Q11"/>
    </style:style>
    <style:style style:name="ce39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2"/>
      <style:map style:condition="is-true-formula(IF([.Q11]=0))" style:apply-style-name="VRAI" style:base-cell-address="'Niveau 2'.Q12"/>
    </style:style>
    <style:style style:name="ce39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2'.Q15"/>
      <style:map style:condition="is-true-formula(IF([.Q14]=1))" style:apply-style-name="FAUX" style:base-cell-address="'Niveau 2'.Q15"/>
    </style:style>
    <style:style style:name="ce3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1"/>
      <style:map style:condition="is-true-formula(IF([.R11]=0))" style:apply-style-name="VRAI" style:base-cell-address="'Niveau 2'.R11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2"/>
      <style:map style:condition="is-true-formula(IF([.R11]=0))" style:apply-style-name="VRAI" style:base-cell-address="'Niveau 2'.R12"/>
    </style:style>
    <style:style style:name="ce39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2'.R15"/>
      <style:map style:condition="is-true-formula(IF([.R14]=1))" style:apply-style-name="FAUX" style:base-cell-address="'Niveau 2'.R15"/>
    </style:style>
    <style:style style:name="ce3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1"/>
      <style:map style:condition="is-true-formula(IF([.S11]=0))" style:apply-style-name="VRAI" style:base-cell-address="'Niveau 2'.S11"/>
    </style:style>
    <style:style style:name="ce4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2"/>
      <style:map style:condition="is-true-formula(IF([.S11]=0))" style:apply-style-name="VRAI" style:base-cell-address="'Niveau 2'.S12"/>
    </style:style>
    <style:style style:name="ce4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1"/>
      <style:map style:condition="is-true-formula(IF([.T11]=0))" style:apply-style-name="VRAI" style:base-cell-address="'Niveau 2'.T11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2"/>
      <style:map style:condition="is-true-formula(IF([.T11]=0))" style:apply-style-name="VRAI" style:base-cell-address="'Niveau 2'.T12"/>
    </style:style>
    <style:style style:name="ce4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1"/>
      <style:map style:condition="is-true-formula(IF([.U11]=0))" style:apply-style-name="VRAI" style:base-cell-address="'Niveau 2'.U11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2"/>
      <style:map style:condition="is-true-formula(IF([.U11]=0))" style:apply-style-name="VRAI" style:base-cell-address="'Niveau 2'.U12"/>
    </style:style>
    <style:style style:name="ce4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1"/>
      <style:map style:condition="is-true-formula(IF([.V11]=0))" style:apply-style-name="VRAI" style:base-cell-address="'Niveau 2'.V11"/>
    </style:style>
    <style:style style:name="ce4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2"/>
      <style:map style:condition="is-true-formula(IF([.V11]=0))" style:apply-style-name="VRAI" style:base-cell-address="'Niveau 2'.V12"/>
    </style:style>
    <style:style style:name="ce4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1"/>
      <style:map style:condition="is-true-formula(IF([.W11]=0))" style:apply-style-name="VRAI" style:base-cell-address="'Niveau 2'.W11"/>
    </style:style>
    <style:style style:name="ce4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2"/>
      <style:map style:condition="is-true-formula(IF([.W11]=0))" style:apply-style-name="VRAI" style:base-cell-address="'Niveau 2'.W12"/>
    </style:style>
    <style:style style:name="ce41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3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6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68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84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85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6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6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89" style:family="table-cell" style:parent-style-name="Default" style:data-style-name="N147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9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57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1"/>
      <style:map style:condition="is-true-formula(IF([.M11]=0))" style:apply-style-name="VRAI" style:base-cell-address="'Niveau 4'.M11"/>
    </style:style>
    <style:style style:name="ce5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7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4'.N11"/>
      <style:map style:condition="is-true-formula(IF([.N11]=0))" style:apply-style-name="VRAI" style:base-cell-address="'Niveau 4'.N11"/>
    </style:style>
    <style:style style:name="ce6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4'.O11"/>
      <style:map style:condition="is-true-formula(IF([.O11]=0))" style:apply-style-name="VRAI" style:base-cell-address="'Niveau 4'.O11"/>
    </style:style>
    <style:style style:name="ce6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59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9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4'.P11"/>
      <style:map style:condition="is-true-formula(IF([.P11]=0))" style:apply-style-name="VRAI" style:base-cell-address="'Niveau 4'.P11"/>
    </style:style>
    <style:style style:name="ce615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60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4'.Q11"/>
      <style:map style:condition="is-true-formula(IF([.Q11]=0))" style:apply-style-name="VRAI" style:base-cell-address="'Niveau 4'.Q11"/>
    </style:style>
    <style:style style:name="ce6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4'.R11"/>
      <style:map style:condition="is-true-formula(IF([.R11]=0))" style:apply-style-name="VRAI" style:base-cell-address="'Niveau 4'.R11"/>
    </style:style>
    <style:style style:name="ce6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4'.S11"/>
      <style:map style:condition="is-true-formula(IF([.S11]=0))" style:apply-style-name="VRAI" style:base-cell-address="'Niveau 4'.S11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694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4'.T11"/>
      <style:map style:condition="is-true-formula(IF([.T11]=0))" style:apply-style-name="VRAI" style:base-cell-address="'Niveau 4'.T11"/>
    </style:style>
    <style:style style:name="ce6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4'.U11"/>
      <style:map style:condition="is-true-formula(IF([.U11]=0))" style:apply-style-name="VRAI" style:base-cell-address="'Niveau 4'.U11"/>
    </style:style>
    <style:style style:name="ce62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4'.V11"/>
      <style:map style:condition="is-true-formula(IF([.V11]=0))" style:apply-style-name="VRAI" style:base-cell-address="'Niveau 4'.V11"/>
    </style:style>
    <style:style style:name="ce6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4'.W11"/>
      <style:map style:condition="is-true-formula(IF([.W11]=0))" style:apply-style-name="VRAI" style:base-cell-address="'Niveau 4'.W11"/>
    </style:style>
    <style:style style:name="ce6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4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61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7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6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87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8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8"/>
      <style:map style:condition="is-true-formula(IF([.B18]=0))" style:apply-style-name="VRAI" style:base-cell-address="'Niveau 6'.B18"/>
    </style:style>
    <style:style style:name="ce8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9"/>
      <style:map style:condition="is-true-formula(IF([.B18]=0))" style:apply-style-name="VRAI" style:base-cell-address="'Niveau 6'.B19"/>
    </style:style>
    <style:style style:name="ce87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8"/>
      <style:map style:condition="is-true-formula(IF([.C18]=0))" style:apply-style-name="VRAI" style:base-cell-address="'Niveau 6'.C18"/>
    </style:style>
    <style:style style:name="ce87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9"/>
      <style:map style:condition="is-true-formula(IF([.C18]=0))" style:apply-style-name="VRAI" style:base-cell-address="'Niveau 6'.C19"/>
    </style:style>
    <style:style style:name="ce87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8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84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8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8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5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86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64" style:family="table-cell" style:parent-style-name="Default">
      <style:table-cell-properties fo:border-bottom="0.06pt solid #000000" fo:border-left="none" fo:border-right="none" fo:border-top="0.06pt solid #000000"/>
    </style:style>
    <style:style style:name="ce8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8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89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9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9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9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9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9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9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9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57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27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93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3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38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4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94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9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5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6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7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95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100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5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ce108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8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85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8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50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1088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0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1090" style:family="table-cell" style:parent-style-name="Default">
      <style:table-cell-properties style:cell-protect="protected" style:print-content="true"/>
      <style:text-properties style:font-name="Times New Roman1"/>
    </style:style>
    <style:style style:name="ce1054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9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4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5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6" style:family="table-cell" style:parent-style-name="Default">
      <style:table-cell-properties style:cell-protect="hidden-and-protected" style:print-content="true"/>
      <style:text-properties style:font-name="Times New Roman1" fo:font-size="6pt" style:font-size-asian="6pt" style:font-size-complex="6pt"/>
    </style:style>
    <style:style style:name="ce10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8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05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09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2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27" style:family="table-cell" style:parent-style-name="Default">
      <style:table-cell-properties style:cell-protect="hidden-and-protected" style:print-content="true" fo:background-color="transparent"/>
      <style:text-properties style:font-name="Times New Roman1"/>
    </style:style>
    <style:style style:name="ce112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6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36pt" style:font-size-asian="36pt" style:font-size-complex="36pt"/>
    </style:style>
    <style:style style:name="ce1130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6pt" style:font-size-asian="36pt" style:font-size-complex="36pt"/>
    </style:style>
    <style:style style:name="ce254" style:family="table-cell" style:parent-style-name="Default">
      <style:table-cell-properties style:cell-protect="protected" style:print-content="true"/>
    </style:style>
    <style:style style:name="ce1131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7" style:family="graphic">
      <style:graphic-properties svg:stroke-width="0.5mm" svg:stroke-color="#000000" draw:marker-start-width="3.3mm" draw:marker-end-width="3.3mm" draw:textarea-horizontal-align="center" draw:textarea-vertical-align="middle" fo:padding-top="0.25mm" fo:padding-bottom="0.25mm" fo:padding-left="0.25mm" fo:padding-right="0.25mm"/>
    </style:style>
    <style:style style:name="gr8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f10d0c"/>
    </style:style>
    <style:style style:name="T1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4.96mm" svg:height="15mm" svg:x="200.22mm" svg:y="11mm" draw:control="control1"/>
          <draw:control draw:z-index="1" draw:style-name="gr1" draw:text-style-name="P1" svg:width="114.96mm" svg:height="15mm" svg:x="200mm" svg:y="35.12mm" draw:control="control2"/>
          <draw:g draw:z-index="4">
            <draw:frame draw:name="Image 4" draw:style-name="gr2" draw:text-style-name="P2" svg:width="212.49mm" svg:height="17.62mm" svg:x="0mm" svg:y="173.31mm">
              <draw:image xlink:href="Pictures/1000000000000320000000428F474EB35C12A5AE.png" xlink:type="simple" xlink:show="embed" xlink:actuate="onLoad" loext:mime-type="image/png">
                <text:p/>
              </draw:image>
            </draw:frame>
            <draw:line draw:style-name="gr3" draw:text-style-name="P3" svg:x1="96.95mm" svg:y1="187.18mm" svg:x2="90mm" svg:y2="195.5mm">
              <text:p/>
            </draw:line>
            <draw:line draw:style-name="gr3" draw:text-style-name="P3" svg:x1="206.19mm" svg:y1="177.27mm" svg:x2="155mm" svg:y2="196.46mm">
              <text:p/>
            </draw:line>
          </draw:g>
        </table:shapes>
        <table:table-column table:style-name="co1" table:number-columns-repeated="64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55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55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54"/>
        </table:table-row>
        <table:table-row table:style-name="ro4">
          <table:table-cell table:style-name="ce9" table:number-columns-repeated="8"/>
          <table:table-cell table:number-columns-repeated="56"/>
        </table:table-row>
        <table:table-row table:style-name="ro4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56"/>
        </table:table-row>
        <table:table-row table:style-name="ro4">
          <table:covered-table-cell table:style-name="ce14"/>
          <table:covered-table-cell table:number-columns-repeated="7" table:style-name="ce9"/>
          <table:table-cell table:number-columns-repeated="56"/>
        </table:table-row>
        <table:table-row table:style-name="ro4">
          <table:table-cell table:style-name="ce14"/>
          <table:table-cell table:style-name="ce9" table:number-columns-repeated="7"/>
          <table:table-cell table:number-columns-repeated="56"/>
        </table:table-row>
        <table:table-row table:style-name="ro4">
          <table:table-cell table:style-name="ce15"/>
          <table:table-cell table:style-name="ce39" table:number-columns-repeated="7"/>
          <table:table-cell table:number-columns-repeated="56"/>
        </table:table-row>
        <table:table-row table:style-name="ro4">
          <table:table-cell/>
          <table:table-cell>
            <draw:control table:end-cell-address="Aide.D26" table:end-x="1.93mm" table:end-y="1.68mm" draw:z-index="2" draw:style-name="gr4" draw:text-style-name="P4" svg:width="33.81mm" svg:height="6.97mm" svg:x="13.28mm" svg:y="4.5mm" draw:control="control3"/>
          </table:table-cell>
          <table:table-cell table:number-columns-repeated="2"/>
          <table:table-cell>
            <draw:control table:end-cell-address="Aide.F26" table:end-x="14.08mm" table:end-y="2.09mm" draw:z-index="3" draw:style-name="gr4" draw:text-style-name="P4" svg:width="34.98mm" svg:height="7.38mm" svg:x="1.69mm" svg:y="4.5mm" draw:control="control4"/>
          </table:table-cell>
          <table:table-cell table:number-columns-repeated="5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57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19"/>
          <table:table-cell table:number-columns-repeated="63"/>
        </table:table-row>
        <table:table-row table:style-name="ro4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63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20"/>
          <table:table-cell table:number-columns-repeated="6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58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Niveau 1" table:style-name="ta2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0mm" svg:y1="4.95mm" svg:x2="60mm" svg:y2="21.09mm">
            <text:p/>
          </draw:line>
          <draw:line draw:z-index="1" draw:style-name="gr6" draw:text-style-name="P3" svg:x1="85.37mm" svg:y1="5.29mm" svg:x2="85.37mm" svg:y2="21.43mm">
            <text:p/>
          </draw:line>
          <draw:line draw:z-index="2" draw:style-name="gr7" draw:text-style-name="P3" svg:x1="165.64mm" svg:y1="59.29mm" svg:x2="165.64mm" svg:y2="103.6mm">
            <text:p/>
          </draw:line>
          <draw:line draw:z-index="3" draw:style-name="gr7" draw:text-style-name="P3" svg:x1="247.22mm" svg:y1="59.31mm" svg:x2="247.22mm" svg:y2="103.43mm">
            <text:p/>
          </draw:line>
          <draw:control draw:z-index="4" draw:style-name="gr4" draw:text-style-name="P5" svg:width="40.19mm" svg:height="16.8mm" svg:x="415.9mm" svg:y="5.82mm" draw:control="control5"/>
          <draw:control draw:z-index="5" draw:style-name="gr4" draw:text-style-name="P5" svg:width="39.9mm" svg:height="16.8mm" svg:x="360.65mm" svg:y="6.17mm" draw:control="control6"/>
          <draw:line draw:z-index="6" draw:style-name="gr7" draw:text-style-name="P3" svg:x1="165.87mm" svg:y1="133.74mm" svg:x2="165.87mm" svg:y2="178.37mm">
            <text:p/>
          </draw:line>
          <draw:line draw:z-index="7" draw:style-name="gr7" draw:text-style-name="P3" svg:x1="246.82mm" svg:y1="134.32mm" svg:x2="247.36mm" svg:y2="178.37mm">
            <text:p/>
          </draw:line>
          <draw:control draw:z-index="8" draw:style-name="gr1" draw:text-style-name="P1" svg:width="70mm" svg:height="15mm" svg:x="8.58mm" svg:y="191.39mm" draw:control="control7"/>
          <draw:control draw:z-index="9" draw:style-name="gr1" draw:text-style-name="P1" svg:width="114.96mm" svg:height="15mm" svg:x="88.75mm" svg:y="190.78m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7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205"/>
          <table:table-cell table:style-name="ce97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97"/>
          <table:covered-table-cell table:style-name="ce205"/>
          <table:table-cell table:style-name="ce97" table:number-columns-repeated="3"/>
          <table:table-cell table:style-name="ce141"/>
          <table:table-cell table:style-name="ce97"/>
          <table:covered-table-cell table:style-name="ce97"/>
          <table:covered-table-cell table:style-name="ce210"/>
          <table:covered-table-cell table:style-name="ce97"/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10"/>
          <table:table-cell table:style-name="ce10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+29)(x-16) = 0" calcext:value-type="string" table:number-columns-spanned="3" table:number-rows-spanned="1">
            <text:p>(x+29)(x-16) = 0</text:p>
          </table:table-cell>
          <table:covered-table-cell table:style-name="ce214"/>
          <table:covered-table-cell table:style-name="ce232"/>
          <table:table-cell table:style-name="ce85" table:number-columns-repeated="12"/>
          <table:table-cell table:number-columns-repeated="35"/>
        </table:table-row>
        <table:table-row table:style-name="ro6">
          <table:table-cell table:style-name="ce60" table:formula="of:=[$Données.A44]" office:value-type="string" office:string-value="Signe de (x+29)" calcext:value-type="string">
            <text:p>Signe de (x+29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0"/>
          <table:table-cell table:style-name="ce181" table:number-columns-repeated="3"/>
          <table:table-cell table:style-name="ce202"/>
          <table:table-cell table:style-name="ce85" table:number-columns-repeated="12"/>
          <table:table-cell table:number-columns-repeated="35"/>
        </table:table-row>
        <table:table-row table:style-name="ro6">
          <table:table-cell table:style-name="ce60" table:formula="of:=[$Données.A45]" office:value-type="string" office:string-value="Signe de (x-16)" calcext:value-type="string">
            <text:p>Signe de (x-16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85" table:number-columns-repeated="12"/>
          <table:table-cell table:number-columns-repeated="35"/>
        </table:table-row>
        <table:table-row table:style-name="ro6">
          <table:table-cell table:style-name="ce60" table:formula="of:=[$Données.A46]" office:value-type="string" office:string-value="Signe de (x+29)(x-16)" calcext:value-type="string">
            <text:p>Signe de (x+29)(x-16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152" table:formula="of:=IF(AND([.$X$1];[.$X$2];[$Synthèse.$G$1]);[$Données.B49];&quot;&quot;)">
            <text:p/>
          </table:table-cell>
          <table:table-cell table:style-name="ce179" table:formula="of:=IF(AND([.$X$1];[.$X$2];[$Synthèse.$G$1]);[$Données.C49];&quot;&quot;)">
            <text:p/>
          </table:table-cell>
          <table:table-cell table:style-name="ce196" table:formula="of:=IF(AND([.$X$1];[.$X$2];[$Synthèse.$G$1]);[$Données.D49];&quot;&quot;)">
            <text:p/>
          </table:table-cell>
          <table:table-cell table:style-name="ce219" table:formula="of:=IF(AND([.$X$1];[.$X$2];[$Synthèse.$G$1]);[$Données.E49];&quot;&quot;)">
            <text:p/>
          </table:table-cell>
          <table:table-cell table:style-name="ce236" table:formula="of:=IF(AND([.$X$1];[.$X$2];[$Synthèse.$G$1]);[$Données.F49];&quot;&quot;)">
            <text:p/>
          </table:table-cell>
          <table:table-cell table:style-name="ce85" table:number-columns-repeated="12"/>
          <table:table-cell table:number-columns-repeated="35"/>
        </table:table-row>
        <table:table-row table:style-name="ro6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G$1]);[$Données.C43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35" table:formula="of:=IF(AND([.$X$1];[.$X$2];[$Synthèse.$G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5"/>
          <table:table-cell table:style-name="ce318" table:formula="of:=[$Données.H56]" office:value-type="string" office:string-value="(x+29)(x-16) &lt; 0" calcext:value-type="string" table:number-columns-spanned="4" table:number-rows-spanned="1">
            <text:p>(x+29)(x-16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number-columns-repeated="41"/>
        </table:table-row>
        <table:table-row table:style-name="ro6">
          <table:table-cell table:style-name="ce67" table:formula="of:=[.A5]" office:value-type="string" office:string-value="Signe de (x+29)" calcext:value-type="string">
            <text:p>Signe de (x+29)</text:p>
          </table:table-cell>
          <table:table-cell table:style-name="ce95" table:formula="of:=IF(AND([.$X$1];[.$X$2];[$Synthèse.$G$1]);[$Données.B44];&quot;&quot;)">
            <text:p/>
          </table:table-cell>
          <table:table-cell table:style-name="ce135" table:formula="of:=IF(AND([.$X$1];[.$X$2];[$Synthèse.$G$1]);[Données.C44];&quot;&quot;)" table:number-columns-spanned="2" table:number-rows-spanned="1">
            <text:p/>
          </table:table-cell>
          <table:covered-table-cell table:style-name="ce135" table:formula="of:=IF([.$X$2];['Niveau 6'.J46];&quot;&quot;)">
            <text:p/>
          </table:covered-table-cell>
          <table:table-cell table:style-name="ce105" table:formula="of:=IF(AND([.$X$1];[.$X$2];[$Synthèse.$G$1]);[Données.E44];&quot;&quot;)">
            <text:p/>
          </table:table-cell>
          <table:table-cell table:style-name="ce135" table:formula="of:=IF(AND([.$X$1];[.$X$2];[$Synthèse.$G$1]);[$Données.F44];&quot;&quot;)" table:number-columns-spanned="2" table:number-rows-spanned="1">
            <text:p/>
          </table:table-cell>
          <table:covered-table-cell table:style-name="ce135" table:formula="of:=IF([.$X$2];['Niveau 6'.M46];&quot;&quot;)">
            <text:p/>
          </table:covered-table-cell>
          <table:table-cell table:style-name="ce123" table:formula="of:=IF(AND([.$X$1];[.$X$2];[$Synthèse.$G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6">
          <table:table-cell table:style-name="ce67" table:formula="of:=[.A6]" office:value-type="string" office:string-value="Signe de (x-16)" calcext:value-type="string">
            <text:p>Signe de (x-16)</text:p>
          </table:table-cell>
          <table:table-cell table:style-name="ce95" table:formula="of:=IF(AND([.$X$1];[.$X$2];[$Synthèse.$G$1]);[$Données.B45];&quot;&quot;)">
            <text:p/>
          </table:table-cell>
          <table:table-cell table:style-name="ce135" table:formula="of:=IF(AND([.$X$1];[.$X$2];[$Synthèse.$G$1]);[Données.C45];&quot;&quot;)" table:number-columns-spanned="2" table:number-rows-spanned="1">
            <text:p/>
          </table:table-cell>
          <table:covered-table-cell table:style-name="ce135" table:formula="of:=IF([.$X$2];['Niveau 6'.J47];&quot;&quot;)">
            <text:p/>
          </table:covered-table-cell>
          <table:table-cell table:style-name="ce105" table:formula="of:=IF(AND([.$X$1];[.$X$2];[$Synthèse.$G$1]);[Données.E45];&quot;&quot;)">
            <text:p/>
          </table:table-cell>
          <table:table-cell table:style-name="ce135" table:formula="of:=IF(AND([.$X$1];[.$X$2];[$Synthèse.$G$1]);[$Données.F45];&quot;&quot;)" table:number-columns-spanned="2" table:number-rows-spanned="1">
            <text:p/>
          </table:table-cell>
          <table:covered-table-cell table:style-name="ce135" table:formula="of:=IF([.$X$2];['Niveau 6'.M47];&quot;&quot;)">
            <text:p/>
          </table:covered-table-cell>
          <table:table-cell table:style-name="ce123" table:formula="of:=IF(AND([.$X$1];[.$X$2];[$Synthèse.$G$1]);[Données.H45];&quot;&quot;)">
            <text:p/>
          </table:table-cell>
          <table:table-cell table:style-name="ce130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6">
          <table:table-cell table:style-name="ce67" table:formula="of:=[.A7]" office:value-type="string" office:string-value="Signe de (x+29)(x-16)" calcext:value-type="string">
            <text:p>Signe de (x+29)(x-16)</text:p>
          </table:table-cell>
          <table:table-cell table:style-name="ce95" table:formula="of:=IF(AND([.$X$1];[.$X$2];[$Synthèse.$G$1]);[$Données.B46];&quot;&quot;)">
            <text:p/>
          </table:table-cell>
          <table:table-cell table:style-name="ce135" table:formula="of:=IF(AND([.$X$1];[.$X$2];[$Synthèse.$G$1]);[Données.C46];&quot;&quot;)" table:number-columns-spanned="2" table:number-rows-spanned="1">
            <text:p/>
          </table:table-cell>
          <table:covered-table-cell table:style-name="ce135" table:formula="of:=IF([.$X$2];['Niveau 6'.J48];&quot;&quot;)">
            <text:p/>
          </table:covered-table-cell>
          <table:table-cell table:style-name="ce105" table:formula="of:=IF(AND([.$X$1];[.$X$2];[$Synthèse.$G$1]);[Données.E46];&quot;&quot;)">
            <text:p/>
          </table:table-cell>
          <table:table-cell table:style-name="ce135" table:formula="of:=IF(AND([.$X$1];[.$X$2];[$Synthèse.$G$1]);[$Données.F46];&quot;&quot;)" table:number-columns-spanned="2" table:number-rows-spanned="1">
            <text:p/>
          </table:table-cell>
          <table:covered-table-cell table:style-name="ce135" table:formula="of:=IF([.$X$2];['Niveau 6'.M48];&quot;&quot;)">
            <text:p/>
          </table:covered-table-cell>
          <table:table-cell table:style-name="ce123" table:formula="of:=IF(AND([.$X$1];[.$X$2];[$Synthèse.$G$1]);[Données.H46];&quot;&quot;)">
            <text:p/>
          </table:table-cell>
          <table:table-cell table:style-name="ce131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161" table:formula="of:=IF(AND([.$X$1];[.$X$2];[$Synthèse.$G$1]);[$Données.B58];&quot;&quot;)">
            <text:p/>
          </table:table-cell>
          <table:table-cell table:style-name="ce186" table:formula="of:=IF(AND([.$X$1];[.$X$2];[$Synthèse.$G$1]);[$Données.C58];&quot;&quot;)">
            <text:p/>
          </table:table-cell>
          <table:table-cell table:style-name="ce207" table:formula="of:=IF(AND([.$X$1];[.$X$2];[$Synthèse.$G$1]);[$Données.D58];&quot;&quot;)">
            <text:p/>
          </table:table-cell>
          <table:table-cell table:style-name="ce228" table:formula="of:=IF(AND([.$X$1];[.$X$2];[$Synthèse.$G$1]);[$Données.E58];&quot;&quot;)">
            <text:p/>
          </table:table-cell>
          <table:table-cell table:style-name="ce239" table:formula="of:=IF(AND([.$X$1];[.$X$2];[$Synthèse.$G$1]);[$Données.F58];&quot;&quot;)">
            <text:p/>
          </table:table-cell>
          <table:table-cell table:style-name="ce247" table:formula="of:=IF(AND([.$X$1];[.$X$2];[$Synthèse.$G$1]);[$Données.G58];&quot;&quot;)">
            <text:p/>
          </table:table-cell>
          <table:table-cell table:style-name="ce250" table:formula="of:=IF(AND([.$X$1];[.$X$2];[$Synthèse.$G$1]);[$Données.H58];&quot;&quot;)">
            <text:p/>
          </table:table-cell>
          <table:table-cell table:style-name="ce258" table:formula="of:=IF(AND([.$X$1];[.$X$2];[$Synthèse.$G$1]);[$Données.I58];&quot;&quot;)">
            <text:p/>
          </table:table-cell>
          <table:table-cell table:style-name="ce262" table:formula="of:=IF(AND([.$X$1];[.$X$2];[$Synthèse.$G$1]);[$Données.J58];&quot;&quot;)">
            <text:p/>
          </table:table-cell>
          <table:table-cell table:style-name="ce268" table:formula="of:=IF(AND([.$X$1];[.$X$2];[$Synthèse.$G$1]);[$Données.K58];&quot;&quot;)">
            <text:p/>
          </table:table-cell>
          <table:table-cell table:style-name="ce274" table:formula="of:=IF(AND([.$X$1];[.$X$2];[$Synthèse.$G$1]);[$Données.L58];&quot;&quot;)">
            <text:p/>
          </table:table-cell>
          <table:table-cell table:number-columns-repeated="41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85" table:number-columns-repeated="2"/>
          <table:table-cell table:number-columns-repeated="7"/>
          <table:table-cell table:style-name="ce85"/>
          <table:table-cell table:style-name="ce260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85"/>
          <table:table-cell table:style-name="ce70" table:number-columns-repeated="22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0mm" svg:y1="4.95mm" svg:x2="60mm" svg:y2="21.09mm">
            <text:p/>
          </draw:line>
          <draw:line draw:z-index="1" draw:style-name="gr6" draw:text-style-name="P3" svg:x1="85.37mm" svg:y1="5.29mm" svg:x2="85.37mm" svg:y2="21.43mm">
            <text:p/>
          </draw:line>
          <draw:control draw:z-index="2" draw:style-name="gr4" draw:text-style-name="P5" svg:width="40.19mm" svg:height="16.8mm" svg:x="394.44mm" svg:y="5.82mm" draw:control="control9"/>
          <draw:control draw:z-index="3" draw:style-name="gr4" draw:text-style-name="P5" svg:width="39.9mm" svg:height="16.8mm" svg:x="331.24mm" svg:y="5.67mm" draw:control="control10"/>
          <draw:line draw:z-index="4" draw:style-name="gr7" draw:text-style-name="P3" svg:x1="161.32mm" svg:y1="59.47mm" svg:x2="161.32mm" svg:y2="89.03mm">
            <text:p/>
          </draw:line>
          <draw:line draw:z-index="5" draw:style-name="gr7" draw:text-style-name="P3" svg:x1="224.64mm" svg:y1="59.49mm" svg:x2="224.64mm" svg:y2="89.43mm">
            <text:p/>
          </draw:line>
          <draw:line draw:z-index="6" draw:style-name="gr7" draw:text-style-name="P3" svg:x1="162.4mm" svg:y1="133.87mm" svg:x2="162.4mm" svg:y2="163.55mm">
            <text:p/>
          </draw:line>
          <draw:line draw:z-index="7" draw:style-name="gr7" draw:text-style-name="P3" svg:x1="224.61mm" svg:y1="133.59mm" svg:x2="224.82mm" svg:y2="163.05mm">
            <text:p/>
          </draw:line>
          <draw:control draw:z-index="8" draw:style-name="gr1" draw:text-style-name="P1" svg:width="70mm" svg:height="15mm" svg:x="4mm" svg:y="192.57mm" draw:control="control11"/>
          <draw:control draw:z-index="9" draw:style-name="gr1" draw:text-style-name="P1" svg:width="114.96mm" svg:height="15mm" svg:x="85.16mm" svg:y="192.58m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5"/>
          <table:table-cell table:style-name="ce97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44"/>
          <table:covered-table-cell table:style-name="ce355"/>
          <table:table-cell table:style-name="ce97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7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35"/>
          <table:table-cell table:style-name="ce13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6) / (-x+2) = 0" calcext:value-type="string" table:number-columns-spanned="3" table:number-rows-spanned="1">
            <text:p>(x-26) / (-x+2) = 0</text:p>
          </table:table-cell>
          <table:covered-table-cell table:style-name="ce214"/>
          <table:covered-table-cell table:style-name="ce232"/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3]" office:value-type="string" office:string-value="(x-26)" calcext:value-type="string">
            <text:p>(x-26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0"/>
          <table:table-cell table:style-name="ce181" table:number-columns-repeated="3"/>
          <table:table-cell table:style-name="ce202"/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4]" office:value-type="string" office:string-value="(-x+2)" calcext:value-type="string">
            <text:p>(-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357" table:formula="of:=IF(ISBLANK([.M5]);&quot;&quot;;IF(AND([.$X$1];[$Synthèse.$G$1]);IF([.M5]=[$Données.B78];1;0);&quot;&quot;))">
            <text:p/>
          </table:table-cell>
          <table:table-cell table:style-name="ce364" table:formula="of:=IF(ISBLANK([.N5]);&quot;&quot;;IF(AND([.$X$1];[$Synthèse.$G$1]);IF([.N5]=[$Données.C78];1;0);&quot;&quot;))">
            <text:p/>
          </table:table-cell>
          <table:table-cell table:style-name="ce368" table:formula="of:=IF(ISBLANK([.O5]);&quot;&quot;;IF(AND([.$X$1];[$Synthèse.$G$1]);IF([.O5]=[$Données.D78];1;0);&quot;&quot;))">
            <text:p/>
          </table:table-cell>
          <table:table-cell table:style-name="ce375" table:formula="of:=IF(ISBLANK([.P5]);&quot;&quot;;IF(AND([.$X$1];[$Synthèse.$G$1]);IF([.P5]=[$Données.E78];1;0);&quot;&quot;))">
            <text:p/>
          </table:table-cell>
          <table:table-cell table:style-name="ce384" table:formula="of:=IF(ISBLANK([.Q5]);&quot;&quot;;IF([.$X$1];IF([.Q5]=[$Données.F78];1;0);&quot;&quot;))">
            <text:p/>
          </table:table-cell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5]" office:value-type="string" office:string-value="Signe de (x-26) / (-x+2)" calcext:value-type="string">
            <text:p>Signe de (x-26) / (-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359" table:formula="of:=IF(AND([.$X$1];[.$X$2];[$Synthèse.$G$1]);[$Données.B78];&quot;&quot;)">
            <text:p/>
          </table:table-cell>
          <table:table-cell table:style-name="ce365" table:formula="of:=IF(AND([.$X$1];[.$X$2];[$Synthèse.$G$1]);[$Données.C78];&quot;&quot;)">
            <text:p/>
          </table:table-cell>
          <table:table-cell table:style-name="ce369" table:formula="of:=IF(AND([.$X$1];[.$X$2];[$Synthèse.$G$1]);[$Données.D78];&quot;&quot;)">
            <text:p/>
          </table:table-cell>
          <table:table-cell table:style-name="ce369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G$1]);[Données.C72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35"/>
          <table:table-cell table:style-name="ce135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5"/>
          <table:table-cell table:style-name="ce318" table:formula="of:=[$Données.H85]" office:value-type="string" office:string-value="(x-26) / (-x+2) ≥ 0" calcext:value-type="string" table:number-columns-spanned="4" table:number-rows-spanned="1">
            <text:p>(x-26) / (-x+2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5]" office:value-type="string" office:string-value="(x-26)" calcext:value-type="string">
            <text:p>(x-26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135" table:formula="of:=IF(AND([.$X$1];[.$X$2];[$Synthèse.$G$1]);[Données.C73];&quot;&quot;)" table:number-columns-spanned="2" table:number-rows-spanned="1">
            <text:p/>
          </table:table-cell>
          <table:covered-table-cell table:style-name="ce135" table:formula="of:=IF([.B10]&lt;&gt;&quot;&quot;;IF(VALUE(COM.MICROSOFT.CONCAT(#REF!;[.B10]))=-#REF!;0;&quot;&quot;);&quot;&quot;)">
            <text:p/>
          </table:covered-table-cell>
          <table:table-cell table:style-name="ce135" table:formula="of:=IF(AND([.$X$1];[.$X$2];[$Synthèse.$G$1]);[Données.E73];&quot;&quot;)">
            <text:p/>
          </table:table-cell>
          <table:table-cell table:style-name="ce135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6]" office:value-type="string" office:string-value="(-x+2)" calcext:value-type="string">
            <text:p>(-x+2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135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G$1]);[Données.E74];&quot;&quot;)">
            <text:p/>
          </table:table-cell>
          <table:table-cell table:style-name="ce135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376" table:formula="of:=IF(ISBLANK([.M10]);&quot;&quot;;IF(AND([.$X$1];[$Synthèse.$G$1]);IF([.M10]=[$Données.B86];1;0);&quot;&quot;))">
            <text:p/>
          </table:table-cell>
          <table:table-cell table:style-name="ce381" table:formula="of:=IF(ISBLANK([.N10]);&quot;&quot;;IF(AND([.$X$1];[$Synthèse.$G$1]);IF([.N10]=[$Données.C86];1;0);&quot;&quot;))">
            <text:p/>
          </table:table-cell>
          <table:table-cell table:style-name="ce385" table:formula="of:=IF(ISBLANK([.O10]);&quot;&quot;;IF(AND([.$X$1];[$Synthèse.$G$1]);IF([.O10]=[$Données.D86];1;0);&quot;&quot;))">
            <text:p/>
          </table:table-cell>
          <table:table-cell table:style-name="ce379" table:formula="of:=IF(ISBLANK([.P10]);&quot;&quot;;IF(AND([.$X$1];[$Synthèse.$G$1]);IF([.P10]=[$Données.E86];1;0);&quot;&quot;))">
            <text:p/>
          </table:table-cell>
          <table:table-cell table:style-name="ce389" table:formula="of:=IF(ISBLANK([.Q10]);&quot;&quot;;IF(AND([.$X$1];[$Synthèse.$G$1]);IF([.Q10]=[$Données.F86];1;0);&quot;&quot;))">
            <text:p/>
          </table:table-cell>
          <table:table-cell table:style-name="ce395" table:formula="of:=IF(ISBLANK([.R10]);&quot;&quot;;IF(AND([.$X$1];[$Synthèse.$G$1]);IF([.R10]=[$Données.G86];1;0);&quot;&quot;))">
            <text:p/>
          </table:table-cell>
          <table:table-cell table:style-name="ce399" table:formula="of:=IF(ISBLANK([.S10]);&quot;&quot;;IF(AND([.$X$1];[$Synthèse.$G$1]);IF([.S10]=[$Données.H86];1;0);&quot;&quot;))">
            <text:p/>
          </table:table-cell>
          <table:table-cell table:style-name="ce403" table:formula="of:=IF(ISBLANK([.T10]);&quot;&quot;;IF(AND([.$X$1];[$Synthèse.$G$1]);IF([.T10]=[$Données.I86];1;0);&quot;&quot;))">
            <text:p/>
          </table:table-cell>
          <table:table-cell table:style-name="ce405" table:formula="of:=IF(ISBLANK([.U10]);&quot;&quot;;IF(AND([.$X$1];[$Synthèse.$G$1]);IF([.U10]=[$Données.J86];1;0);&quot;&quot;))">
            <text:p/>
          </table:table-cell>
          <table:table-cell table:style-name="ce408" table:formula="of:=IF(ISBLANK([.V10]);&quot;&quot;;IF(AND([.$X$1];[$Synthèse.$G$1]);IF([.V10]=[$Données.K86];1;0);&quot;&quot;))">
            <text:p/>
          </table:table-cell>
          <table:table-cell table:style-name="ce412" table:formula="of:=IF(ISBLANK([.W10]);&quot;&quot;;IF(AND([.$X$1];[$Synthèse.$G$1]);IF([.W10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7]" office:value-type="string" office:string-value="Signe de (x-26) / (-x+2)" calcext:value-type="string">
            <text:p>Signe de (x-26) / (-x+2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135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G$1]);[Données.E75];&quot;&quot;)">
            <text:p/>
          </table:table-cell>
          <table:table-cell table:style-name="ce135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377" table:formula="of:=IF(AND([.$X$1];[.$X$2];[$Synthèse.$G$1]);[$Données.B87];&quot;&quot;)">
            <text:p/>
          </table:table-cell>
          <table:table-cell table:style-name="ce382" table:formula="of:=IF(AND([.$X$1];[.$X$2];[$Synthèse.$G$1]);[$Données.C87];&quot;&quot;)">
            <text:p/>
          </table:table-cell>
          <table:table-cell table:style-name="ce386" table:formula="of:=IF(AND([.$X$1];[.$X$2];[$Synthèse.$G$1]);[$Données.D87];&quot;&quot;)">
            <text:p/>
          </table:table-cell>
          <table:table-cell table:style-name="ce380" table:formula="of:=IF(AND([.$X$1];[.$X$2];[$Synthèse.$G$1]);[$Données.E87];&quot;&quot;)">
            <text:p/>
          </table:table-cell>
          <table:table-cell table:style-name="ce392" table:formula="of:=IF(AND([.$X$1];[.$X$2];[$Synthèse.$G$1]);[$Données.F87];&quot;&quot;)">
            <text:p/>
          </table:table-cell>
          <table:table-cell table:style-name="ce402" table:formula="of:=IF(AND([.$X$1];[.$X$2];[$Synthèse.$G$1]);[$Données.G87];&quot;&quot;)">
            <text:p/>
          </table:table-cell>
          <table:table-cell table:style-name="ce400" table:formula="of:=IF(AND([.$X$1];[.$X$2];[$Synthèse.$G$1]);[$Données.H87];&quot;&quot;)">
            <text:p/>
          </table:table-cell>
          <table:table-cell table:style-name="ce407" table:formula="of:=IF(AND([.$X$1];[.$X$2];[$Synthèse.$G$1]);[$Données.I87];&quot;&quot;)">
            <text:p/>
          </table:table-cell>
          <table:table-cell table:style-name="ce406" table:formula="of:=IF(AND([.$X$1];[.$X$2];[$Synthèse.$G$1]);[$Données.J87];&quot;&quot;)">
            <text:p/>
          </table:table-cell>
          <table:table-cell table:style-name="ce409" table:formula="of:=IF(AND([.$X$1];[.$X$2];[$Synthèse.$G$1]);[$Données.K87];&quot;&quot;)">
            <text:p/>
          </table:table-cell>
          <table:table-cell table:style-name="ce413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85"/>
          <table:table-cell table:style-name="ce94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87"/>
          <table:table-cell table:style-name="ce393"/>
          <table:table-cell table:style-name="ce394"/>
          <table:table-cell table:style-name="ce398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87"/>
          <table:table-cell table:style-name="ce393"/>
          <table:table-cell table:style-name="ce394"/>
          <table:table-cell table:style-name="ce39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style-name="ce85"/>
          <table:covered-table-cell table:number-columns-repeated="6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 table:number-columns-repeated="9"/>
          <table:table-cell table:style-name="ce373"/>
          <table:table-cell table:style-name="ce70" table:number-columns-repeated="13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1:'Niveau 2'.M11">
            <calcext:condition calcext:apply-style-name="FAUX" calcext:value="formula-is(IF([.M11]=1))" calcext:base-cell-address="'Niveau 2'.M11"/>
            <calcext:condition calcext:apply-style-name="VRAI" calcext:value="formula-is(IF([.M11]=0))" calcext:base-cell-address="'Niveau 2'.M11"/>
          </calcext:conditional-format>
          <calcext:conditional-format calcext:target-range-address="'Niveau 2'.N11:'Niveau 2'.N11">
            <calcext:condition calcext:apply-style-name="FAUX" calcext:value="formula-is(IF([.N11]=1))" calcext:base-cell-address="'Niveau 2'.N11"/>
            <calcext:condition calcext:apply-style-name="VRAI" calcext:value="formula-is(IF([.N11]=0))" calcext:base-cell-address="'Niveau 2'.N11"/>
          </calcext:conditional-format>
          <calcext:conditional-format calcext:target-range-address="'Niveau 2'.O11:'Niveau 2'.O11">
            <calcext:condition calcext:apply-style-name="FAUX" calcext:value="formula-is(IF([.O11]=1))" calcext:base-cell-address="'Niveau 2'.O11"/>
            <calcext:condition calcext:apply-style-name="VRAI" calcext:value="formula-is(IF([.O11]=0))" calcext:base-cell-address="'Niveau 2'.O11"/>
          </calcext:conditional-format>
          <calcext:conditional-format calcext:target-range-address="'Niveau 2'.P11:'Niveau 2'.P11">
            <calcext:condition calcext:apply-style-name="FAUX" calcext:value="formula-is(IF([.P11]=1))" calcext:base-cell-address="'Niveau 2'.P11"/>
            <calcext:condition calcext:apply-style-name="VRAI" calcext:value="formula-is(IF([.P11]=0))" calcext:base-cell-address="'Niveau 2'.P11"/>
          </calcext:conditional-format>
          <calcext:conditional-format calcext:target-range-address="'Niveau 2'.Q11:'Niveau 2'.Q11">
            <calcext:condition calcext:apply-style-name="FAUX" calcext:value="formula-is(IF([.Q11]=1))" calcext:base-cell-address="'Niveau 2'.Q11"/>
            <calcext:condition calcext:apply-style-name="VRAI" calcext:value="formula-is(IF([.Q11]=0))" calcext:base-cell-address="'Niveau 2'.Q11"/>
          </calcext:conditional-format>
          <calcext:conditional-format calcext:target-range-address="'Niveau 2'.R11:'Niveau 2'.R11">
            <calcext:condition calcext:apply-style-name="FAUX" calcext:value="formula-is(IF([.R11]=1))" calcext:base-cell-address="'Niveau 2'.R11"/>
            <calcext:condition calcext:apply-style-name="VRAI" calcext:value="formula-is(IF([.R11]=0))" calcext:base-cell-address="'Niveau 2'.R11"/>
          </calcext:conditional-format>
          <calcext:conditional-format calcext:target-range-address="'Niveau 2'.S11:'Niveau 2'.S11">
            <calcext:condition calcext:apply-style-name="FAUX" calcext:value="formula-is(IF([.S11]=1))" calcext:base-cell-address="'Niveau 2'.S11"/>
            <calcext:condition calcext:apply-style-name="VRAI" calcext:value="formula-is(IF([.S11]=0))" calcext:base-cell-address="'Niveau 2'.S11"/>
          </calcext:conditional-format>
          <calcext:conditional-format calcext:target-range-address="'Niveau 2'.T11:'Niveau 2'.T11">
            <calcext:condition calcext:apply-style-name="FAUX" calcext:value="formula-is(IF([.T11]=1))" calcext:base-cell-address="'Niveau 2'.T11"/>
            <calcext:condition calcext:apply-style-name="VRAI" calcext:value="formula-is(IF([.T11]=0))" calcext:base-cell-address="'Niveau 2'.T11"/>
          </calcext:conditional-format>
          <calcext:conditional-format calcext:target-range-address="'Niveau 2'.U11:'Niveau 2'.U11">
            <calcext:condition calcext:apply-style-name="FAUX" calcext:value="formula-is(IF([.U11]=1))" calcext:base-cell-address="'Niveau 2'.U11"/>
            <calcext:condition calcext:apply-style-name="VRAI" calcext:value="formula-is(IF([.U11]=0))" calcext:base-cell-address="'Niveau 2'.U11"/>
          </calcext:conditional-format>
          <calcext:conditional-format calcext:target-range-address="'Niveau 2'.V11:'Niveau 2'.V11">
            <calcext:condition calcext:apply-style-name="FAUX" calcext:value="formula-is(IF([.V11]=1))" calcext:base-cell-address="'Niveau 2'.V11"/>
            <calcext:condition calcext:apply-style-name="VRAI" calcext:value="formula-is(IF([.V11]=0))" calcext:base-cell-address="'Niveau 2'.V11"/>
          </calcext:conditional-format>
          <calcext:conditional-format calcext:target-range-address="'Niveau 2'.W11:'Niveau 2'.W11">
            <calcext:condition calcext:apply-style-name="FAUX" calcext:value="formula-is(IF([.W11]=1))" calcext:base-cell-address="'Niveau 2'.W11"/>
            <calcext:condition calcext:apply-style-name="VRAI" calcext:value="formula-is(IF([.W11]=0))" calcext:base-cell-address="'Niveau 2'.W11"/>
          </calcext:conditional-format>
          <calcext:conditional-format calcext:target-range-address="'Niveau 2'.M12:'Niveau 2'.M12">
            <calcext:condition calcext:apply-style-name="FAUX" calcext:value="formula-is(IF([.M11]=1))" calcext:base-cell-address="'Niveau 2'.M12"/>
            <calcext:condition calcext:apply-style-name="VRAI" calcext:value="formula-is(IF([.M11]=0))" calcext:base-cell-address="'Niveau 2'.M12"/>
          </calcext:conditional-format>
          <calcext:conditional-format calcext:target-range-address="'Niveau 2'.N12:'Niveau 2'.N12">
            <calcext:condition calcext:apply-style-name="FAUX" calcext:value="formula-is(IF([.N11]=1))" calcext:base-cell-address="'Niveau 2'.N12"/>
            <calcext:condition calcext:apply-style-name="VRAI" calcext:value="formula-is(IF([.N11]=0))" calcext:base-cell-address="'Niveau 2'.N12"/>
          </calcext:conditional-format>
          <calcext:conditional-format calcext:target-range-address="'Niveau 2'.O12:'Niveau 2'.O12">
            <calcext:condition calcext:apply-style-name="FAUX" calcext:value="formula-is(IF([.O11]=1))" calcext:base-cell-address="'Niveau 2'.O12"/>
            <calcext:condition calcext:apply-style-name="VRAI" calcext:value="formula-is(IF([.O11]=0))" calcext:base-cell-address="'Niveau 2'.O12"/>
          </calcext:conditional-format>
          <calcext:conditional-format calcext:target-range-address="'Niveau 2'.P12:'Niveau 2'.P12">
            <calcext:condition calcext:apply-style-name="FAUX" calcext:value="formula-is(IF([.P11]=1))" calcext:base-cell-address="'Niveau 2'.P12"/>
            <calcext:condition calcext:apply-style-name="VRAI" calcext:value="formula-is(IF([.P11]=0))" calcext:base-cell-address="'Niveau 2'.P12"/>
          </calcext:conditional-format>
          <calcext:conditional-format calcext:target-range-address="'Niveau 2'.Q12:'Niveau 2'.Q12">
            <calcext:condition calcext:apply-style-name="FAUX" calcext:value="formula-is(IF([.Q11]=1))" calcext:base-cell-address="'Niveau 2'.Q12"/>
            <calcext:condition calcext:apply-style-name="VRAI" calcext:value="formula-is(IF([.Q11]=0))" calcext:base-cell-address="'Niveau 2'.Q12"/>
          </calcext:conditional-format>
          <calcext:conditional-format calcext:target-range-address="'Niveau 2'.R12:'Niveau 2'.R12">
            <calcext:condition calcext:apply-style-name="FAUX" calcext:value="formula-is(IF([.R11]=1))" calcext:base-cell-address="'Niveau 2'.R12"/>
            <calcext:condition calcext:apply-style-name="VRAI" calcext:value="formula-is(IF([.R11]=0))" calcext:base-cell-address="'Niveau 2'.R12"/>
          </calcext:conditional-format>
          <calcext:conditional-format calcext:target-range-address="'Niveau 2'.S12:'Niveau 2'.S12">
            <calcext:condition calcext:apply-style-name="FAUX" calcext:value="formula-is(IF([.S11]=1))" calcext:base-cell-address="'Niveau 2'.S12"/>
            <calcext:condition calcext:apply-style-name="VRAI" calcext:value="formula-is(IF([.S11]=0))" calcext:base-cell-address="'Niveau 2'.S12"/>
          </calcext:conditional-format>
          <calcext:conditional-format calcext:target-range-address="'Niveau 2'.T12:'Niveau 2'.T12">
            <calcext:condition calcext:apply-style-name="FAUX" calcext:value="formula-is(IF([.T11]=1))" calcext:base-cell-address="'Niveau 2'.T12"/>
            <calcext:condition calcext:apply-style-name="VRAI" calcext:value="formula-is(IF([.T11]=0))" calcext:base-cell-address="'Niveau 2'.T12"/>
          </calcext:conditional-format>
          <calcext:conditional-format calcext:target-range-address="'Niveau 2'.U12:'Niveau 2'.U12">
            <calcext:condition calcext:apply-style-name="FAUX" calcext:value="formula-is(IF([.U11]=1))" calcext:base-cell-address="'Niveau 2'.U12"/>
            <calcext:condition calcext:apply-style-name="VRAI" calcext:value="formula-is(IF([.U11]=0))" calcext:base-cell-address="'Niveau 2'.U12"/>
          </calcext:conditional-format>
          <calcext:conditional-format calcext:target-range-address="'Niveau 2'.V12:'Niveau 2'.V12">
            <calcext:condition calcext:apply-style-name="FAUX" calcext:value="formula-is(IF([.V11]=1))" calcext:base-cell-address="'Niveau 2'.V12"/>
            <calcext:condition calcext:apply-style-name="VRAI" calcext:value="formula-is(IF([.V11]=0))" calcext:base-cell-address="'Niveau 2'.V12"/>
          </calcext:conditional-format>
          <calcext:conditional-format calcext:target-range-address="'Niveau 2'.W12:'Niveau 2'.W12">
            <calcext:condition calcext:apply-style-name="FAUX" calcext:value="formula-is(IF([.W11]=1))" calcext:base-cell-address="'Niveau 2'.W12"/>
            <calcext:condition calcext:apply-style-name="VRAI" calcext:value="formula-is(IF([.W11]=0))" calcext:base-cell-address="'Niveau 2'.W12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FAUX" calcext:value="formula-is(IF([.O14]=1))" calcext:base-cell-address="'Niveau 2'.O15"/>
            <calcext:condition calcext:apply-style-name="VRAI" calcext:value="formula-is(IF([.O14]=0))" calcext:base-cell-address="'Niveau 2'.O15"/>
          </calcext:conditional-format>
          <calcext:conditional-format calcext:target-range-address="'Niveau 2'.P15:'Niveau 2'.P16">
            <calcext:condition calcext:apply-style-name="VRAI" calcext:value="formula-is(IF([.P14]=0))" calcext:base-cell-address="'Niveau 2'.P15"/>
            <calcext:condition calcext:apply-style-name="FAUX" calcext:value="formula-is(IF([.P14]=1))" calcext:base-cell-address="'Niveau 2'.P15"/>
          </calcext:conditional-format>
          <calcext:conditional-format calcext:target-range-address="'Niveau 2'.P15:'Niveau 2'.P16">
            <calcext:condition calcext:apply-style-name="FAUX" calcext:value="formula-is(IF([.P14]=1))" calcext:base-cell-address="'Niveau 2'.P15"/>
            <calcext:condition calcext:apply-style-name="VRAI" calcext:value="formula-is(IF([.P14]=0))" calcext:base-cell-address="'Niveau 2'.P15"/>
          </calcext:conditional-format>
          <calcext:conditional-format calcext:target-range-address="'Niveau 2'.Q15:'Niveau 2'.Q16">
            <calcext:condition calcext:apply-style-name="VRAI" calcext:value="formula-is(IF([.Q14]=0))" calcext:base-cell-address="'Niveau 2'.Q15"/>
            <calcext:condition calcext:apply-style-name="FAUX" calcext:value="formula-is(IF([.Q14]=1))" calcext:base-cell-address="'Niveau 2'.Q15"/>
          </calcext:conditional-format>
          <calcext:conditional-format calcext:target-range-address="'Niveau 2'.Q15:'Niveau 2'.Q16">
            <calcext:condition calcext:apply-style-name="FAUX" calcext:value="formula-is(IF([.Q14]=1))" calcext:base-cell-address="'Niveau 2'.Q15"/>
            <calcext:condition calcext:apply-style-name="VRAI" calcext:value="formula-is(IF([.Q14]=0))" calcext:base-cell-address="'Niveau 2'.Q15"/>
          </calcext:conditional-format>
          <calcext:conditional-format calcext:target-range-address="'Niveau 2'.R15:'Niveau 2'.R16">
            <calcext:condition calcext:apply-style-name="VRAI" calcext:value="formula-is(IF([.R14]=0))" calcext:base-cell-address="'Niveau 2'.R15"/>
            <calcext:condition calcext:apply-style-name="FAUX" calcext:value="formula-is(IF([.R14]=1))" calcext:base-cell-address="'Niveau 2'.R15"/>
          </calcext:conditional-format>
          <calcext:conditional-format calcext:target-range-address="'Niveau 2'.R15:'Niveau 2'.R16">
            <calcext:condition calcext:apply-style-name="FAUX" calcext:value="formula-is(IF([.R14]=1))" calcext:base-cell-address="'Niveau 2'.R15"/>
            <calcext:condition calcext:apply-style-name="VRAI" calcext:value="formula-is(IF([.R14]=0))" calcext:base-cell-address="'Niveau 2'.R15"/>
          </calcext:conditional-format>
        </calcext:conditional-formats>
      </table:table>
      <table:table table:name="Niveau 3" table:style-name="ta4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7" draw:text-style-name="P3" svg:x1="161.18mm" svg:y1="59.54mm" svg:x2="161.18mm" svg:y2="104.64mm">
            <text:p/>
          </draw:line>
          <draw:line draw:z-index="2" draw:style-name="gr7" draw:text-style-name="P3" svg:x1="206.8mm" svg:y1="59.49mm" svg:x2="206.8mm" svg:y2="104.41mm">
            <text:p/>
          </draw:line>
          <draw:line draw:z-index="3" draw:style-name="gr7" draw:text-style-name="P3" svg:x1="160.15mm" svg:y1="133.84mm" svg:x2="160.15mm" svg:y2="178.78mm">
            <text:p/>
          </draw:line>
          <draw:line draw:z-index="4" draw:style-name="gr7" draw:text-style-name="P3" svg:x1="206.08mm" svg:y1="134.28mm" svg:x2="206.08mm" svg:y2="179.02mm">
            <text:p/>
          </draw:line>
          <draw:control draw:z-index="5" draw:style-name="gr8" draw:text-style-name="P6" svg:width="6.08mm" svg:height="1.07mm" svg:x="213.32mm" svg:y="232.11mm" draw:control="control13"/>
          <draw:control draw:z-index="6" draw:style-name="gr4" draw:text-style-name="P5" svg:width="39.9mm" svg:height="16.8mm" svg:x="293.83mm" svg:y="6.03mm" draw:control="control14"/>
          <draw:control draw:z-index="7" draw:style-name="gr4" draw:text-style-name="P5" svg:width="40.19mm" svg:height="16.8mm" svg:x="356.34mm" svg:y="6.67mm" draw:control="control15"/>
          <draw:control draw:z-index="8" draw:style-name="gr1" draw:text-style-name="P1" svg:width="52.52mm" svg:height="15mm" svg:x="6.11mm" svg:y="193.63mm" draw:control="control16"/>
          <draw:control draw:z-index="9" draw:style-name="gr1" draw:text-style-name="P1" svg:width="114.96mm" svg:height="15mm" svg:x="72.07mm" svg:y="193.62m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41" table:default-cell-style-name="ce41"/>
        <table:table-row table:style-name="ro8">
          <table:table-cell table:style-name="ce414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33"/>
          <table:covered-table-cell table:number-columns-repeated="3" table:style-name="ce444"/>
          <table:covered-table-cell table:style-name="ce118"/>
          <table:covered-table-cell table:style-name="ce125"/>
          <table:covered-table-cell table:style-name="ce461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covered-table-cell table:style-name="ce66"/>
          <table:covered-table-cell table:style-name="ce414"/>
          <table:covered-table-cell table:style-name="ce433"/>
          <table:covered-table-cell table:number-columns-repeated="3" table:style-name="ce444"/>
          <table:covered-table-cell table:number-columns-repeated="2" table:style-name="ce358"/>
          <table:covered-table-cell table:style-name="ce461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8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8x-1)(6x+2) = 0" calcext:value-type="string" table:number-columns-spanned="3" table:number-rows-spanned="1">
            <text:p>(8x-1)(6x+2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1]" office:value-type="string" office:string-value="Signe de (8x-1)" calcext:value-type="string">
            <text:p>Signe de (8x-1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2]" office:value-type="string" office:string-value="Signe de (6x+2)" calcext:value-type="string">
            <text:p>Signe de (6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4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3]" office:value-type="string" office:string-value="Signe de (8x-1)(6x+2)" calcext:value-type="string">
            <text:p>Signe de (8x-1)(6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4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13" table:number-columns-repeated="9"/>
          <table:table-cell table:style-name="ce470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42"/>
          <table:table-cell table:style-name="ce442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48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8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8x-1)(6x+2) ≥ 0" calcext:value-type="string" table:number-columns-spanned="4" table:number-rows-spanned="1">
            <text:p>(8x-1)(6x+2) ≥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391" table:formula="of:=[.A5]" office:value-type="string" office:string-value="Signe de (8x-1)" calcext:value-type="string">
            <text:p>Signe de (8x-1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42" table:formula="of:=IF(AND([.$X$1];[.$X$2];[$Synthèse.$G$1]);[Données.C101];&quot;&quot;)" table:number-columns-spanned="2" table:number-rows-spanned="1">
            <text:p/>
          </table:table-cell>
          <table:covered-table-cell table:style-name="ce442"/>
          <table:table-cell table:style-name="ce448" table:formula="of:=IF(AND([.$X$1];[.$X$2];[$Synthèse.$G$1]);[Données.E101];&quot;&quot;)">
            <text:p/>
          </table:table-cell>
          <table:table-cell table:style-name="ce442" table:formula="of:=IF(AND([.$X$1];[.$X$2];[$Synthèse.$G$1]);[Données.F101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42" table:formula="of:=IF(AND([.$X$1];[.$X$2];[$Synthèse.$G$1]);[Données.C102];&quot;&quot;)" table:number-columns-spanned="2" table:number-rows-spanned="1">
            <text:p/>
          </table:table-cell>
          <table:covered-table-cell table:style-name="ce448"/>
          <table:table-cell table:style-name="ce448" table:formula="of:=IF(AND([.$X$1];[.$X$2];[$Synthèse.$G$1]);[Données.E102];&quot;&quot;)">
            <text:p/>
          </table:table-cell>
          <table:table-cell table:style-name="ce442" table:formula="of:=IF(AND([.$X$1];[.$X$2];[$Synthèse.$G$1]);[Données.F102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44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41"/>
        </table:table-row>
        <table:table-row table:style-name="ro8">
          <table:table-cell table:style-name="ce5" table:formula="of:=[.A7]" office:value-type="string" office:string-value="Signe de (8x-1)(6x+2)" calcext:value-type="string">
            <text:p>Signe de (8x-1)(6x+2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44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Default"/>
          <table:table-cell table:style-name="ce470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0"/>
          <table:covered-table-cell table:number-columns-repeated="3" table:style-name="ce18"/>
          <table:table-cell table:style-name="ce333" table:number-columns-repeated="3"/>
          <table:table-cell table:number-columns-repeated="41"/>
        </table:table-row>
        <table:table-row table:style-name="ro8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number-columns-repeated="2"/>
          <table:table-cell table:style-name="Default"/>
          <table:table-cell table:style-name="ce90"/>
          <table:table-cell table:number-columns-repeated="60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6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control draw:z-index="1" draw:style-name="gr8" draw:text-style-name="P6" svg:width="6.08mm" svg:height="1.07mm" svg:x="213.32mm" svg:y="232.11mm" draw:control="control18"/>
          <draw:control draw:z-index="2" draw:style-name="gr4" draw:text-style-name="P5" svg:width="39.9mm" svg:height="16.8mm" svg:x="330.83mm" svg:y="6.03mm" draw:control="control19"/>
          <draw:control draw:z-index="3" draw:style-name="gr4" draw:text-style-name="P5" svg:width="40.19mm" svg:height="16.8mm" svg:x="393.34mm" svg:y="6.67mm" draw:control="control20"/>
          <draw:line draw:z-index="4" draw:style-name="gr7" draw:text-style-name="P3" svg:x1="185.63mm" svg:y1="59.3mm" svg:x2="185.63mm" svg:y2="89.41mm">
            <text:p/>
          </draw:line>
          <draw:line draw:z-index="5" draw:style-name="gr7" draw:text-style-name="P3" svg:x1="249mm" svg:y1="58.86mm" svg:x2="249mm" svg:y2="88.85mm">
            <text:p/>
          </draw:line>
          <draw:line draw:z-index="6" draw:style-name="gr7" draw:text-style-name="P3" svg:x1="186.99mm" svg:y1="134.5mm" svg:x2="186.99mm" svg:y2="164.4mm">
            <text:p/>
          </draw:line>
          <draw:line draw:z-index="7" draw:style-name="gr7" draw:text-style-name="P3" svg:x1="250.38mm" svg:y1="133.72mm" svg:x2="250.38mm" svg:y2="164.08mm">
            <text:p/>
          </draw:line>
          <draw:control draw:z-index="8" draw:style-name="gr1" draw:text-style-name="P1" svg:width="51.45mm" svg:height="15mm" svg:x="3mm" svg:y="194.1mm" draw:control="control21"/>
          <draw:control draw:z-index="9" draw:style-name="gr1" draw:text-style-name="P1" svg:width="114.96mm" svg:height="15mm" svg:x="64.23mm" svg:y="194.1mm" draw:control="control22"/>
        </table:shapes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number-columns-repeated="2" table:default-cell-style-name="ce85"/>
        <table:table-column table:style-name="co17" table:default-cell-style-name="ce85"/>
        <table:table-column table:style-name="co18" table:default-cell-style-name="ce85"/>
        <table:table-column table:style-name="co19" table:default-cell-style-name="ce85"/>
        <table:table-column table:style-name="co14" table:default-cell-style-name="ce85"/>
        <table:table-column table:style-name="co6" table:number-columns-repeated="3" table:default-cell-style-name="ce85"/>
        <table:table-column table:style-name="co20" table:number-columns-repeated="11" table:default-cell-style-name="ce85"/>
        <table:table-column table:style-name="co6" table:default-cell-style-name="ce85"/>
        <table:table-column table:style-name="co1" table:number-columns-repeated="40" table:default-cell-style-name="ce85"/>
        <table:table-row table:style-name="ro8">
          <table:table-cell table:style-name="ce71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5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55"/>
          <table:covered-table-cell table:style-name="ce401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7x+2) / (-9x-5) = 0" calcext:value-type="string" table:number-columns-spanned="3" table:number-rows-spanned="1">
            <text:p>(7x+2) / (-9x-5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29]" office:value-type="string" office:string-value="Signe de (7x+2)" calcext:value-type="string">
            <text:p>Signe de (7x+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0]" office:value-type="string" office:string-value="Signe de (-9x-5)" calcext:value-type="string">
            <text:p>Signe de (-9x-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71" table:formula="of:=IF(ISBLANK([.M5]);&quot;&quot;;IF(AND([.$X$1];[$Synthèse.$G$1]);IF([.M5]=[$Données.B134];1;0);&quot;&quot;))">
            <text:p/>
          </table:table-cell>
          <table:table-cell table:style-name="ce575" table:formula="of:=IF(ISBLANK([.N5]);&quot;&quot;;IF(AND([.$X$1];[$Synthèse.$G$1]);IF([.N5]=[$Données.C134];1;0);&quot;&quot;))">
            <text:p/>
          </table:table-cell>
          <table:table-cell table:style-name="ce579" table:formula="of:=IF(ISBLANK([.O5]);&quot;&quot;;IF(AND([.$X$1];[$Synthèse.$G$1]);IF([.O5]=[$Données.D134];1;0);&quot;&quot;))">
            <text:p/>
          </table:table-cell>
          <table:table-cell table:style-name="ce590" table:formula="of:=IF(ISBLANK([.P5]);&quot;&quot;;IF(AND([.$X$1];[$Synthèse.$G$1]);IF([.P5]=[$Données.E134];1;0);&quot;&quot;))">
            <text:p/>
          </table:table-cell>
          <table:table-cell table:style-name="ce601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1]" office:value-type="string" office:string-value="Signe de (7x+2) / (-9x-5)" calcext:value-type="string">
            <text:p>Signe de (7x+2) / (-9x-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8">
          <table:table-cell table:style-name="ce64" table:number-columns-repeated="9"/>
          <table:table-cell table:style-name="ce260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G$1]);[Données.C128];&quot;&quot;)" table:number-columns-spanned="2" table:number-rows-spanned="1">
            <text:p/>
          </table:table-cell>
          <table:covered-table-cell table:style-name="ce565"/>
          <table:table-cell table:style-name="ce565"/>
          <table:table-cell table:style-name="ce585" table:formula="of:=IF(AND([.$X$1];[.$X$2];[$Synthèse.$G$1]);[Données.F128];&quot;&quot;)" table:number-columns-spanned="2" table:number-rows-spanned="1">
            <text:p/>
          </table:table-cell>
          <table:covered-table-cell table:style-name="ce564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18" table:formula="of:=[$Données.H141]" office:value-type="string" office:string-value="(7x+2) / (-9x-5) &lt; 0" calcext:value-type="string" table:number-columns-spanned="3" table:number-rows-spanned="1">
            <text:p>(7x+2) / (-9x-5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number-columns-repeated="41"/>
        </table:table-row>
        <table:table-row table:style-name="ro8">
          <table:table-cell table:style-name="ce60" table:formula="of:=[.A5]" office:value-type="string" office:string-value="Signe de (7x+2)" calcext:value-type="string">
            <text:p>Signe de (7x+2)</text:p>
          </table:table-cell>
          <table:table-cell table:style-name="ce583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564" table:formula="of:=IF(AND([.$X$1];[.$X$2];[$Synthèse.$G$1]);[Données.C129];&quot;&quot;)" table:number-columns-spanned="2" table:number-rows-spanned="1">
            <text:p/>
          </table:table-cell>
          <table:covered-table-cell table:style-name="ce565"/>
          <table:table-cell table:style-name="ce564" table:formula="of:=IF(AND([.$X$1];[.$X$2];[$Synthèse.$G$1]);[Données.E129];&quot;&quot;)">
            <text:p/>
          </table:table-cell>
          <table:table-cell table:style-name="ce565" table:formula="of:=IF(AND([.$X$1];[.$X$2];[$Synthèse.$G$1]);[Données.F129];&quot;&quot;)" table:number-columns-spanned="2" table:number-rows-spanned="1">
            <text:p/>
          </table:table-cell>
          <table:covered-table-cell table:style-name="ce564"/>
          <table:table-cell table:style-name="ce592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8">
          <table:table-cell table:style-name="ce60" table:formula="of:=[.A6]" office:value-type="string" office:string-value="Signe de (-9x-5)" calcext:value-type="string">
            <text:p>Signe de (-9x-5)</text:p>
          </table:table-cell>
          <table:table-cell table:style-name="ce583" table:formula="of:=IF(AND([.$X$1];[.$X$2];[$Synthèse.$G$1]);[Données.B130];&quot;&quot;)">
            <text:p/>
          </table:table-cell>
          <table:table-cell table:style-name="ce565" table:formula="of:=IF(AND([.$X$1];[.$X$2];[$Synthèse.$G$1]);[Données.C130];&quot;&quot;)" table:number-columns-spanned="2" table:number-rows-spanned="1">
            <text:p/>
          </table:table-cell>
          <table:covered-table-cell table:style-name="ce564"/>
          <table:table-cell table:style-name="ce564" table:formula="of:=IF(AND([.$X$1];[.$X$2];[$Synthèse.$G$1]);[Données.E130];&quot;&quot;)">
            <text:p/>
          </table:table-cell>
          <table:table-cell table:style-name="ce564" table:formula="of:=IF(AND([.$X$1];[.$X$2];[$Synthèse.$G$1]);[Données.F130];&quot;&quot;)" table:number-columns-spanned="2" table:number-rows-spanned="1">
            <text:p/>
          </table:table-cell>
          <table:covered-table-cell table:style-name="ce564"/>
          <table:table-cell table:style-name="ce592" table:formula="of:=IF(AND([.$X$1];[.$X$2];[$Synthèse.$G$1]);[Données.H130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10]);&quot;&quot;;IF(AND([.$X$1];[$Synthèse.$G$1]);IF([.M10]=[$Données.B142];1;0);&quot;&quot;))">
            <text:p/>
          </table:table-cell>
          <table:table-cell table:style-name="ce599" table:formula="of:=IF(ISBLANK([.N10]);&quot;&quot;;IF(AND([.$X$1];[$Synthèse.$G$1]);IF([.N10]=[$Données.C142];1;0);&quot;&quot;))">
            <text:p/>
          </table:table-cell>
          <table:table-cell table:style-name="ce603" table:formula="of:=IF(ISBLANK([.O10]);&quot;&quot;;IF(AND([.$X$1];[$Synthèse.$G$1]);IF([.O10]=[$Données.D142];1;0);&quot;&quot;))">
            <text:p/>
          </table:table-cell>
          <table:table-cell table:style-name="ce594" table:formula="of:=IF(ISBLANK([.P10]);&quot;&quot;;IF(AND([.$X$1];[$Synthèse.$G$1]);IF([.P10]=[$Données.E142];1;0);&quot;&quot;))">
            <text:p/>
          </table:table-cell>
          <table:table-cell table:style-name="ce605" table:formula="of:=IF(ISBLANK([.Q10]);&quot;&quot;;IF(AND([.$X$1];[$Synthèse.$G$1]);IF([.Q10]=[$Données.F142];1;0);&quot;&quot;))">
            <text:p/>
          </table:table-cell>
          <table:table-cell table:style-name="ce606" table:formula="of:=IF(ISBLANK([.R10]);&quot;&quot;;IF(AND([.$X$1];[$Synthèse.$G$1]);IF([.R10]=[$Données.G142];1;0);&quot;&quot;))">
            <text:p/>
          </table:table-cell>
          <table:table-cell table:style-name="ce608" table:formula="of:=IF(ISBLANK([.S10]);&quot;&quot;;IF(AND([.$X$1];[$Synthèse.$G$1]);IF([.S10]=[$Données.H142];1;0);&quot;&quot;))">
            <text:p/>
          </table:table-cell>
          <table:table-cell table:style-name="ce622" table:formula="of:=IF(ISBLANK([.T10]);&quot;&quot;;IF(AND([.$X$1];[$Synthèse.$G$1]);IF([.T10]=[$Données.I142];1;0);&quot;&quot;))">
            <text:p/>
          </table:table-cell>
          <table:table-cell table:style-name="ce623" table:formula="of:=IF(ISBLANK([.U10]);&quot;&quot;;IF(AND([.$X$1];[$Synthèse.$G$1]);IF([.U10]=[$Données.J142];1;0);&quot;&quot;))">
            <text:p/>
          </table:table-cell>
          <table:table-cell table:style-name="ce624" table:formula="of:=IF(ISBLANK([.V10]);&quot;&quot;;IF(AND([.$X$1];[$Synthèse.$G$1]);IF([.V10]=[$Données.K142];1;0);&quot;&quot;))">
            <text:p/>
          </table:table-cell>
          <table:table-cell table:style-name="ce698" table:formula="of:=IF(ISBLANK([.W10]);&quot;&quot;;IF(AND([.$X$1];[$Synthèse.$G$1]);IF([.W10]=[$Données.L142];1;0);&quot;&quot;))">
            <text:p/>
          </table:table-cell>
          <table:table-cell table:number-columns-repeated="41"/>
        </table:table-row>
        <table:table-row table:style-name="ro8">
          <table:table-cell table:style-name="ce60" table:formula="of:=[.A7]" office:value-type="string" office:string-value="Signe de (7x+2) / (-9x-5)" calcext:value-type="string">
            <text:p>Signe de (7x+2) / (-9x-5)</text:p>
          </table:table-cell>
          <table:table-cell table:style-name="ce584" table:formula="of:=IF(AND([.$X$1];[.$X$2];[$Synthèse.$G$1]);[Données.B131];&quot;&quot;)">
            <text:p/>
          </table:table-cell>
          <table:table-cell table:style-name="ce135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0]=0;[.D11]=0);0;&quot;&quot;)" office:value-type="float" office:value="0" calcext:value-type="float">
            <text:p>0</text:p>
          </table:covered-table-cell>
          <table:table-cell table:style-name="ce135" table:formula="of:=IF(AND([.$X$1];[.$X$2];[$Synthèse.$G$1]);[Données.E131];&quot;&quot;)">
            <text:p/>
          </table:table-cell>
          <table:table-cell table:style-name="ce135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96" table:formula="of:=IF(AND([.$X$1];[.$X$2];[$Synthèse.$G$1]);[$Données.B143];&quot;&quot;)">
            <text:p/>
          </table:table-cell>
          <table:table-cell table:style-name="ce600" table:formula="of:=IF(AND([.$X$1];[.$X$2];[$Synthèse.$G$1]);[$Données.C143];&quot;&quot;)">
            <text:p/>
          </table:table-cell>
          <table:table-cell table:style-name="ce600" table:formula="of:=IF(AND([.$X$1];[.$X$2];[$Synthèse.$G$1]);[$Données.D143];&quot;&quot;)">
            <text:p/>
          </table:table-cell>
          <table:table-cell table:style-name="ce615" table:formula="of:=IF(AND([.$X$1];[.$X$2];[$Synthèse.$G$1]);[$Données.E143];&quot;&quot;)">
            <text:p/>
          </table:table-cell>
          <table:table-cell table:style-name="ce600" table:formula="of:=IF(AND([.$X$1];[.$X$2];[$Synthèse.$G$1]);[$Données.F143];&quot;&quot;)">
            <text:p/>
          </table:table-cell>
          <table:table-cell table:style-name="ce691" table:formula="of:=IF(AND([.$X$1];[.$X$2];[$Synthèse.$G$1]);[$Données.G143];&quot;&quot;)">
            <text:p/>
          </table:table-cell>
          <table:table-cell table:style-name="ce600" table:formula="of:=IF(AND([.$X$1];[.$X$2];[$Synthèse.$G$1]);[$Données.H143];&quot;&quot;)">
            <text:p/>
          </table:table-cell>
          <table:table-cell table:style-name="ce615" table:formula="of:=IF(AND([.$X$1];[.$X$2];[$Synthèse.$G$1]);[$Données.I143];&quot;&quot;)">
            <text:p/>
          </table:table-cell>
          <table:table-cell table:style-name="ce600" table:formula="of:=IF(AND([.$X$1];[.$X$2];[$Synthèse.$G$1]);[$Données.J143];&quot;&quot;)">
            <text:p/>
          </table:table-cell>
          <table:table-cell table:style-name="ce600" table:formula="of:=IF(AND([.$X$1];[.$X$2];[$Synthèse.$G$1]);[$Données.K143];&quot;&quot;)">
            <text:p/>
          </table:table-cell>
          <table:table-cell table:style-name="ce699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8">
          <table:table-cell table:number-columns-repeated="9"/>
          <table:table-cell table:style-name="ce70" table:number-columns-repeated="6"/>
          <table:table-cell table:style-name="ce94" table:number-columns-repeated="8"/>
          <table:table-cell table:number-columns-repeated="41"/>
        </table:table-row>
        <table:table-row table:style-name="ro8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3"/>
          <table:table-cell table:number-columns-repeated="41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/>
          <table:covered-table-cell table:number-columns-repeated="6" table:style-name="ce64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8" table:number-rows-repeated="1048557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1:'Niveau 4'.M11">
            <calcext:condition calcext:apply-style-name="FAUX" calcext:value="formula-is(IF([.M11]=1))" calcext:base-cell-address="'Niveau 4'.M11"/>
            <calcext:condition calcext:apply-style-name="VRAI" calcext:value="formula-is(IF([.M11]=0))" calcext:base-cell-address="'Niveau 4'.M11"/>
          </calcext:conditional-format>
          <calcext:conditional-format calcext:target-range-address="'Niveau 4'.N11:'Niveau 4'.N11">
            <calcext:condition calcext:apply-style-name="FAUX" calcext:value="formula-is(IF([.N11]=1))" calcext:base-cell-address="'Niveau 4'.N11"/>
            <calcext:condition calcext:apply-style-name="VRAI" calcext:value="formula-is(IF([.N11]=0))" calcext:base-cell-address="'Niveau 4'.N11"/>
          </calcext:conditional-format>
          <calcext:conditional-format calcext:target-range-address="'Niveau 4'.O11:'Niveau 4'.O11">
            <calcext:condition calcext:apply-style-name="FAUX" calcext:value="formula-is(IF([.O11]=1))" calcext:base-cell-address="'Niveau 4'.O11"/>
            <calcext:condition calcext:apply-style-name="VRAI" calcext:value="formula-is(IF([.O11]=0))" calcext:base-cell-address="'Niveau 4'.O11"/>
          </calcext:conditional-format>
          <calcext:conditional-format calcext:target-range-address="'Niveau 4'.P11:'Niveau 4'.P11">
            <calcext:condition calcext:apply-style-name="FAUX" calcext:value="formula-is(IF([.P11]=1))" calcext:base-cell-address="'Niveau 4'.P11"/>
            <calcext:condition calcext:apply-style-name="VRAI" calcext:value="formula-is(IF([.P11]=0))" calcext:base-cell-address="'Niveau 4'.P11"/>
          </calcext:conditional-format>
          <calcext:conditional-format calcext:target-range-address="'Niveau 4'.Q11:'Niveau 4'.Q11">
            <calcext:condition calcext:apply-style-name="FAUX" calcext:value="formula-is(IF([.Q11]=1))" calcext:base-cell-address="'Niveau 4'.Q11"/>
            <calcext:condition calcext:apply-style-name="VRAI" calcext:value="formula-is(IF([.Q11]=0))" calcext:base-cell-address="'Niveau 4'.Q11"/>
          </calcext:conditional-format>
          <calcext:conditional-format calcext:target-range-address="'Niveau 4'.R11:'Niveau 4'.R11">
            <calcext:condition calcext:apply-style-name="FAUX" calcext:value="formula-is(IF([.R11]=1))" calcext:base-cell-address="'Niveau 4'.R11"/>
            <calcext:condition calcext:apply-style-name="VRAI" calcext:value="formula-is(IF([.R11]=0))" calcext:base-cell-address="'Niveau 4'.R11"/>
          </calcext:conditional-format>
          <calcext:conditional-format calcext:target-range-address="'Niveau 4'.S11:'Niveau 4'.S11">
            <calcext:condition calcext:apply-style-name="FAUX" calcext:value="formula-is(IF([.S11]=1))" calcext:base-cell-address="'Niveau 4'.S11"/>
            <calcext:condition calcext:apply-style-name="VRAI" calcext:value="formula-is(IF([.S11]=0))" calcext:base-cell-address="'Niveau 4'.S11"/>
          </calcext:conditional-format>
          <calcext:conditional-format calcext:target-range-address="'Niveau 4'.T11:'Niveau 4'.T11">
            <calcext:condition calcext:apply-style-name="FAUX" calcext:value="formula-is(IF([.T11]=1))" calcext:base-cell-address="'Niveau 4'.T11"/>
            <calcext:condition calcext:apply-style-name="VRAI" calcext:value="formula-is(IF([.T11]=0))" calcext:base-cell-address="'Niveau 4'.T11"/>
          </calcext:conditional-format>
          <calcext:conditional-format calcext:target-range-address="'Niveau 4'.U11:'Niveau 4'.U11">
            <calcext:condition calcext:apply-style-name="FAUX" calcext:value="formula-is(IF([.U11]=1))" calcext:base-cell-address="'Niveau 4'.U11"/>
            <calcext:condition calcext:apply-style-name="VRAI" calcext:value="formula-is(IF([.U11]=0))" calcext:base-cell-address="'Niveau 4'.U11"/>
          </calcext:conditional-format>
          <calcext:conditional-format calcext:target-range-address="'Niveau 4'.V11:'Niveau 4'.V11">
            <calcext:condition calcext:apply-style-name="FAUX" calcext:value="formula-is(IF([.V11]=1))" calcext:base-cell-address="'Niveau 4'.V11"/>
            <calcext:condition calcext:apply-style-name="VRAI" calcext:value="formula-is(IF([.V11]=0))" calcext:base-cell-address="'Niveau 4'.V11"/>
          </calcext:conditional-format>
          <calcext:conditional-format calcext:target-range-address="'Niveau 4'.W11:'Niveau 4'.W11">
            <calcext:condition calcext:apply-style-name="FAUX" calcext:value="formula-is(IF([.W11]=1))" calcext:base-cell-address="'Niveau 4'.W11"/>
            <calcext:condition calcext:apply-style-name="VRAI" calcext:value="formula-is(IF([.W11]=0))" calcext:base-cell-address="'Niveau 4'.W11"/>
          </calcext:conditional-format>
          <calcext:conditional-format calcext:target-range-address="'Niveau 4'.M12:'Niveau 4'.W12">
            <calcext:condition calcext:apply-style-name="FAUX" calcext:value="formula-is(IF([.M11]=1))" calcext:base-cell-address="'Niveau 4'.M12"/>
            <calcext:condition calcext:apply-style-name="VRAI" calcext:value="formula-is(IF([.M11]=0))" calcext:base-cell-address="'Niveau 4'.M12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  <calcext:conditional-format calcext:target-range-address="'Niveau 4'.O15:'Niveau 4'.R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O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R16">
            <calcext:condition calcext:apply-style-name="FAUX" calcext:value="formula-is(IF([.O14]=1))" calcext:base-cell-address="'Niveau 4'.O15"/>
            <calcext:condition calcext:apply-style-name="VRAI" calcext:value="formula-is(IF([.O14]=0))" calcext:base-cell-address="'Niveau 4'.O15"/>
          </calcext:conditional-format>
        </calcext:conditional-formats>
      </table:table>
      <table:table table:name="Niveau 5" table:style-name="ta6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7" draw:text-style-name="P3" svg:x1="222.1mm" svg:y1="59.96mm" svg:x2="222.1mm" svg:y2="119.93mm">
            <text:p/>
          </draw:line>
          <draw:line draw:z-index="2" draw:style-name="gr7" draw:text-style-name="P3" svg:x1="304.54mm" svg:y1="59.26mm" svg:x2="304.54mm" svg:y2="119.45mm">
            <text:p/>
          </draw:line>
          <draw:line draw:z-index="3" draw:style-name="gr7" draw:text-style-name="P3" svg:x1="222.11mm" svg:y1="149.32mm" svg:x2="222.11mm" svg:y2="209.28mm">
            <text:p/>
          </draw:line>
          <draw:line draw:z-index="4" draw:style-name="gr7" draw:text-style-name="P3" svg:x1="304.89mm" svg:y1="149.21mm" svg:x2="304.89mm" svg:y2="208.22mm">
            <text:p/>
          </draw:line>
          <draw:line draw:z-index="5" draw:style-name="gr7" draw:text-style-name="P3" svg:x1="387.74mm" svg:y1="59.4mm" svg:x2="387.74mm" svg:y2="119.18mm">
            <text:p/>
          </draw:line>
          <draw:line draw:z-index="6" draw:style-name="gr7" draw:text-style-name="P3" svg:x1="387.48mm" svg:y1="148.77mm" svg:x2="387.48mm" svg:y2="208.49mm">
            <text:p/>
          </draw:line>
          <draw:control draw:z-index="7" draw:style-name="gr4" draw:text-style-name="P5" svg:width="40.19mm" svg:height="16.8mm" svg:x="326.09mm" svg:y="5.92mm" draw:control="control23"/>
          <draw:control draw:z-index="8" draw:style-name="gr4" draw:text-style-name="P5" svg:width="39.9mm" svg:height="16.8mm" svg:x="276.58mm" svg:y="5.64mm" draw:control="control24"/>
          <draw:control draw:z-index="9" draw:style-name="gr1" draw:text-style-name="P1" svg:width="70mm" svg:height="15mm" svg:x="4.51mm" svg:y="372.11mm" draw:control="control25"/>
          <draw:control draw:z-index="10" draw:style-name="gr1" draw:text-style-name="P1" svg:width="114.96mm" svg:height="15mm" svg:x="81.33mm" svg:y="371.7m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row table:style-name="ro8">
          <table:table-cell table:style-name="ce414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33"/>
          <table:covered-table-cell table:number-columns-repeated="3" table:style-name="ce444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covered-table-cell table:style-name="ce66"/>
          <table:covered-table-cell table:style-name="ce414"/>
          <table:covered-table-cell table:style-name="ce433"/>
          <table:covered-table-cell table:number-columns-repeated="3" table:style-name="ce444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7]" office:value-type="string" office:string-value="Signe de (9x-2)" calcext:value-type="string">
            <text:p>Signe de (9x-2)</text:p>
          </table:table-cell>
          <table:table-cell table:style-name="ce89"/>
          <table:table-cell table:style-name="ce661" table:number-columns-spanned="2" table:number-rows-spanned="1"/>
          <table:covered-table-cell table:style-name="ce671"/>
          <table:table-cell table:style-name="ce671"/>
          <table:table-cell table:style-name="ce67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8]" office:value-type="string" office:string-value="Signe de (5x-3)" calcext:value-type="string">
            <text:p>Signe de (5x-3)</text:p>
          </table:table-cell>
          <table:table-cell table:style-name="ce89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</table:table-row>
        <table:table-row table:style-name="ro8">
          <table:table-cell table:style-name="ce5" table:formula="of:=[$Données.A159]" office:value-type="string" office:string-value="Signe de (-2x+11)" calcext:value-type="string">
            <text:p>Signe de (-2x+11)</text:p>
          </table:table-cell>
          <table:table-cell table:style-name="ce89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60]" office:value-type="string" office:string-value="Signe de (9x-2)(5x-3)(-2x+11)" calcext:value-type="string">
            <text:p>Signe de (9x-2)(5x-3)(-2x+11)</text:p>
          </table:table-cell>
          <table:table-cell table:style-name="ce89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42"/>
          <table:table-cell table:style-name="ce442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48"/>
          <table:table-cell table:style-name="ce448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53"/>
        </table:table-row>
        <table:table-row table:style-name="ro8">
          <table:table-cell table:style-name="ce5" table:formula="of:=[.A5]" office:value-type="string" office:string-value="Signe de (9x-2)" calcext:value-type="string">
            <text:p>Signe de (9x-2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42" table:formula="of:=IF(AND([.$X$1];[.$X$2];[$Synthèse.$G$1]);[Données.C157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7];&quot;&quot;)">
            <text:p/>
          </table:table-cell>
          <table:table-cell table:style-name="ce442" table:formula="of:=IF(AND([.$X$1];[.$X$2];[$Synthèse.$G$1]);[Données.F157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7];&quot;&quot;)">
            <text:p/>
          </table:table-cell>
          <table:table-cell table:style-name="ce442" table:formula="of:=IF(AND([.$X$1];[.$X$2];[$Synthèse.$G$1]);[Données.I157];&quot;&quot;)" table:number-columns-spanned="2" table:number-rows-spanned="1">
            <text:p/>
          </table:table-cell>
          <table:covered-table-cell table:style-name="ce448"/>
          <table:table-cell table:style-name="ce157" table:formula="of:=IF(AND([.$X$1];[.$X$2];[$Synthèse.$G$1]);[Données.K157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6]" office:value-type="string" office:string-value="Signe de (5x-3)" calcext:value-type="string">
            <text:p>Signe de (5x-3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42" table:formula="of:=IF(AND([.$X$1];[.$X$2];[$Synthèse.$G$1]);[Données.C158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8];&quot;&quot;)">
            <text:p/>
          </table:table-cell>
          <table:table-cell table:style-name="ce442" table:formula="of:=IF(AND([.$X$1];[.$X$2];[$Synthèse.$G$1]);[Données.F158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8];&quot;&quot;)">
            <text:p/>
          </table:table-cell>
          <table:table-cell table:style-name="ce442" table:formula="of:=IF(AND([.$X$1];[.$X$2];[$Synthèse.$G$1]);[Données.I158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K158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7]" office:value-type="string" office:string-value="Signe de (-2x+11)" calcext:value-type="string">
            <text:p>Signe de (-2x+11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42" table:formula="of:=IF(AND([.$X$1];[.$X$2];[$Synthèse.$G$1]);[Données.C159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9];&quot;&quot;)">
            <text:p/>
          </table:table-cell>
          <table:table-cell table:style-name="ce442" table:formula="of:=IF(AND([.$X$1];[.$X$2];[$Synthèse.$G$1]);[Données.F159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9];&quot;&quot;)">
            <text:p/>
          </table:table-cell>
          <table:table-cell table:style-name="ce442" table:formula="of:=IF(AND([.$X$1];[.$X$2];[$Synthèse.$G$1]);[Données.I159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.A8]" office:value-type="string" office:string-value="Signe de (9x-2)(5x-3)(-2x+11)" calcext:value-type="string">
            <text:p>Signe de (9x-2)(5x-3)(-2x+11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42" table:formula="of:=IF(AND([.$X$1];[.$X$2];[$Synthèse.$G$1]);[Données.C160];&quot;&quot;)" table:number-columns-spanned="2" table:number-rows-spanned="1">
            <text:p/>
          </table:table-cell>
          <table:covered-table-cell table:style-name="ce672"/>
          <table:table-cell table:style-name="ce442" table:formula="of:=IF(AND([.$X$1];[.$X$2];[$Synthèse.$G$1]);[Données.E160];&quot;&quot;)">
            <text:p/>
          </table:table-cell>
          <table:table-cell table:style-name="ce672" table:formula="of:=IF(AND([.$X$1];[.$X$2];[$Synthèse.$G$1]);[Données.F160];&quot;&quot;)" table:number-columns-spanned="2" table:number-rows-spanned="1">
            <text:p/>
          </table:table-cell>
          <table:covered-table-cell table:style-name="ce696"/>
          <table:table-cell table:style-name="ce696" table:formula="of:=IF(AND([.$X$1];[.$X$2];[$Synthèse.$G$1]);[Données.H160];&quot;&quot;)">
            <text:p/>
          </table:table-cell>
          <table:table-cell table:style-name="ce672" table:formula="of:=IF(AND([.$X$1];[.$X$2];[$Synthèse.$G$1]);[Données.I160];&quot;&quot;)" table:number-columns-spanned="2" table:number-rows-spanned="1">
            <text:p/>
          </table:table-cell>
          <table:covered-table-cell table:style-name="ce696"/>
          <table:table-cell table:style-name="ce158" table:formula="of:=IF(AND([.$X$1];[.$X$2];[$Synthèse.$G$1]);[Données.K160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643" table:formula="of:=[$Données.C162]" office:value-type="string" office:string-value="(9x-2)(5x-3)(-2x+11) = 0" calcext:value-type="string" table:number-columns-spanned="9" table:number-rows-spanned="1">
            <text:p>(9x-2)(5x-3)(-2x+11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46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0"/>
          <table:covered-table-cell table:number-columns-repeated="3" table:style-name="ce333"/>
          <table:table-cell table:number-columns-repeated="45"/>
        </table:table-row>
        <table:table-row table:style-name="ro8">
          <table:table-cell table:style-name="ce444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44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70" table:number-columns-repeated="8"/>
          <table:table-cell table:style-name="ce333" table:number-columns-repeated="6"/>
          <table:table-cell table:number-columns-repeated="5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643" table:formula="of:=[$Données.H170]" office:value-type="string" office:string-value="(9x-2)(5x-3)(-2x+11) ≤ 0" calcext:value-type="string" table:number-columns-spanned="11" table:number-rows-spanned="1">
            <text:p>(9x-2)(5x-3)(-2x+11) ≤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5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444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50"/>
        </table:table-row>
        <table:table-row table:style-name="ro8">
          <table:table-cell table:style-name="ce444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50"/>
        </table:table-row>
        <table:table-row table:style-name="ro8">
          <table:table-cell table:style-name="ce109" table:number-columns-repeated="6"/>
          <table:table-cell table:style-name="ce212" table:number-columns-repeated="8"/>
          <table:table-cell table:number-columns-repeated="50"/>
        </table:table-row>
        <table:table-row table:style-name="ro8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50"/>
        </table:table-row>
        <table:table-row table:style-name="ro8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50"/>
        </table:table-row>
        <table:table-row table:style-name="ro8" table:number-rows-repeated="1048543">
          <table:table-cell table:number-columns-repeated="64"/>
        </table:table-row>
        <table:table-row table:style-name="ro7" table:number-rows-repeated="4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7" draw:text-style-name="P3" svg:x1="222.1mm" svg:y1="59.41mm" svg:x2="222.1mm" svg:y2="103.93mm">
            <text:p/>
          </draw:line>
          <draw:line draw:z-index="2" draw:style-name="gr7" draw:text-style-name="P3" svg:x1="304.54mm" svg:y1="59.76mm" svg:x2="304.54mm" svg:y2="104.45mm">
            <text:p/>
          </draw:line>
          <draw:line draw:z-index="3" draw:style-name="gr7" draw:text-style-name="P3" svg:x1="222.11mm" svg:y1="148.57mm" svg:x2="222.11mm" svg:y2="194.28mm">
            <text:p/>
          </draw:line>
          <draw:line draw:z-index="4" draw:style-name="gr7" draw:text-style-name="P3" svg:x1="304.89mm" svg:y1="148.93mm" svg:x2="304.89mm" svg:y2="193.22mm">
            <text:p/>
          </draw:line>
          <draw:line draw:z-index="5" draw:style-name="gr7" draw:text-style-name="P3" svg:x1="387.74mm" svg:y1="59.41mm" svg:x2="387.74mm" svg:y2="104.18mm">
            <text:p/>
          </draw:line>
          <draw:line draw:z-index="6" draw:style-name="gr7" draw:text-style-name="P3" svg:x1="387.48mm" svg:y1="148.93mm" svg:x2="387.48mm" svg:y2="193.49mm">
            <text:p/>
          </draw:line>
          <draw:control draw:z-index="7" draw:style-name="gr4" draw:text-style-name="P5" svg:width="40.19mm" svg:height="16.8mm" svg:x="326.09mm" svg:y="5.92mm" draw:control="control27"/>
          <draw:control draw:z-index="8" draw:style-name="gr4" draw:text-style-name="P5" svg:width="39.9mm" svg:height="16.8mm" svg:x="276.58mm" svg:y="6.64mm" draw:control="control28"/>
          <draw:line draw:z-index="9" draw:style-name="gr5" draw:text-style-name="P3" svg:x1="81.35mm" svg:y1="5.56mm" svg:x2="81.35mm" svg:y2="23.68mm">
            <text:p/>
          </draw:line>
          <draw:control draw:z-index="10" draw:style-name="gr1" draw:text-style-name="P1" svg:width="52.01mm" svg:height="15mm" svg:x="443.04mm" svg:y="226.34mm" draw:control="control29"/>
          <draw:control draw:z-index="11" draw:style-name="gr1" draw:text-style-name="P1" svg:width="101.9mm" svg:height="15mm" svg:x="442.8mm" svg:y="253.97mm" draw:control="control30"/>
        </table:shapes>
        <table:table-column table:style-name="co21" table:default-cell-style-name="ce85"/>
        <table:table-column table:style-name="co22" table:default-cell-style-name="ce85"/>
        <table:table-column table:style-name="co23" table:number-columns-repeated="2" table:default-cell-style-name="ce85"/>
        <table:table-column table:style-name="co24" table:default-cell-style-name="ce85"/>
        <table:table-column table:style-name="co23" table:number-columns-repeated="2" table:default-cell-style-name="ce85"/>
        <table:table-column table:style-name="co24" table:default-cell-style-name="ce85"/>
        <table:table-column table:style-name="co23" table:number-columns-repeated="2" table:default-cell-style-name="ce85"/>
        <table:table-column table:style-name="co22" table:default-cell-style-name="ce85"/>
        <table:table-column table:style-name="co26" table:number-columns-repeated="3" table:default-cell-style-name="ce85"/>
        <table:table-column table:style-name="co13" table:default-cell-style-name="ce85"/>
        <table:table-column table:style-name="co25" table:default-cell-style-name="ce85"/>
        <table:table-column table:style-name="co1" table:number-columns-repeated="48" table:default-cell-style-name="ce85"/>
        <table:table-row table:style-name="ro8">
          <table:table-cell table:style-name="ce71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6]" office:value-type="string" office:string-value="Signe de (-5x-2)" calcext:value-type="string">
            <text:p>Signe de (-5x-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8">
          <table:table-cell table:style-name="ce60" table:formula="of:=[$Données.A187]" office:value-type="string" office:string-value="Signe de (5x-7)" calcext:value-type="string">
            <text:p>Signe de (5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8]" office:value-type="string" office:string-value="Signe de (7x-1)" calcext:value-type="string">
            <text:p>Signe de (7x-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8">
          <table:table-cell table:style-name="ce60" table:formula="of:=[$Données.A189]" office:value-type="string" office:string-value="Signe de (-5x-2) / [(5x-7)(7x-1)]" calcext:value-type="string">
            <text:p>Signe de (-5x-2) / [(5x-7)(7x-1)]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G$1]);[Données.C185];&quot;&quot;)" table:number-columns-spanned="2" table:number-rows-spanned="1">
            <text:p/>
          </table:table-cell>
          <table:covered-table-cell table:style-name="ce565"/>
          <table:table-cell table:style-name="ce565"/>
          <table:table-cell table:style-name="ce585" table:formula="of:=IF(AND([.$X$1];[.$X$2];[$Synthèse.$G$1]);[Données.F185];&quot;&quot;)" table:number-columns-spanned="2" table:number-rows-spanned="1">
            <text:p/>
          </table:table-cell>
          <table:covered-table-cell table:style-name="ce564"/>
          <table:table-cell table:style-name="ce564"/>
          <table:table-cell table:style-name="ce585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9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.A5]" office:value-type="string" office:string-value="Signe de (-5x-2)" calcext:value-type="string">
            <text:p>Signe de (-5x-2)</text:p>
          </table:table-cell>
          <table:table-cell table:style-name="ce583" table:formula="of:=IF(AND([.$X$1];[.$X$2];[$Synthèse.$G$1]);[Données.B186];&quot;&quot;)">
            <text:p/>
          </table:table-cell>
          <table:table-cell table:style-name="ce565" table:formula="of:=IF(AND([.$X$1];[.$X$2];[$Synthèse.$G$1]);[Données.C186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6];&quot;&quot;)">
            <text:p/>
          </table:table-cell>
          <table:table-cell table:style-name="ce565" table:formula="of:=IF(AND([.$X$1];[.$X$2];[$Synthèse.$G$1]);[Données.F186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6];&quot;&quot;)">
            <text:p/>
          </table:table-cell>
          <table:table-cell table:style-name="ce565" table:formula="of:=IF(AND([.$X$1];[.$X$2];[$Synthèse.$G$1]);[Données.I186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6]" office:value-type="string" office:string-value="Signe de (5x-7)" calcext:value-type="string">
            <text:p>Signe de (5x-7)</text:p>
          </table:table-cell>
          <table:table-cell table:style-name="ce583" table:formula="of:=IF(AND([.$X$1];[.$X$2];[$Synthèse.$G$1]);[Données.B187];&quot;&quot;)">
            <text:p/>
          </table:table-cell>
          <table:table-cell table:style-name="ce565" table:formula="of:=IF(AND([.$X$1];[.$X$2];[$Synthèse.$G$1]);[Données.C187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7];&quot;&quot;)">
            <text:p/>
          </table:table-cell>
          <table:table-cell table:style-name="ce565" table:formula="of:=IF(AND([.$X$1];[.$X$2];[$Synthèse.$G$1]);[Données.F187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7];&quot;&quot;)">
            <text:p/>
          </table:table-cell>
          <table:table-cell table:style-name="ce565" table:formula="of:=IF(AND([.$X$1];[.$X$2];[$Synthèse.$G$1]);[Données.I187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7]" office:value-type="string" office:string-value="Signe de (7x-1)" calcext:value-type="string">
            <text:p>Signe de (7x-1)</text:p>
          </table:table-cell>
          <table:table-cell table:style-name="ce583" table:formula="of:=IF(AND([.$X$1];[.$X$2];[$Synthèse.$G$1]);[Données.B188];&quot;&quot;)">
            <text:p/>
          </table:table-cell>
          <table:table-cell table:style-name="ce565" table:formula="of:=IF(AND([.$X$1];[.$X$2];[$Synthèse.$G$1]);[Données.C188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8];&quot;&quot;)">
            <text:p/>
          </table:table-cell>
          <table:table-cell table:style-name="ce565" table:formula="of:=IF(AND([.$X$1];[.$X$2];[$Synthèse.$G$1]);[Données.F188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8];&quot;&quot;)">
            <text:p/>
          </table:table-cell>
          <table:table-cell table:style-name="ce565" table:formula="of:=IF(AND([.$X$1];[.$X$2];[$Synthèse.$G$1]);[Données.I188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8]" office:value-type="string" office:string-value="Signe de (-5x-2) / [(5x-7)(7x-1)]" calcext:value-type="string">
            <text:p>Signe de (-5x-2) / [(5x-7)(7x-1)]</text:p>
          </table:table-cell>
          <table:table-cell table:style-name="ce583" table:formula="of:=IF(AND([.$X$1];[.$X$2];[$Synthèse.$G$1]);[Données.B189];&quot;&quot;)">
            <text:p/>
          </table:table-cell>
          <table:table-cell table:style-name="ce565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565" table:formula="of:=IF(AND([.$X$1];[.$X$2];[$Synthèse.$G$1]);[Données.E189];&quot;&quot;)">
            <text:p/>
          </table:table-cell>
          <table:table-cell table:style-name="ce565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565" table:formula="of:=IF(AND([.$X$1];[.$X$2];[$Synthèse.$G$1]);[Données.H189];&quot;&quot;)">
            <text:p/>
          </table:table-cell>
          <table:table-cell table:style-name="ce565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904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(-5x-2) / [(5x-7)(7x-1)] = 0" calcext:value-type="string" table:number-columns-spanned="9" table:number-rows-spanned="1">
            <text:p>(-5x-2) / [(5x-7)(7x-1)] = 0</text:p>
          </table:table-cell>
          <table:covered-table-cell table:style-name="ce169"/>
          <table:covered-table-cell/>
          <table:covered-table-cell table:style-name="ce851"/>
          <table:covered-table-cell table:style-name="ce856"/>
          <table:covered-table-cell table:number-columns-repeated="2"/>
          <table:covered-table-cell table:number-columns-repeated="2" table:style-name="Default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87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864"/>
          <table:table-cell table:style-name="ce869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2" table:formula="of:=IF(ISBLANK([.B17]);&quot;&quot;;IF(AND([.$X$1];[$Synthèse.$G$1]);IF([.B17]=[$Données.B192];1;0);&quot;&quot;))">
            <text:p/>
          </table:table-cell>
          <table:table-cell table:style-name="ce876" table:formula="of:=IF(ISBLANK([.C17]);&quot;&quot;;IF(AND([.$X$1];[$Synthèse.$G$1]);IF([.C17]=[$Données.C192];1;0);&quot;&quot;))">
            <text:p/>
          </table:table-cell>
          <table:table-cell table:style-name="ce881" table:formula="of:=IF(ISBLANK([.D17]);&quot;&quot;;IF(AND([.$X$1];[$Synthèse.$G$1]);IF([.D17]=[$Données.D192];1;0);&quot;&quot;))">
            <text:p/>
          </table:table-cell>
          <table:table-cell table:style-name="ce886" table:formula="of:=IF(ISBLANK([.E17]);&quot;&quot;;IF(AND([.$X$1];[$Synthèse.$G$1]);IF([.E17]=[$Données.E192];1;0);&quot;&quot;))" table:number-columns-spanned="2" table:number-rows-spanned="1">
            <text:p/>
          </table:table-cell>
          <table:covered-table-cell table:style-name="ce665"/>
          <table:table-cell table:style-name="ce881" table:formula="of:=IF(ISBLANK([.G17]);&quot;&quot;;IF(AND([.$X$1];[$Synthèse.$G$1]);IF([.G17]=[$Données.F192];1;0);&quot;&quot;))">
            <text:p/>
          </table:table-cell>
          <table:table-cell table:style-name="ce886" table:formula="of:=IF(ISBLANK([.H17]);&quot;&quot;;IF(AND([.$X$1];[$Synthèse.$G$1]);IF([.H17]=[$Données.G192];1;0);&quot;&quot;))" table:number-columns-spanned="2" table:number-rows-spanned="1">
            <text:p/>
          </table:table-cell>
          <table:covered-table-cell table:style-name="ce665"/>
          <table:table-cell table:style-name="ce896" table:formula="of:=IF(ISBLANK([.J17]);&quot;&quot;;IF(AND([.$X$1];[$Synthèse.$G$1]);IF([.J17]=[$Données.H192];1;0);&quot;&quot;)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3" table:formula="of:=IF(AND([.$X$1];[.$X$2];[$Synthèse.$G$1]);[$Données.B192];&quot;&quot;)">
            <text:p/>
          </table:table-cell>
          <table:table-cell table:style-name="ce877" table:formula="of:=IF(AND([.$X$1];[.$X$2];[$Synthèse.$G$1]);[$Données.C192];&quot;&quot;)">
            <text:p/>
          </table:table-cell>
          <table:table-cell table:style-name="ce882" table:formula="of:=IF(AND([.$X$1];[.$X$2];[$Synthèse.$G$1]);[$Données.D192];&quot;&quot;)">
            <text:p/>
          </table:table-cell>
          <table:table-cell table:style-name="ce887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882" table:formula="of:=IF(AND([.$X$1];[.$X$2];[$Synthèse.$G$1]);[$Données.F192];&quot;&quot;)">
            <text:p/>
          </table:table-cell>
          <table:table-cell table:style-name="ce862" table:formula="of:=IF(AND([.$X$1];[.$X$2];[$Synthèse.$G$1]);[$Données.G192];&quot;&quot;)" table:number-columns-spanned="2" table:number-rows-spanned="1">
            <text:p/>
          </table:table-cell>
          <table:covered-table-cell table:style-name="ce865"/>
          <table:table-cell table:style-name="ce897" table:formula="of:=IF(AND([.$X$1];[.$X$2];[$Synthèse.$G$1]);[$Données.H192];&quot;&quot;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260" table:number-columns-repeated="8"/>
          <table:table-cell table:style-name="ce244" table:number-columns-repeated="6"/>
          <table:table-cell table:number-columns-repeated="50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(-5x-2) / [(5x-7)(7x-1)] ≥ 0" calcext:value-type="string" table:number-columns-spanned="11" table:number-rows-spanned="1">
            <text:p>(-5x-2) / [(5x-7)(7x-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4" table:formula="of:=IF(ISBLANK([.B22]);&quot;&quot;;IF(AND([.$X$1];[$Synthèse.$G$1]);IF([.B22]=[$Données.B200];1;0);&quot;&quot;))">
            <text:p/>
          </table:table-cell>
          <table:table-cell table:style-name="ce878" table:formula="of:=IF(ISBLANK([.C22]);&quot;&quot;;IF(AND([.$X$1];[$Synthèse.$G$1]);IF([.C22]=[$Données.C200];1;0);&quot;&quot;))">
            <text:p/>
          </table:table-cell>
          <table:table-cell table:style-name="ce878" table:formula="of:=IF(ISBLANK([.D22]);&quot;&quot;;IF(AND([.$X$1];[$Synthèse.$G$1]);IF([.D22]=[$Données.D200];1;0);&quot;&quot;))">
            <text:p/>
          </table:table-cell>
          <table:table-cell table:style-name="ce888" table:formula="of:=IF(ISBLANK([.E22]);&quot;&quot;;IF(AND([.$X$1];[$Synthèse.$G$1]);IF([.E22]=[$Données.E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G22]);&quot;&quot;;IF(AND([.$X$1];[$Synthèse.$G$1]);IF([.G22]=[$Données.F200];1;0);&quot;&quot;))">
            <text:p/>
          </table:table-cell>
          <table:table-cell table:style-name="ce888" table:formula="of:=IF(ISBLANK([.H22]);&quot;&quot;;IF(AND([.$X$1];[$Synthèse.$G$1]);IF([.H22]=[$Données.G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J22]);&quot;&quot;;IF(AND([.$X$1];[$Synthèse.$G$1]);IF([.J22]=[$Données.H200];1;0);&quot;&quot;))">
            <text:p/>
          </table:table-cell>
          <table:table-cell table:style-name="ce878" table:formula="of:=IF(ISBLANK([.K22]);&quot;&quot;;IF(AND([.$X$1];[$Synthèse.$G$1]);IF([.K22]=[$Données.I200];1;0);&quot;&quot;))">
            <text:p/>
          </table:table-cell>
          <table:table-cell table:style-name="ce878" table:formula="of:=IF(ISBLANK([.L22]);&quot;&quot;;IF(AND([.$X$1];[$Synthèse.$G$1]);IF([.L22]=[$Données.J200];1;0);&quot;&quot;))">
            <text:p/>
          </table:table-cell>
          <table:table-cell table:style-name="ce878" table:formula="of:=IF(ISBLANK([.M22]);&quot;&quot;;IF(AND([.$X$1];[$Synthèse.$G$1]);IF([.M22]=[$Données.K200];1;0);&quot;&quot;))">
            <text:p/>
          </table:table-cell>
          <table:table-cell table:style-name="ce907" table:formula="of:=IF(ISBLANK([.N22]);&quot;&quot;;IF(AND([.$X$1];[$Synthèse.$G$1]);IF([.N22]=[$Données.L200];1;0);&quot;&quot;))">
            <text:p/>
          </table:table-cell>
          <table:table-cell table:number-columns-repeated="50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5" table:formula="of:=IF(AND([.$X$1];[.$X$2];[$Synthèse.$G$1]);[$Données.B201];&quot;&quot;)">
            <text:p/>
          </table:table-cell>
          <table:table-cell table:style-name="ce879" table:formula="of:=IF(AND([.$X$1];[.$X$2];[$Synthèse.$G$1]);[$Données.C201];&quot;&quot;)">
            <text:p/>
          </table:table-cell>
          <table:table-cell table:style-name="ce883" table:formula="of:=IF(AND([.$X$1];[.$X$2];[$Synthèse.$G$1]);[$Données.D201];&quot;&quot;)">
            <text:p/>
          </table:table-cell>
          <table:table-cell table:style-name="ce889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883" table:formula="of:=IF(AND([.$X$1];[.$X$2];[$Synthèse.$G$1]);[$Données.F201];&quot;&quot;)">
            <text:p/>
          </table:table-cell>
          <table:table-cell table:style-name="ce899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883" table:formula="of:=IF(AND([.$X$1];[.$X$2];[$Synthèse.$G$1]);[$Données.H201];&quot;&quot;)">
            <text:p/>
          </table:table-cell>
          <table:table-cell table:style-name="ce879" table:formula="of:=IF(AND([.$X$1];[.$X$2];[$Synthèse.$G$1]);[$Données.I201];&quot;&quot;)">
            <text:p/>
          </table:table-cell>
          <table:table-cell table:style-name="ce883" table:formula="of:=IF(AND([.$X$1];[.$X$2];[$Synthèse.$G$1]);[$Données.J201];&quot;&quot;)">
            <text:p/>
          </table:table-cell>
          <table:table-cell table:style-name="ce879" table:formula="of:=IF(AND([.$X$1];[.$X$2];[$Synthèse.$G$1]);[$Données.K201];&quot;&quot;)">
            <text:p/>
          </table:table-cell>
          <table:table-cell table:style-name="ce908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8">
          <table:table-cell table:number-columns-repeated="64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909"/>
          <table:table-cell table:number-columns-repeated="48"/>
        </table:table-row>
        <table:table-row table:style-name="ro8">
          <table:table-cell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910"/>
          <table:table-cell table:style-name="ce912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50"/>
        </table:table-row>
        <table:table-row table:style-name="ro8">
          <table:table-cell table:number-columns-repeated="8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45"/>
        </table:table-row>
        <table:table-row table:style-name="ro8" table:number-rows-repeated="1048544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6'.B23:'Niveau 6'.N23">
            <calcext:condition calcext:apply-style-name="FAUX" calcext:value="formula-is(IF([.B23]=1))" calcext:base-cell-address="'Niveau 6'.B23"/>
            <calcext:condition calcext:apply-style-name="VRAI" calcext:value="formula-is(IF([.B23]=0))" calcext:base-cell-address="'Niveau 6'.B23"/>
          </calcext:conditional-format>
          <calcext:conditional-format calcext:target-range-address="'Niveau 6'.B24:'Niveau 6'.N24">
            <calcext:condition calcext:apply-style-name="FAUX" calcext:value="formula-is(IF([.B23]=1))" calcext:base-cell-address="'Niveau 6'.B24"/>
            <calcext:condition calcext:apply-style-name="VRAI" calcext:value="formula-is(IF([.B23]=0))" calcext:base-cell-address="'Niveau 6'.B24"/>
          </calcext:conditional-format>
          <calcext:conditional-format calcext:target-range-address="'Niveau 6'.B19:'Niveau 6'.B19">
            <calcext:condition calcext:apply-style-name="FAUX" calcext:value="formula-is(IF([.B18]=1))" calcext:base-cell-address="'Niveau 6'.B19"/>
            <calcext:condition calcext:apply-style-name="VRAI" calcext:value="formula-is(IF([.B18]=0))" calcext:base-cell-address="'Niveau 6'.B19"/>
          </calcext:conditional-format>
          <calcext:conditional-format calcext:target-range-address="'Niveau 6'.C19:'Niveau 6'.C19">
            <calcext:condition calcext:apply-style-name="FAUX" calcext:value="formula-is(IF([.C18]=1))" calcext:base-cell-address="'Niveau 6'.C19"/>
            <calcext:condition calcext:apply-style-name="VRAI" calcext:value="formula-is(IF([.C18]=0))" calcext:base-cell-address="'Niveau 6'.C19"/>
          </calcext:conditional-format>
          <calcext:conditional-format calcext:target-range-address="'Niveau 6'.D19:'Niveau 6'.J19">
            <calcext:condition calcext:apply-style-name="FAUX" calcext:value="formula-is(IF([.D18]=1))" calcext:base-cell-address="'Niveau 6'.D19"/>
            <calcext:condition calcext:apply-style-name="VRAI" calcext:value="formula-is(IF([.D18]=0))" calcext:base-cell-address="'Niveau 6'.D19"/>
          </calcext:conditional-format>
          <calcext:conditional-format calcext:target-range-address="'Niveau 6'.B18:'Niveau 6'.B18">
            <calcext:condition calcext:apply-style-name="FAUX" calcext:value="formula-is(IF([.B18]=1))" calcext:base-cell-address="'Niveau 6'.B18"/>
            <calcext:condition calcext:apply-style-name="VRAI" calcext:value="formula-is(IF([.B18]=0))" calcext:base-cell-address="'Niveau 6'.B18"/>
          </calcext:conditional-format>
          <calcext:conditional-format calcext:target-range-address="'Niveau 6'.C18:'Niveau 6'.C18">
            <calcext:condition calcext:apply-style-name="FAUX" calcext:value="formula-is(IF([.C18]=1))" calcext:base-cell-address="'Niveau 6'.C18"/>
            <calcext:condition calcext:apply-style-name="VRAI" calcext:value="formula-is(IF([.C18]=0))" calcext:base-cell-address="'Niveau 6'.C18"/>
          </calcext:conditional-format>
          <calcext:conditional-format calcext:target-range-address="'Niveau 6'.D18:'Niveau 6'.J18">
            <calcext:condition calcext:apply-style-name="FAUX" calcext:value="formula-is(IF([.D18]=1))" calcext:base-cell-address="'Niveau 6'.D18"/>
            <calcext:condition calcext:apply-style-name="VRAI" calcext:value="formula-is(IF([.D18]=0))" calcext:base-cell-address="'Niveau 6'.D18"/>
          </calcext:conditional-format>
          <calcext:conditional-format calcext:target-range-address="'Niveau 6'.N26:'Niveau 6'.P27">
            <calcext:condition calcext:apply-style-name="VRAI" calcext:value="formula-is(IF([.P25]=0))" calcext:base-cell-address="'Niveau 6'.N26"/>
            <calcext:condition calcext:apply-style-name="FAUX" calcext:value="formula-is(IF([.P25]=1))" calcext:base-cell-address="'Niveau 6'.N26"/>
          </calcext:conditional-format>
          <calcext:conditional-format calcext:target-range-address="'Niveau 6'.N26:'Niveau 6'.P27">
            <calcext:condition calcext:apply-style-name="FAUX" calcext:value="formula-is(IF([.P25]=1))" calcext:base-cell-address="'Niveau 6'.N26"/>
            <calcext:condition calcext:apply-style-name="VRAI" calcext:value="formula-is(IF([.P25]=0))" calcext:base-cell-address="'Niveau 6'.N26"/>
          </calcext:conditional-format>
        </calcext:conditional-formats>
      </table:table>
      <table:table table:name="Données" table:style-name="ta8" table:protected="true" table:protection-key="f713z/3IqQAiQuv3Dsllmeji4Z4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7" table:default-cell-style-name="ce918"/>
        <table:table-column table:style-name="co28" table:default-cell-style-name="ce918"/>
        <table:table-column table:style-name="co29" table:default-cell-style-name="ce918"/>
        <table:table-column table:style-name="co30" table:default-cell-style-name="ce918"/>
        <table:table-column table:style-name="co31" table:default-cell-style-name="ce918"/>
        <table:table-column table:style-name="co32" table:default-cell-style-name="ce918"/>
        <table:table-column table:style-name="co33" table:number-columns-repeated="2" table:default-cell-style-name="ce918"/>
        <table:table-column table:style-name="co34" table:number-columns-repeated="5" table:default-cell-style-name="ce918"/>
        <table:table-column table:style-name="co35" table:default-cell-style-name="ce918"/>
        <table:table-column table:style-name="co36" table:default-cell-style-name="ce918"/>
        <table:table-column table:style-name="co36" table:default-cell-style-name="ce1015"/>
        <table:table-column table:style-name="co36" table:number-columns-repeated="5" table:default-cell-style-name="ce918"/>
        <table:table-column table:style-name="co1" table:number-columns-repeated="43" table:default-cell-style-name="ce918"/>
        <table:table-row table:style-name="ro4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21"/>
          <table:table-cell table:style-name="ce824"/>
          <table:table-cell table:style-name="ce921" table:number-columns-repeated="48"/>
        </table:table-row>
        <table:table-row table:style-name="ro4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178152979872575" calcext:value-type="float">
            <text:p>0,178152979872575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9" calcext:value-type="float">
            <text:p>29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417558356087966" calcext:value-type="float">
            <text:p>0,417558356087966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6" calcext:value-type="float">
            <text:p>16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190326328085548" calcext:value-type="float">
            <text:p>0,190326328085548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6" calcext:value-type="float">
            <text:p>26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954805118334385" calcext:value-type="float">
            <text:p>0,954805118334385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2" calcext:value-type="float">
            <text:p>2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340666693654725" calcext:value-type="float">
            <text:p>0,34066669365472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19" calcext:value-type="float">
            <text:p>19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116101647936257" calcext:value-type="float">
            <text:p>0,116101647936257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30" calcext:value-type="float">
            <text:p>30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567355357646498" calcext:value-type="float">
            <text:p>0,5673553576464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9" calcext:value-type="float">
            <text:p>9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84481608924887" calcext:value-type="float">
            <text:p>0,84481608924887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6" calcext:value-type="float">
            <text:p>6</text:p>
          </table:table-cell>
          <table:table-cell table:style-name="ce974"/>
          <table:table-cell table:number-columns-repeated="48"/>
        </table:table-row>
        <table:table-row table:style-name="ro4">
          <table:table-cell table:style-name="ce702" office:value-type="float" office:value="0.427353152988737" calcext:value-type="float">
            <text:p>0,42735315298873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15" calcext:value-type="float">
            <text:p>15</text:p>
          </table:table-cell>
          <table:table-cell table:style-name="ce974"/>
          <table:table-cell table:number-columns-repeated="48"/>
        </table:table-row>
        <table:table-row table:style-name="ro4">
          <table:table-cell table:style-name="ce702" office:value-type="float" office:value="0.35887087452986" calcext:value-type="float">
            <text:p>0,35887087452986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17" calcext:value-type="float">
            <text:p>17</text:p>
          </table:table-cell>
          <table:table-cell table:style-name="ce974"/>
          <table:table-cell table:number-columns-repeated="48"/>
        </table:table-row>
        <table:table-row table:style-name="ro4">
          <table:table-cell table:style-name="ce702" office:value-type="float" office:value="0.309017590893224" calcext:value-type="float">
            <text:p>0,309017590893224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1" calcext:value-type="float">
            <text:p>21</text:p>
          </table:table-cell>
          <table:table-cell table:style-name="ce974"/>
          <table:table-cell table:number-columns-repeated="48"/>
        </table:table-row>
        <table:table-row table:style-name="ro4">
          <table:table-cell table:style-name="ce702" office:value-type="float" office:value="0.537302287880288" calcext:value-type="float">
            <text:p>0,537302287880288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12" calcext:value-type="float">
            <text:p>12</text:p>
          </table:table-cell>
          <table:table-cell table:style-name="ce974"/>
          <table:table-cell table:number-columns-repeated="48"/>
        </table:table-row>
        <table:table-row table:style-name="ro4">
          <table:table-cell table:style-name="ce702" office:value-type="float" office:value="0.565166014880424" calcext:value-type="float">
            <text:p>0,565166014880424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10" calcext:value-type="float">
            <text:p>10</text:p>
          </table:table-cell>
          <table:table-cell table:style-name="ce974"/>
          <table:table-cell table:number-columns-repeated="48"/>
        </table:table-row>
        <table:table-row table:style-name="ro4">
          <table:table-cell table:style-name="ce702" office:value-type="float" office:value="0.234719241826499" calcext:value-type="float">
            <text:p>0,23471924182649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23" calcext:value-type="float">
            <text:p>23</text:p>
          </table:table-cell>
          <table:table-cell table:style-name="ce974"/>
          <table:table-cell table:number-columns-repeated="48"/>
        </table:table-row>
        <table:table-row table:style-name="ro4">
          <table:table-cell table:style-name="ce702" office:value-type="float" office:value="0.552198940255874" calcext:value-type="float">
            <text:p>0,552198940255874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11" calcext:value-type="float">
            <text:p>11</text:p>
          </table:table-cell>
          <table:table-cell table:style-name="ce974"/>
          <table:table-cell table:number-columns-repeated="48"/>
        </table:table-row>
        <table:table-row table:style-name="ro4">
          <table:table-cell table:style-name="ce702" office:value-type="float" office:value="0.919782706342301" calcext:value-type="float">
            <text:p>0,919782706342301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4" calcext:value-type="float">
            <text:p>4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332470321874943" calcext:value-type="float">
            <text:p>0,332470321874943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0" calcext:value-type="float">
            <text:p>20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455948990956275" calcext:value-type="float">
            <text:p>0,455948990956275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4" calcext:value-type="float">
            <text:p>14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282907416357306" calcext:value-type="float">
            <text:p>0,282907416357306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22" calcext:value-type="float">
            <text:p>22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178825437083902" calcext:value-type="float">
            <text:p>0,178825437083902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28" calcext:value-type="float">
            <text:p>28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355800221538202" calcext:value-type="float">
            <text:p>0,355800221538202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8" calcext:value-type="float">
            <text:p>18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676074570608513" calcext:value-type="float">
            <text:p>0,67607457060851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7" calcext:value-type="float">
            <text:p>7</text:p>
          </table:table-cell>
          <table:table-cell table:style-name="ce974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4">
          <table:table-cell table:style-name="ce702" office:value-type="float" office:value="0.578934446631908" calcext:value-type="float">
            <text:p>0,57893444663190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974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4">
          <table:table-cell table:style-name="ce702" office:value-type="float" office:value="0.881800517939542" calcext:value-type="float">
            <text:p>0,881800517939542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5" calcext:value-type="float">
            <text:p>5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946576599385396" calcext:value-type="float">
            <text:p>0,946576599385396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3" calcext:value-type="float">
            <text:p>3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487628145792948" calcext:value-type="float">
            <text:p>0,487628145792948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3" calcext:value-type="float">
            <text:p>13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216242243410825" calcext:value-type="float">
            <text:p>0,216242243410825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4" calcext:value-type="float">
            <text:p>24</text:p>
          </table:table-cell>
          <table:table-cell table:style-name="ce974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2" office:value-type="float" office:value="0.984342140833316" calcext:value-type="float">
            <text:p>0,984342140833316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1" calcext:value-type="float">
            <text:p>1</text:p>
          </table:table-cell>
          <table:table-cell table:style-name="ce974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2" office:value-type="float" office:value="0.186803110178663" calcext:value-type="float">
            <text:p>0,18680311017866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8" calcext:value-type="float">
            <text:p>8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8x-1)" calcext:value-type="string">
            <text:p>(8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8" calcext:value-type="float">
            <text:p>8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8" calcext:value-type="float">
            <text:p>8</text:p>
          </table:table-cell>
          <table:table-cell table:style-name="ce702" table:formula="of:=-[.H31]/[.G31]" office:value-type="float" office:value="0.125" calcext:value-type="float">
            <text:p>0,125</text:p>
          </table:table-cell>
          <table:table-cell table:style-name="ce807" table:formula="of:=-[.H31]/[.G31]" office:value-type="float" office:value="0.125" calcext:value-type="float">
            <text:p><text:s/>1/8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8" calcext:value-type="string">
            <text:p>1/8</text:p>
          </table:table-cell>
          <table:table-cell table:style-name="ce702" table:formula="of:=RANK([.A31];[.$A$3:.$A$32];0)" office:value-type="float" office:value="27" calcext:value-type="float">
            <text:p>27</text:p>
          </table:table-cell>
          <table:table-cell table:style-name="ce974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2" office:value-type="float" office:value="0.208713090961128" calcext:value-type="float">
            <text:p>0,208713090961128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25" calcext:value-type="float">
            <text:p>25</text:p>
          </table:table-cell>
          <table:table-cell table:style-name="ce974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4">
          <table:table-cell table:number-columns-repeated="21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6"/>
          <table:table-cell table:style-name="ce726" table:number-columns-repeated="14"/>
          <table:table-cell/>
          <table:table-cell table:style-name="ce1015" table:number-columns-repeated="5"/>
          <table:table-cell table:style-name="ce795" table:number-columns-repeated="2"/>
          <table:table-cell table:style-name="ce1015" table:number-columns-repeated="41"/>
        </table:table-row>
        <table:table-row table:style-name="ro4">
          <table:table-cell table:style-name="ce921"/>
          <table:table-cell table:style-name="ce938" office:value-type="string" calcext:value-type="string">
            <text:p>a₁</text:p>
          </table:table-cell>
          <table:table-cell table:style-name="ce938" office:value-type="string" calcext:value-type="string">
            <text:p>b₁</text:p>
          </table:table-cell>
          <table:table-cell table:style-name="ce973" office:value-type="string" calcext:value-type="string">
            <text:p>Facteur 1</text:p>
          </table:table-cell>
          <table:table-cell table:style-name="ce938" office:value-type="string" calcext:value-type="string">
            <text:p>rac 1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9"/>
          <table:table-cell table:number-columns-repeated="9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29" calcext:value-type="float">
            <text:p>29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+29)" calcext:value-type="string">
            <text:p>(x+29)</text:p>
          </table:table-cell>
          <table:table-cell table:style-name="ce722" table:formula="of:=-[.C38]/[.B38]" office:value-type="float" office:value="-29" calcext:value-type="float">
            <text:p>-29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38];[.E40])" office:value-type="float" office:value="-29" calcext:value-type="float">
            <text:p>-29</text:p>
          </table:table-cell>
          <table:table-cell table:style-name="ce722" table:formula="of:=MAX([.E38];[.E40])" office:value-type="float" office:value="16" calcext:value-type="float">
            <text:p>16</text:p>
          </table:table-cell>
          <table:table-cell table:style-name="ce1019"/>
          <table:table-cell table:number-columns-repeated="9"/>
          <table:table-cell table:style-name="ce957"/>
          <table:table-cell table:number-columns-repeated="42"/>
        </table:table-row>
        <table:table-row table:style-name="ro4">
          <table:table-cell/>
          <table:table-cell table:style-name="ce938" office:value-type="string" calcext:value-type="string">
            <text:p>a₂</text:p>
          </table:table-cell>
          <table:table-cell table:style-name="ce938" office:value-type="string" calcext:value-type="string">
            <text:p>b₂</text:p>
          </table:table-cell>
          <table:table-cell table:style-name="ce973" office:value-type="string" calcext:value-type="string">
            <text:p>Facteur 2</text:p>
          </table:table-cell>
          <table:table-cell table:style-name="ce938" office:value-type="string" calcext:value-type="string">
            <text:p>rac 2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938"/>
          <table:table-cell table:style-name="ce957"/>
          <table:table-cell table:style-name="ce938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957"/>
          <table:table-cell/>
          <table:table-cell table:style-name="ce834"/>
          <table:table-cell table:number-columns-repeated="40"/>
        </table:table-row>
        <table:table-row table:style-name="ro4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-16" calcext:value-type="float">
            <text:p>-16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-16)" calcext:value-type="string">
            <text:p>(x-16)</text:p>
          </table:table-cell>
          <table:table-cell table:style-name="ce722" table:formula="of:=-[.C40]/[.B40]" office:value-type="float" office:value="16" calcext:value-type="float">
            <text:p>16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957" table:number-columns-repeated="2"/>
          <table:table-cell table:number-columns-repeated="11"/>
          <table:table-cell table:style-name="ce957"/>
          <table:table-cell table:number-columns-repeated="42"/>
        </table:table-row>
        <table:table-row table:style-name="ro4">
          <table:table-cell table:style-name="ce957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4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957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45" table:formula="of:=[.J38]" office:value-type="float" office:value="-29" calcext:value-type="float" table:number-columns-spanned="2" table:number-rows-spanned="1">
            <text:p>-29</text:p>
          </table:table-cell>
          <table:covered-table-cell table:style-name="ce945" table:formula="of:=#REF!" office:value-type="string" office:string-value="" calcext:value-type="error">
            <text:p>#RÉF !</text:p>
          </table:covered-table-cell>
          <table:table-cell table:style-name="ce945"/>
          <table:table-cell table:style-name="ce945" table:formula="of:=[.K38]" office:value-type="float" office:value="16" calcext:value-type="float" table:number-columns-spanned="2" table:number-rows-spanned="1">
            <text:p>1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957"/>
          <table:table-cell table:number-columns-repeated="5"/>
          <table:table-cell table:style-name="ce831"/>
          <table:table-cell table:number-columns-repeated="43"/>
        </table:table-row>
        <table:table-row table:style-name="ro4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+29)" calcext:value-type="string">
            <text:p>Signe de (x+29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45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945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45" table:formula="of:=IF([.K39]=1;[.G38];[.G40])" office:value-type="string" office:string-value="+" calcext:value-type="string">
            <text:p>+</text:p>
          </table:table-cell>
          <table:table-cell table:style-name="ce945" table:formula="of:=IF([.K39]=1;IF([.E38]=[.K38];0;&quot;&quot;);IF([.E40]=[.K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957"/>
          <table:table-cell table:number-columns-repeated="49"/>
        </table:table-row>
        <table:table-row table:style-name="ro4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-16)" calcext:value-type="string">
            <text:p>Signe de (x-16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45" table:formula="of:=IF([.K39]=2;IF([.E40]=[.K38];0;&quot;&quot;);IF([.E38]=[.K38];0;&quot;&quot;))" table:number-columns-spanned="2" table:number-rows-spanned="1">
            <text:p/>
          </table:table-cell>
          <table:covered-table-cell table:style-name="ce731"/>
          <table:table-cell table:style-name="ce945" table:formula="of:=IF([.K39]=2;[.G38];[.G40])" office:value-type="string" office:string-value="-" calcext:value-type="string">
            <text:p>-</text:p>
          </table:table-cell>
          <table:table-cell table:style-name="ce945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4">
          <table:table-cell table:style-name="ce712" table:formula="of:=COM.MICROSOFT.CONCAT(&quot;Signe de &quot;;[.D38];[.D40])" office:value-type="string" office:string-value="Signe de (x+29)(x-16)" calcext:value-type="string">
            <text:p>Signe de (x+29)(x-16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957"/>
          <table:table-cell table:number-columns-repeated="49"/>
        </table:table-row>
        <table:table-row table:style-name="ro4">
          <table:table-cell table:style-name="ce957" table:number-columns-repeated="14"/>
          <table:table-cell table:number-columns-repeated="50"/>
        </table:table-row>
        <table:table-row table:style-name="ro4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COM.MICROSOFT.CONCAT([.D38];[.D40];&quot; = 0&quot;)" office:value-type="string" office:string-value="(x+29)(x-16) = 0" calcext:value-type="string" table:number-columns-spanned="4" table:number-rows-spanned="1">
            <text:p>(x+29)(x-16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29" calcext:value-type="float">
            <text:p>-2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16" calcext:value-type="float">
            <text:p>1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$F$52]=1;&quot;≥&quot;;IF([.$F$52]=2;&quot;&gt;&quot;;IF([.$F$52]=3;&quot;≤&quot;;&quot;&lt;&quot;)))" office:value-type="string" office:string-value="&lt;" calcext:value-type="string">
            <text:p>&lt;</text:p>
          </table:table-cell>
          <table:table-cell table:style-name="ce782" table:formula="of:=IF(OR(AND([.F52]&lt;=2;[.F54]=2);AND([.F52]&gt;2;[.G54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 table:number-columns-repeated="3"/>
          <table:table-cell table:number-columns-repeated="48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974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4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4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+29)(x-16) &lt; 0" calcext:value-type="string" table:number-columns-spanned="5" table:number-rows-spanned="1">
            <text:p>(x+29)(x-16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3"/>
          <table:table-cell table:number-columns-repeated="49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45" table:formula="of:=IF(OR([.F52]=2;[.F52]=4;[.H52]=2);&quot;]&quot;;&quot;[&quot;)" office:value-type="string" office:string-value="]" calcext:value-type="string">
            <text:p>]</text:p>
          </table:table-cell>
          <table:table-cell table:style-name="ce945" table:formula="of:=IF([.H52]=2;&quot;-infini&quot;;[.C43])" office:value-type="float" office:value="-29" calcext:value-type="float">
            <text:p>-2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16" calcext:value-type="float">
            <text:p>16</text:p>
          </table:table-cell>
          <table:table-cell table:style-name="ce731" table:formula="of:=IF(OR([.F52]=2;[.F52]=4);&quot;[&quot;;&quot;]&quot;)" office:value-type="string" office:string-value="[" calcext:value-type="string">
            <text:p>[</text:p>
          </table:table-cell>
          <table:table-cell table:style-name="ce731" table:formula="of:=IF([.H52]=1;&quot;&quot;;&quot;ou&quot;)">
            <text:p/>
          </table:table-cell>
          <table:table-cell table:style-name="ce731" table:formula="of:=IF([.H52]=1;&quot;&quot;;IF(OR([.F52]=2;[.F52]=4);&quot;]&quot;;&quot;[&quot;))">
            <text:p/>
          </table:table-cell>
          <table:table-cell table:style-name="ce945" table:formula="of:=IF([.H52]=1;&quot;&quot;;[.F43])">
            <text:p/>
          </table:table-cell>
          <table:table-cell table:style-name="ce731" table:formula="of:=IF([.H52]=1;&quot;&quot;;&quot;;&quot;)">
            <text:p/>
          </table:table-cell>
          <table:table-cell table:style-name="ce945" table:formula="of:=IF([.H52]=1;&quot;&quot;;&quot;+infini&quot;)">
            <text:p/>
          </table:table-cell>
          <table:table-cell table:style-name="ce765" table:formula="of:=IF([.H52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 table:number-columns-repeated="2"/>
          <table:table-cell table:number-columns-repeated="49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float" office:value="-29" calcext:value-type="float">
            <text:p>-29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16" calcext:value-type="float">
            <text:p>16</text:p>
          </table:table-cell>
          <table:table-cell table:style-name="ce736" table:formula="of:=[.F57]" office:value-type="string" office:string-value="[" calcext:value-type="string">
            <text:p>[</text:p>
          </table:table-cell>
          <table:table-cell table:style-name="ce773" table:formula="of:=IF([.H52]=1;&quot;&quot;;&quot;&quot;)">
            <text:p/>
          </table:table-cell>
          <table:table-cell table:style-name="ce749" table:formula="of:=[.H57]">
            <text:p/>
          </table:table-cell>
          <table:table-cell table:style-name="ce749" table:formula="of:=[.I57]">
            <text:p/>
          </table:table-cell>
          <table:table-cell table:style-name="ce749" table:formula="of:=[.J57]">
            <text:p/>
          </table:table-cell>
          <table:table-cell table:style-name="ce736" table:formula="of:=IF([.H52]=1;&quot;&quot;;[.H43])">
            <text:p/>
          </table:table-cell>
          <table:table-cell table:style-name="ce811" table:formula="of:=[.L57]">
            <text:p/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5" calcext:value-type="float">
            <text:p>5</text:p>
          </table:table-cell>
          <table:table-cell table:style-name="ce957" table:number-columns-repeated="2"/>
          <table:table-cell table:number-columns-repeated="49"/>
        </table:table-row>
        <table:table-row table:style-name="ro4">
          <table:table-cell table:style-name="ce715" table:number-columns-repeated="8"/>
          <table:table-cell table:style-name="ce957" table:number-columns-repeated="7"/>
          <table:table-cell table:number-columns-repeated="49"/>
        </table:table-row>
        <table:table-row table:style-name="ro4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957"/>
          <table:table-cell table:number-columns-repeated="49"/>
        </table:table-row>
        <table:table-row table:style-name="ro4">
          <table:table-cell table:style-name="ce718" table:formula="of:=[.C48]" office:value-type="string" office:string-value="(x+29)(x-16) = 0" calcext:value-type="string">
            <text:p>(x+29)(x-16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957"/>
          <table:table-cell table:number-columns-repeated="49"/>
        </table:table-row>
        <table:table-row table:style-name="ro4">
          <table:table-cell table:style-name="ce719" table:formula="of:=[.H56]" office:value-type="string" office:string-value="(x+29)(x-16) &lt; 0" calcext:value-type="string">
            <text:p>(x+29)(x-16) &lt;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957" table:number-columns-repeated="2"/>
          <table:table-cell table:number-columns-repeated="49"/>
        </table:table-row>
        <table:table-row table:style-name="ro4">
          <table:table-cell table:style-name="ce934" table:number-columns-repeated="12"/>
          <table:table-cell table:style-name="ce1019"/>
          <table:table-cell table:style-name="ce795"/>
          <table:table-cell table:style-name="ce957"/>
          <table:table-cell table:number-columns-repeated="49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934"/>
          <table:table-cell table:style-name="ce739"/>
          <table:table-cell table:style-name="ce934"/>
          <table:table-cell table:style-name="ce974" table:number-columns-repeated="2"/>
          <table:table-cell table:style-name="ce934"/>
          <table:table-cell table:style-name="ce974"/>
          <table:table-cell table:style-name="ce785"/>
          <table:table-cell table:style-name="ce974" table:number-columns-repeated="5"/>
          <table:table-cell table:style-name="ce1019"/>
          <table:table-cell table:number-columns-repeated="50"/>
        </table:table-row>
        <table:table-row table:style-name="ro4">
          <table:table-cell table:style-name="ce921"/>
          <table:table-cell table:style-name="ce938" office:value-type="string" calcext:value-type="string">
            <text:p>a₁</text:p>
          </table:table-cell>
          <table:table-cell table:style-name="ce938" office:value-type="string" calcext:value-type="string">
            <text:p>b₁</text:p>
          </table:table-cell>
          <table:table-cell table:style-name="ce973" office:value-type="string" calcext:value-type="string">
            <text:p>Facteur 1</text:p>
          </table:table-cell>
          <table:table-cell table:style-name="ce938" office:value-type="string" calcext:value-type="string">
            <text:p>rac 1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9"/>
          <table:table-cell table:number-columns-repeated="52"/>
        </table:table-row>
        <table:table-row table:style-name="ro4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6" calcext:value-type="float">
            <text:p>-26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6)" calcext:value-type="string">
            <text:p>(x-26)</text:p>
          </table:table-cell>
          <table:table-cell table:style-name="ce722" table:formula="of:=-[.C67]/[.B67]" office:value-type="float" office:value="26" calcext:value-type="float">
            <text:p>26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67];[.E69])" office:value-type="float" office:value="2" calcext:value-type="float">
            <text:p>2</text:p>
          </table:table-cell>
          <table:table-cell table:style-name="ce722" table:formula="of:=MAX([.E67];[.E69])" office:value-type="float" office:value="26" calcext:value-type="float">
            <text:p>26</text:p>
          </table:table-cell>
          <table:table-cell table:style-name="ce1019"/>
          <table:table-cell table:number-columns-repeated="52"/>
        </table:table-row>
        <table:table-row table:style-name="ro4">
          <table:table-cell/>
          <table:table-cell table:style-name="ce938" office:value-type="string" calcext:value-type="string">
            <text:p>a₂</text:p>
          </table:table-cell>
          <table:table-cell table:style-name="ce938" office:value-type="string" calcext:value-type="string">
            <text:p>b₂</text:p>
          </table:table-cell>
          <table:table-cell table:style-name="ce973" office:value-type="string" calcext:value-type="string">
            <text:p>Facteur 2</text:p>
          </table:table-cell>
          <table:table-cell table:style-name="ce938" office:value-type="string" calcext:value-type="string">
            <text:p>rac 2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938"/>
          <table:table-cell table:style-name="ce957"/>
          <table:table-cell table:style-name="ce938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4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-1" calcext:value-type="float">
            <text:p>-1</text:p>
          </table:table-cell>
          <table:table-cell table:style-name="ce722" table:formula="of:=IF([.A11]&lt;0.5;1;-1)*VLOOKUP([.O6];[.$B$3:.$N$32];1)" office:value-type="float" office:value="2" calcext:value-type="float">
            <text:p>2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+2)" calcext:value-type="string">
            <text:p>(-x+2)</text:p>
          </table:table-cell>
          <table:table-cell table:style-name="ce722" table:formula="of:=-[.C69]/[.B69]" office:value-type="float" office:value="2" calcext:value-type="float">
            <text:p>2</text:p>
          </table:table-cell>
          <table:table-cell table:style-name="ce708" table:formula="of:=IF(SIGN([.B69]*([.E69]-1)+[.C69]&lt;0);&quot;-&quot;;&quot;+&quot;)" office:value-type="string" office:string-value="+" calcext:value-type="string">
            <text:p>+</text:p>
          </table:table-cell>
          <table:table-cell table:style-name="ce722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722" table:formula="of:=IF(SIGN([.B69]*([.E69]+1)+[.C69]&lt;0);&quot;-&quot;;&quot;+&quot;)" office:value-type="string" office:string-value="-" calcext:value-type="string">
            <text:p>-</text:p>
          </table:table-cell>
          <table:table-cell table:style-name="ce957" table:number-columns-repeated="2"/>
          <table:table-cell table:style-name="ce1015"/>
          <table:table-cell table:number-columns-repeated="53"/>
        </table:table-row>
        <table:table-row table:style-name="ro4">
          <table:table-cell/>
          <table:table-cell table:style-name="ce957" table:number-columns-repeated="2"/>
          <table:table-cell table:number-columns-repeated="5"/>
          <table:table-cell table:style-name="ce957" table:number-columns-repeated="2"/>
          <table:table-cell table:style-name="ce1015"/>
          <table:table-cell table:number-columns-repeated="53"/>
        </table:table-row>
        <table:table-row table:style-name="ro4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957"/>
          <table:covered-table-cell table:style-name="ce803"/>
          <table:covered-table-cell table:number-columns-repeated="3"/>
          <table:table-cell table:number-columns-repeated="50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45" table:formula="of:=[.J67]" office:value-type="float" office:value="2" calcext:value-type="float" table:number-columns-spanned="2" table:number-rows-spanned="1">
            <text:p>2</text:p>
          </table:table-cell>
          <table:covered-table-cell table:style-name="ce945" table:formula="of:=#REF!" office:value-type="string" office:string-value="" calcext:value-type="error">
            <text:p>#RÉF !</text:p>
          </table:covered-table-cell>
          <table:table-cell table:style-name="ce945"/>
          <table:table-cell table:style-name="ce945" table:formula="of:=[.K67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4">
          <table:table-cell table:style-name="ce712" table:formula="of:=[.D67]" office:value-type="string" office:string-value="(x-26)" calcext:value-type="string">
            <text:p>(x-26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45" table:formula="of:=IF([.E67]=[.J67];0;&quot;&quot;)" table:number-columns-spanned="2" table:number-rows-spanned="1">
            <text:p/>
          </table:table-cell>
          <table:covered-table-cell table:style-name="ce945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45" table:formula="of:=[.G67]" office:value-type="string" office:string-value="-" calcext:value-type="string">
            <text:p>-</text:p>
          </table:table-cell>
          <table:table-cell table:style-name="ce94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4">
          <table:table-cell table:style-name="ce712" table:formula="of:=[.D69]" office:value-type="string" office:string-value="(-x+2)" calcext:value-type="string">
            <text:p>(-x+2)</text:p>
          </table:table-cell>
          <table:table-cell table:style-name="ce729" table:formula="of:=[.F69]" office:value-type="string" office:string-value="+" calcext:value-type="string">
            <text:p>+</text:p>
          </table:table-cell>
          <table:table-cell table:style-name="ce94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[.G69]" office:value-type="string" office:string-value="-" calcext:value-type="string">
            <text:p>-</text:p>
          </table:table-cell>
          <table:table-cell table:style-name="ce945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-" calcext:value-type="string">
            <text:p>-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4">
          <table:table-cell table:style-name="ce712" table:formula="of:=COM.MICROSOFT.CONCAT(&quot;Signe de &quot;;[.A73];&quot; / &quot;;[.A74])" office:value-type="string" office:string-value="Signe de (x-26) / (-x+2)" calcext:value-type="string">
            <text:p>Signe de (x-26) / (-x+2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-" calcext:value-type="string">
            <text:p>-</text:p>
          </table:table-cell>
          <table:table-cell table:style-name="ce945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+" calcext:value-type="string">
            <text:p>+</text:p>
          </table:table-cell>
          <table:table-cell table:style-name="ce945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4">
          <table:table-cell table:style-name="ce934"/>
          <table:table-cell table:style-name="ce739"/>
          <table:table-cell table:style-name="ce934"/>
          <table:table-cell table:style-name="ce974" table:number-columns-repeated="2"/>
          <table:table-cell table:style-name="ce934"/>
          <table:table-cell table:style-name="ce974"/>
          <table:table-cell table:style-name="ce785"/>
          <table:table-cell table:style-name="ce974" table:number-columns-repeated="5"/>
          <table:table-cell table:style-name="ce1019"/>
          <table:table-cell table:number-columns-repeated="50"/>
        </table:table-row>
        <table:table-row table:style-name="ro4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COM.MICROSOFT.CONCAT([.A73];&quot; / &quot;;[.A74];&quot; = 0&quot;)" office:value-type="string" office:string-value="(x-26) / (-x+2) = 0" calcext:value-type="string" table:number-columns-spanned="4" table:number-rows-spanned="1">
            <text:p>(x-26) / (-x+2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6" calcext:value-type="float">
            <text:p>26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number-columns-repeated="50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81]=1;&quot;≥&quot;;IF([.$F81]=2;&quot;&gt;&quot;;IF([.F81]=3;&quot;≤&quot;;&quot;&lt;&quot;)))" office:value-type="string" office:string-value="≥" calcext:value-type="string">
            <text:p>≥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number-columns-repeated="50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1" calcext:value-type="float">
            <text:p>1</text:p>
          </table:table-cell>
          <table:table-cell table:style-name="ce768" table:formula="of:=COUNTIF([.B75:.H75];&quot;-&quot;)" office:value-type="float" office:value="2" calcext:value-type="float">
            <text:p>2</text:p>
          </table:table-cell>
          <table:table-cell table:style-name="ce974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715" table:number-columns-repeated="7"/>
          <table:table-cell table:style-name="ce974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6) / (-x+2) ≥ 0" calcext:value-type="string" table:number-columns-spanned="5" table:number-rows-spanned="1">
            <text:p>(x-26) / (-x+2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number-columns-repeated="50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45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45" table:formula="of:=IF([.H81]=2;&quot;-infini&quot;;[.C72])" office:value-type="float" office:value="2" calcext:value-type="float">
            <text:p>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6" calcext:value-type="float">
            <text:p>26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]" calcext:value-type="string">
            <text:p>]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45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45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50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2" calcext:value-type="float">
            <text:p>2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6" calcext:value-type="float">
            <text:p>26</text:p>
          </table:table-cell>
          <table:table-cell table:style-name="ce736" table:formula="of:=[.F86]" office:value-type="string" office:string-value="]" calcext:value-type="string">
            <text:p>]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957"/>
          <table:table-cell table:number-columns-repeated="50"/>
        </table:table-row>
        <table:table-row table:style-name="ro4">
          <table:table-cell table:style-name="ce715" table:number-columns-repeated="8"/>
          <table:table-cell table:style-name="ce957" table:number-columns-repeated="6"/>
          <table:table-cell table:number-columns-repeated="50"/>
        </table:table-row>
        <table:table-row table:style-name="ro4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4">
          <table:table-cell table:style-name="ce718" table:formula="of:=[.C77]" office:value-type="string" office:string-value="(x-26) / (-x+2) = 0" calcext:value-type="string">
            <text:p>(x-26) / (-x+2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4">
          <table:table-cell table:style-name="ce719" table:formula="of:=[.H85]" office:value-type="string" office:string-value="(x-26) / (-x+2) ≥ 0" calcext:value-type="string">
            <text:p>(x-26) / (-x+2) ≥ 0</text:p>
          </table:table-cell>
          <table:table-cell table:style-name="ce738" table:formula="of:=IF(ISBLANK([$'Niveau 2'.M10]);0;IF([.B86]=[$'Niveau 2'.M10];1;-0.5))" office:value-type="float" office:value="0" calcext:value-type="float">
            <text:p>0</text:p>
          </table:table-cell>
          <table:table-cell table:style-name="ce738" table:formula="of:=IF(ISBLANK([$'Niveau 2'.N10]);0;IF([.C86]=[$'Niveau 2'.N10];1;-0.5))" office:value-type="float" office:value="0" calcext:value-type="float">
            <text:p>0</text:p>
          </table:table-cell>
          <table:table-cell table:style-name="ce738" table:formula="of:=IF(ISBLANK([$'Niveau 2'.O10]);0;IF([.D86]=[$'Niveau 2'.O10];1;-0.5))" office:value-type="float" office:value="0" calcext:value-type="float">
            <text:p>0</text:p>
          </table:table-cell>
          <table:table-cell table:style-name="ce738" table:formula="of:=IF(ISBLANK([$'Niveau 2'.P10]);0;IF([.E86]=[$'Niveau 2'.P10];1;-0.5))" office:value-type="float" office:value="0" calcext:value-type="float">
            <text:p>0</text:p>
          </table:table-cell>
          <table:table-cell table:style-name="ce738" table:formula="of:=IF(ISBLANK([$'Niveau 2'.Q10]);0;IF([.F86]=[$'Niveau 2'.Q10];1;-0.5))" office:value-type="float" office:value="0" calcext:value-type="float">
            <text:p>0</text:p>
          </table:table-cell>
          <table:table-cell table:style-name="ce774" table:formula="of:=IF(ISBLANK([$'Niveau 2'.R10]);0;IF([.G86]=[$'Niveau 2'.R10];1;-0.5))" office:value-type="float" office:value="0" calcext:value-type="float">
            <text:p>0</text:p>
          </table:table-cell>
          <table:table-cell table:style-name="ce774" table:formula="of:=IF(ISBLANK([$'Niveau 2'.S10]);0;IF([.H86]=[$'Niveau 2'.S10];1;-0.5))" office:value-type="float" office:value="0" calcext:value-type="float">
            <text:p>0</text:p>
          </table:table-cell>
          <table:table-cell table:style-name="ce774" table:formula="of:=IF(ISBLANK([$'Niveau 2'.T10]);0;IF([.I86]=[$'Niveau 2'.T10];1;-0.5))" office:value-type="float" office:value="0" calcext:value-type="float">
            <text:p>0</text:p>
          </table:table-cell>
          <table:table-cell table:style-name="ce774" table:formula="of:=IF(ISBLANK([$'Niveau 2'.U10]);0;IF([.J86]=[$'Niveau 2'.U10];1;-0.5))" office:value-type="float" office:value="0" calcext:value-type="float">
            <text:p>0</text:p>
          </table:table-cell>
          <table:table-cell table:style-name="ce774" table:formula="of:=IF(ISBLANK([$'Niveau 2'.V10]);0;IF([.K86]=[$'Niveau 2'.V10];1;-0.5))" office:value-type="float" office:value="0" calcext:value-type="float">
            <text:p>0</text:p>
          </table:table-cell>
          <table:table-cell table:style-name="ce774" table:formula="of:=IF(ISBLANK([$'Niveau 2'.W10]);0;IF([.L86]=[$'Niveau 2'.W10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957"/>
          <table:table-cell table:number-columns-repeated="50"/>
        </table:table-row>
        <table:table-row table:style-name="ro4">
          <table:table-cell table:style-name="ce934"/>
          <table:table-cell table:style-name="ce739"/>
          <table:table-cell table:style-name="ce934"/>
          <table:table-cell table:style-name="ce974" table:number-columns-repeated="2"/>
          <table:table-cell table:style-name="ce934"/>
          <table:table-cell table:style-name="ce974"/>
          <table:table-cell table:style-name="ce785"/>
          <table:table-cell table:style-name="ce974" table:number-columns-repeated="5"/>
          <table:table-cell table:style-name="ce1019"/>
          <table:table-cell table:number-columns-repeated="50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752" table:formula="of:=VLOOKUP([.O3];[.$B$3:.$N$32];13)" office:value-type="string" office:string-value="1/8" calcext:value-type="string">
            <text:p>1/8</text:p>
          </table:table-cell>
          <table:table-cell table:style-name="ce752" table:formula="of:=VLOOKUP([.O3];[.$B$3:.$N$32];10)" office:value-type="float" office:value="0.125" calcext:value-type="float">
            <text:p>0,125</text:p>
          </table:table-cell>
          <table:table-cell table:style-name="ce752" table:formula="of:=IF([.D96]&lt;[.D97];VLOOKUP([.O3];[.$B$3:.$N$32];13);VLOOKUP([.O4];[.$B$3:.$N$32];13))" office:value-type="string" office:string-value="-1/3" calcext:value-type="string">
            <text:p>-1/3</text:p>
          </table:table-cell>
          <table:table-cell table:style-name="ce752" table:formula="of:=MIN([.D96:.D97])" office:value-type="float" office:value="-0.333333333333333" calcext:value-type="float">
            <text:p>-0,333333333333333</text:p>
          </table:table-cell>
          <table:table-cell table:style-name="ce747" table:formula="of:=VLOOKUP([.O3];[.$B$3:.$N$32];4)" office:value-type="string" office:string-value="(8x-1)" calcext:value-type="string">
            <text:p>(8x-1)</text:p>
          </table:table-cell>
          <table:table-cell table:style-name="ce786" table:formula="of:=VLOOKUP([.O4];[.$B$3:.$N$32];4)" office:value-type="string" office:string-value="(6x+2)" calcext:value-type="string">
            <text:p>(6x+2)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752" table:formula="of:=VLOOKUP([.O4];[.$B$3:.$N$32];13)" office:value-type="string" office:string-value="-1/3" calcext:value-type="string">
            <text:p>-1/3</text:p>
          </table:table-cell>
          <table:table-cell table:style-name="ce752" table:formula="of:=VLOOKUP([.O4];[.$B$3:.$N$32];10)" office:value-type="float" office:value="-0.333333333333333" calcext:value-type="float">
            <text:p>-0,333333333333333</text:p>
          </table:table-cell>
          <table:table-cell table:style-name="ce752" table:formula="of:=IF([.D96]&lt;[.D97];VLOOKUP([.O4];[.$B$3:.$N$32];13);VLOOKUP([.O3];[.$B$3:.$N$32];13))" office:value-type="string" office:string-value="1/8" calcext:value-type="string">
            <text:p>1/8</text:p>
          </table:table-cell>
          <table:table-cell table:style-name="ce752" table:formula="of:=MAX([.D96:.D97])" office:value-type="float" office:value="0.125" calcext:value-type="float">
            <text:p>0,125</text:p>
          </table:table-cell>
          <table:table-cell table:number-columns-repeated="58"/>
        </table:table-row>
        <table:table-row table:style-name="ro9">
          <table:table-cell table:style-name="ce957" table:number-columns-repeated="64"/>
        </table:table-row>
        <table:table-row table:style-name="ro4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1015"/>
          <table:table-cell table:style-name="ce918"/>
          <table:table-cell table:number-columns-repeated="48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1/3" calcext:value-type="string" table:number-columns-spanned="2" table:number-rows-spanned="1">
            <text:p>-1/3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1/8" calcext:value-type="string" table:number-columns-spanned="2" table:number-rows-spanned="1">
            <text:p>1/8</text:p>
          </table:table-cell>
          <table:covered-table-cell table:style-name="ce968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957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5"/>
          <table:table-cell table:style-name="ce918"/>
          <table:table-cell table:number-columns-repeated="48"/>
        </table:table-row>
        <table:table-row table:style-name="ro4">
          <table:table-cell table:style-name="ce712" table:formula="of:=COM.MICROSOFT.CONCAT(&quot;Signe de &quot;;[.G96])" office:value-type="string" office:string-value="Signe de (8x-1)" calcext:value-type="string">
            <text:p>Signe de (8x-1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table:number-columns-spanned="2" table:number-rows-spanned="1">
            <text:p/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6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15"/>
          <table:table-cell table:style-name="ce918"/>
          <table:table-cell table:number-columns-repeated="48"/>
        </table:table-row>
        <table:table-row table:style-name="ro4">
          <table:table-cell table:style-name="ce712" table:formula="of:=COM.MICROSOFT.CONCAT(&quot;Signe de &quot;;[.H96])" office:value-type="string" office:string-value="Signe de (6x+2)" calcext:value-type="string">
            <text:p>Signe de (6x+2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5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7];0;&quot;&quot;)" table:number-columns-spanned="2" table:number-rows-spanned="1">
            <text:p/>
          </table:table-cell>
          <table:covered-table-cell table:style-name="ce968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5"/>
          <table:table-cell table:style-name="ce918"/>
          <table:table-cell table:number-columns-repeated="48"/>
        </table:table-row>
        <table:table-row table:style-name="ro4">
          <table:table-cell table:style-name="ce712" table:formula="of:=COM.MICROSOFT.CONCAT(&quot;Signe de &quot;;[.G96];[.H96])" office:value-type="string" office:string-value="Signe de (8x-1)(6x+2)" calcext:value-type="string">
            <text:p>Signe de (8x-1)(6x+2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5"/>
          <table:table-cell table:style-name="ce918"/>
          <table:table-cell table:number-columns-repeated="48"/>
        </table:table-row>
        <table:table-row table:style-name="ro4">
          <table:table-cell table:style-name="ce957" table:number-columns-repeated="14"/>
          <table:table-cell table:style-name="ce1015"/>
          <table:table-cell table:style-name="ce918"/>
          <table:table-cell table:number-columns-repeated="48"/>
        </table:table-row>
        <table:table-row table:style-name="ro4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COM.MICROSOFT.CONCAT([.G96];[.H96];&quot; = 0&quot;)" office:value-type="string" office:string-value="(8x-1)(6x+2) = 0" calcext:value-type="string" table:number-columns-spanned="4" table:number-rows-spanned="1">
            <text:p>(8x-1)(6x+2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15"/>
          <table:table-cell table:style-name="ce918"/>
          <table:table-cell table:number-columns-repeated="48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0.125" calcext:value-type="float">
            <text:p><text:s/>1/8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15"/>
          <table:table-cell table:style-name="ce918"/>
          <table:table-cell table:number-columns-repeated="48"/>
        </table:table-row>
        <table:table-row table:style-name="ro4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15"/>
          <table:table-cell table:style-name="ce918"/>
          <table:table-cell table:number-columns-repeated="48"/>
        </table:table-row>
        <table:table-row table:style-name="ro4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15"/>
          <table:table-cell table:style-name="ce918"/>
          <table:table-cell table:number-columns-repeated="48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09]=1;&quot;≥&quot;;IF([.F109]=2;&quot;&gt;&quot;;IF([.F109]=3;&quot;≤&quot;;&quot;&lt;&quot;)))" office:value-type="string" office:string-value="≥" calcext:value-type="string">
            <text:p>≥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8x-1)(6x+2) ≥ 0" calcext:value-type="string" table:number-columns-spanned="5" table:number-rows-spanned="1">
            <text:p>(8x-1)(6x+2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45" table:formula="of:=IF(OR([.F109]=2;[.F109]=4;[.H109]=2);&quot;]&quot;;&quot;[&quot;)" office:value-type="string" office:string-value="]" calcext:value-type="string">
            <text:p>]</text:p>
          </table:table-cell>
          <table:table-cell table:style-name="ce945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0.333333333333333" calcext:value-type="float">
            <text:p>-0,3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[" calcext:value-type="string">
            <text:p>[</text:p>
          </table:table-cell>
          <table:table-cell table:style-name="ce945" table:formula="of:=IF([.H109]=1;&quot;&quot;;[.F97])" office:value-type="float" office:value="0.125" calcext:value-type="float">
            <text:p>0,125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945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0.333333333333333" calcext:value-type="float">
            <text:p>- 1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[" calcext:value-type="string">
            <text:p>[</text:p>
          </table:table-cell>
          <table:table-cell table:style-name="ce756" table:formula="of:=[.I114]" office:value-type="float" office:value="0.125" calcext:value-type="float">
            <text:p><text:s/>1/8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5" table:number-columns-repeated="8"/>
          <table:table-cell table:style-name="ce957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8" table:formula="of:=[.C105]" office:value-type="string" office:string-value="(8x-1)(6x+2) = 0" calcext:value-type="string">
            <text:p>(8x-1)(6x+2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9" table:formula="of:=[.H113]" office:value-type="string" office:string-value="(8x-1)(6x+2) ≥ 0" calcext:value-type="string">
            <text:p>(8x-1)(6x+2) ≥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952"/>
          <table:covered-table-cell table:style-name="ce934"/>
          <table:covered-table-cell table:style-name="ce974"/>
          <table:covered-table-cell table:number-columns-repeated="2" table:style-name="ce934"/>
          <table:covered-table-cell table:style-name="ce974"/>
          <table:covered-table-cell table:style-name="ce1001"/>
          <table:covered-table-cell table:number-columns-repeated="5" table:style-name="ce974"/>
          <table:covered-table-cell table:style-name="ce1019"/>
          <table:covered-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34"/>
          <table:table-cell table:style-name="ce95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34"/>
          <table:table-cell table:style-name="ce952"/>
          <table:table-cell table:style-name="ce752" table:formula="of:=VLOOKUP([.$O$5];[.$B$3:.$N$32];13)" office:value-type="string" office:string-value="-2/7" calcext:value-type="string">
            <text:p>-2/7</text:p>
          </table:table-cell>
          <table:table-cell table:style-name="ce752" table:formula="of:=VLOOKUP([.$O$5];[.$B$3:.$N$32];10)" office:value-type="float" office:value="-0.285714285714286" calcext:value-type="float">
            <text:p>-0,285714285714286</text:p>
          </table:table-cell>
          <table:table-cell table:style-name="ce752" table:formula="of:=IF([.D124]&lt;[.D125];VLOOKUP([.$O$5];[.$B$3:.$N$32];13);VLOOKUP([.$O$6];[.$B$3:.$N$32];13))" office:value-type="string" office:string-value="-5/9" calcext:value-type="string">
            <text:p>-5/9</text:p>
          </table:table-cell>
          <table:table-cell table:style-name="ce752" table:formula="of:=MIN([.D124:.D125])" office:value-type="float" office:value="-0.555555555555556" calcext:value-type="float">
            <text:p>-0,555555555555556</text:p>
          </table:table-cell>
          <table:table-cell table:style-name="ce747" table:formula="of:=VLOOKUP([.O5];[.$B$3:.$N$32];4)" office:value-type="string" office:string-value="(7x+2)" calcext:value-type="string">
            <text:p>(7x+2)</text:p>
          </table:table-cell>
          <table:table-cell table:style-name="ce786" table:formula="of:=VLOOKUP([.O6];[.$B$3:.$N$32];4)" office:value-type="string" office:string-value="(-9x-5)" calcext:value-type="string">
            <text:p>(-9x-5)</text:p>
          </table:table-cell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34"/>
          <table:table-cell table:style-name="ce952"/>
          <table:table-cell table:style-name="ce752" table:formula="of:=VLOOKUP([.$O$6];[.$B$3:.$N$32];13)" office:value-type="string" office:string-value="-5/9" calcext:value-type="string">
            <text:p>-5/9</text:p>
          </table:table-cell>
          <table:table-cell table:style-name="ce752" table:formula="of:=VLOOKUP([.$O$6];[.$B$3:.$N$32];10)" office:value-type="float" office:value="-0.555555555555556" calcext:value-type="float">
            <text:p>-0,555555555555556</text:p>
          </table:table-cell>
          <table:table-cell table:style-name="ce752" table:formula="of:=IF([.D124]&lt;[.D125];VLOOKUP([.$O$6];[.$B$3:.$N$32];13);VLOOKUP([.$O$5];[.$B$3:.$N$32];13))" office:value-type="string" office:string-value="-2/7" calcext:value-type="string">
            <text:p>-2/7</text:p>
          </table:table-cell>
          <table:table-cell table:style-name="ce752" table:formula="of:=MAX([.D124:.D125])" office:value-type="float" office:value="-0.285714285714286" calcext:value-type="float">
            <text:p>-0,285714285714286</text:p>
          </table:table-cell>
          <table:table-cell table:style-name="ce776" table:number-columns-repeated="2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number-columns-repeated="8"/>
          <table:table-cell table:style-name="ce931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5/9" calcext:value-type="string" table:number-columns-spanned="2" table:number-rows-spanned="1">
            <text:p>-5/9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-2/7" calcext:value-type="string" table:number-columns-spanned="2" table:number-rows-spanned="1">
            <text:p>-2/7</text:p>
          </table:table-cell>
          <table:covered-table-cell table:style-name="ce968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2" table:formula="of:=COM.MICROSOFT.CONCAT(&quot;Signe de &quot;;[.G124])" office:value-type="string" office:string-value="Signe de (7x+2)" calcext:value-type="string">
            <text:p>Signe de (7x+2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968" table:formula="of:=IF([.E124]=[.C124];0;&quot;&quot;)" table:number-columns-spanned="2" table:number-rows-spanned="1">
            <text:p/>
          </table:table-cell>
          <table:covered-table-cell table:style-name="ce754"/>
          <table:table-cell table:style-name="ce968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75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2" table:formula="of:=COM.MICROSOFT.CONCAT(&quot;Signe de &quot;;[.H124])" office:value-type="string" office:string-value="Signe de (-9x-5)" calcext:value-type="string">
            <text:p>Signe de (-9x-5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968" table:formula="of:=IF(SIGN(VLOOKUP([.O6];[.$B$3:.$N$32];2)*AVERAGE([.F124];[.F125])+VLOOKUP([.O6];[.$B$3:.$N$32];3))=1;&quot;+&quot;;&quot;-&quot;)" office:value-type="string" office:string-value="-" calcext:value-type="string">
            <text:p>-</text:p>
          </table:table-cell>
          <table:table-cell table:style-name="ce968" table:formula="of:=IF([.E125]=[.C125];0;&quot;&quot;)" table:number-columns-spanned="2" table:number-rows-spanned="1">
            <text:p/>
          </table:table-cell>
          <table:covered-table-cell table:style-name="ce968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2" table:formula="of:=COM.MICROSOFT.CONCAT(&quot;Signe de &quot;;[.G124];&quot; / &quot;;[.H124])" office:value-type="string" office:string-value="Signe de (7x+2) / (-9x-5)" calcext:value-type="string">
            <text:p>Signe de (7x+2) / (-9x-5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45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945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45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COM.MICROSOFT.CONCAT([.G124];&quot; / &quot;;[.H124];&quot; = 0&quot;)" office:value-type="string" office:string-value="(7x+2) / (-9x-5) = 0" calcext:value-type="string" table:number-columns-spanned="4" table:number-rows-spanned="1">
            <text:p>(7x+2) / (-9x-5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1">SI(OU(ET(</text:span><text:span text:style-name="T22">F137</text:span><text:span text:style-name="T21">&lt;=2;</text:span><text:span text:style-name="T23">F139</text:span><text:span text:style-name="T21">=2);ET(</text:span><text:span text:style-name="T22">F137</text:span><text:span text:style-name="T21">&gt;2;</text:span><text:span text:style-name="T23">F139</text:span><text:span text:style-name="T21">=2));2;1)</text:span></text:p>
          </table:table-cell>
          <table:table-cell table:style-name="ce795" table:number-columns-repeated="3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7x+2) / (-9x-5) &lt; 0" calcext:value-type="string" table:number-columns-spanned="5" table:number-rows-spanned="1">
            <text:p>(7x+2) / 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45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45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-0.555555555555556" calcext:value-type="float">
            <text:p>-0,555555555555556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45" table:formula="of:=IF([.H137]=1;&quot;&quot;;[.F125])" office:value-type="float" office:value="-0.285714285714286" calcext:value-type="float">
            <text:p>-0,285714285714286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45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-0.555555555555556" calcext:value-type="float">
            <text:p>- 5/9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-0.285714285714286" calcext:value-type="float">
            <text:p>- 2/7 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5" table:number-columns-repeated="8"/>
          <table:table-cell table:style-name="ce957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8" table:formula="of:=[.C133]" office:value-type="string" office:string-value="(7x+2) / (-9x-5) = 0" calcext:value-type="string">
            <text:p>(7x+2) / (-9x-5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19" table:formula="of:=[.H141]" office:value-type="string" office:string-value="(7x+2) / (-9x-5) &lt; 0" calcext:value-type="string">
            <text:p>(7x+2) / (-9x-5) &lt; 0</text:p>
          </table:table-cell>
          <table:table-cell table:style-name="ce738" table:formula="of:=IF(ISBLANK([$'Niveau 4'.M10]);0;IF([.B142]=[$'Niveau 4'.M10];1;-0.5))" office:value-type="float" office:value="0" calcext:value-type="float">
            <text:p>0</text:p>
          </table:table-cell>
          <table:table-cell table:style-name="ce738" table:formula="of:=IF(ISBLANK([$'Niveau 4'.N10]);0;IF([.C142]=[$'Niveau 4'.N10];1;-0.5))" office:value-type="float" office:value="0" calcext:value-type="float">
            <text:p>0</text:p>
          </table:table-cell>
          <table:table-cell table:style-name="ce738" table:formula="of:=IF(ISBLANK([$'Niveau 4'.O10]);0;IF([.D142]=[$'Niveau 4'.O10];1;-0.5))" office:value-type="float" office:value="0" calcext:value-type="float">
            <text:p>0</text:p>
          </table:table-cell>
          <table:table-cell table:style-name="ce738" table:formula="of:=IF(ISBLANK([$'Niveau 4'.P10]);0;IF([.E142]=[$'Niveau 4'.P10];1;-0.5))" office:value-type="float" office:value="0" calcext:value-type="float">
            <text:p>0</text:p>
          </table:table-cell>
          <table:table-cell table:style-name="ce738" table:formula="of:=IF(ISBLANK([$'Niveau 4'.Q10]);0;IF([.F142]=[$'Niveau 4'.Q10];1;-0.5))" office:value-type="float" office:value="0" calcext:value-type="float">
            <text:p>0</text:p>
          </table:table-cell>
          <table:table-cell table:style-name="ce774" table:formula="of:=IF(ISBLANK([$'Niveau 4'.R10]);0;IF([.G142]=[$'Niveau 4'.R10];1;-0.5))" office:value-type="float" office:value="0" calcext:value-type="float">
            <text:p>0</text:p>
          </table:table-cell>
          <table:table-cell table:style-name="ce774" table:formula="of:=IF(ISBLANK([$'Niveau 4'.S10]);0;IF([.H142]=[$'Niveau 4'.S10];1;-0.5))" office:value-type="float" office:value="0" calcext:value-type="float">
            <text:p>0</text:p>
          </table:table-cell>
          <table:table-cell table:style-name="ce774" table:formula="of:=IF(ISBLANK([$'Niveau 4'.T10]);0;IF([.I142]=[$'Niveau 4'.T10];1;-0.5))" office:value-type="float" office:value="0" calcext:value-type="float">
            <text:p>0</text:p>
          </table:table-cell>
          <table:table-cell table:style-name="ce774" table:formula="of:=IF(ISBLANK([$'Niveau 4'.U10]);0;IF([.J142]=[$'Niveau 4'.U10];1;-0.5))" office:value-type="float" office:value="0" calcext:value-type="float">
            <text:p>0</text:p>
          </table:table-cell>
          <table:table-cell table:style-name="ce774" table:formula="of:=IF(ISBLANK([$'Niveau 4'.V10]);0;IF([.K142]=[$'Niveau 4'.V10];1;-0.5))" office:value-type="float" office:value="0" calcext:value-type="float">
            <text:p>0</text:p>
          </table:table-cell>
          <table:table-cell table:style-name="ce774" table:formula="of:=IF(ISBLANK([$'Niveau 4'.W10]);0;IF([.L142]=[$'Niveau 4'.W10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952"/>
          <table:covered-table-cell table:style-name="ce934"/>
          <table:covered-table-cell table:style-name="ce974"/>
          <table:covered-table-cell table:number-columns-repeated="2" table:style-name="ce934"/>
          <table:covered-table-cell table:style-name="ce974"/>
          <table:covered-table-cell table:style-name="ce1001"/>
          <table:covered-table-cell table:number-columns-repeated="5" table:style-name="ce974"/>
          <table:covered-table-cell table:style-name="ce1019"/>
          <table:covered-table-cell table:style-name="ce1015"/>
          <table:table-cell/>
          <table:table-cell table:style-name="ce1015" table:number-columns-repeated="48"/>
        </table:table-row>
        <table:table-row table:style-name="ro4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4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4">
          <table:table-cell/>
          <table:table-cell table:style-name="ce722" table:formula="of:=RANK([.D152];[.$D$152:.$D$154])" office:value-type="float" office:value="3" calcext:value-type="float">
            <text:p>3</text:p>
          </table:table-cell>
          <table:table-cell table:style-name="ce758" table:formula="of:=VLOOKUP([.O7];[.$B$3:.$N$32];13)" office:value-type="string" office:string-value="2/9" calcext:value-type="string">
            <text:p>2/9</text:p>
          </table:table-cell>
          <table:table-cell table:style-name="ce758" table:formula="of:=VLOOKUP([.O7];[.$B$3:.$N$32];10)" office:value-type="float" office:value="0.222222222222222" calcext:value-type="float">
            <text:p>0,222222222222222</text:p>
          </table:table-cell>
          <table:table-cell table:style-name="ce764" table:formula="of:=IF([.B152]=3;[.D152];IF([.B153]=3;[.D153];IF([.B154]=3;[.D154])))" office:value-type="float" office:value="0.222222222222222" calcext:value-type="float">
            <text:p><text:s/>2/9 </text:p>
          </table:table-cell>
          <table:table-cell table:style-name="ce758" table:formula="of:=IF([.B152]=3;[.D152];IF([.B153]=3;[.D153];IF([.B154]=3;[.D154])))" office:value-type="float" office:value="0.222222222222222" calcext:value-type="float">
            <text:p>0,222222222222222</text:p>
          </table:table-cell>
          <table:table-cell table:style-name="ce777" table:formula="of:=VLOOKUP([.O7];[.$B$3:.$N$32];2)" office:value-type="float" office:value="9" calcext:value-type="float">
            <text:p>9</text:p>
          </table:table-cell>
          <table:table-cell table:style-name="ce777" table:formula="of:=VLOOKUP([.O7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9x-2)" calcext:value-type="string">
            <text:p>(9x-2)</text:p>
          </table:table-cell>
          <table:table-cell table:style-name="ce786" table:formula="of:=VLOOKUP([.O8];[.$B$3:.$N$32];4)" office:value-type="string" office:string-value="(5x-3)" calcext:value-type="string">
            <text:p>(5x-3)</text:p>
          </table:table-cell>
          <table:table-cell table:style-name="ce786" table:formula="of:=VLOOKUP([.O9];[.$B$3:.$N$32];4)" office:value-type="string" office:string-value="(-2x+11)" calcext:value-type="string">
            <text:p>(-2x+11)</text:p>
          </table:table-cell>
          <table:table-cell table:number-columns-repeated="52"/>
        </table:table-row>
        <table:table-row table:style-name="ro4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3/5" calcext:value-type="string">
            <text:p>3/5</text:p>
          </table:table-cell>
          <table:table-cell table:style-name="ce758" table:formula="of:=VLOOKUP([.O8];[.$B$3:.$N$32];10)" office:value-type="float" office:value="0.6" calcext:value-type="float">
            <text:p>0,6</text:p>
          </table:table-cell>
          <table:table-cell table:style-name="ce764" table:formula="of:=IF([.B152]=2;[.D152];IF([.B153]=2;[.D153];IF([.B154]=2;[.D154])))" office:value-type="float" office:value="0.6" calcext:value-type="float">
            <text:p><text:s/>3/5 </text:p>
          </table:table-cell>
          <table:table-cell table:style-name="ce758" table:formula="of:=IF([.B152]=2;[.D152];IF([.B153]=2;[.D153];IF([.B154]=2;[.D154])))" office:value-type="float" office:value="0.6" calcext:value-type="float">
            <text:p>0,6</text:p>
          </table:table-cell>
          <table:table-cell table:style-name="ce777" table:formula="of:=VLOOKUP([.O8];[.$B$3:.$N$32];2)" office:value-type="float" office:value="5" calcext:value-type="float">
            <text:p>5</text:p>
          </table:table-cell>
          <table:table-cell table:style-name="ce777" table:formula="of:=VLOOKUP([.O8];[.$B$3:.$N$32];3)" office:value-type="float" office:value="-3" calcext:value-type="float">
            <text:p>-3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4">
          <table:table-cell/>
          <table:table-cell table:style-name="ce722" table:formula="of:=RANK([.D154];[.$D$152:.$D$154])" office:value-type="float" office:value="1" calcext:value-type="float">
            <text:p>1</text:p>
          </table:table-cell>
          <table:table-cell table:style-name="ce758" table:formula="of:=VLOOKUP([.O9];[.$B$3:.$N$32];13)" office:value-type="string" office:string-value="11/2" calcext:value-type="string">
            <text:p>11/2</text:p>
          </table:table-cell>
          <table:table-cell table:style-name="ce758" table:formula="of:=VLOOKUP([.O9];[.$B$3:.$N$32];10)" office:value-type="float" office:value="5.5" calcext:value-type="float">
            <text:p>5,5</text:p>
          </table:table-cell>
          <table:table-cell table:style-name="ce764" table:formula="of:=IF([.B152]=1;[.D152];IF([.B153]=1;[.D153];IF([.B154]=1;[.D154])))" office:value-type="float" office:value="5.5" calcext:value-type="float">
            <text:p>11/2 </text:p>
          </table:table-cell>
          <table:table-cell table:style-name="ce758" table:formula="of:=IF([.B152]=1;[.D152];IF([.B153]=1;[.D153];IF([.B154]=1;[.D154])))" office:value-type="float" office:value="5.5" calcext:value-type="float">
            <text:p>5,5</text:p>
          </table:table-cell>
          <table:table-cell table:style-name="ce758" table:formula="of:=VLOOKUP([.O9];[.$B$3:.$N$32];2)" office:value-type="float" office:value="-2" calcext:value-type="float">
            <text:p>-2</text:p>
          </table:table-cell>
          <table:table-cell table:style-name="ce777" table:formula="of:=VLOOKUP([.O9];[.$B$3:.$N$32];3)" office:value-type="float" office:value="11" calcext:value-type="float">
            <text:p>1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4">
          <table:table-cell table:number-columns-repeated="11"/>
          <table:table-cell table:style-name="ce931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0.6" calcext:value-type="float" table:number-columns-spanned="2" table:number-rows-spanned="1">
            <text:p><text:s/>3/5 </text:p>
          </table:table-cell>
          <table:covered-table-cell table:style-name="ce968"/>
          <table:table-cell table:style-name="ce968"/>
          <table:table-cell table:style-name="ce753" table:formula="of:=[.F154]" office:value-type="float" office:value="5.5" calcext:value-type="float" table:number-columns-spanned="2" table:number-rows-spanned="1">
            <text:p>11/2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J152])" office:value-type="string" office:string-value="Signe de (9x-2)" calcext:value-type="string">
            <text:p>Signe de (9x-2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754" table:formula="of:=IF([.D152]=[.F154];0;&quot;&quot;)" table:number-columns-spanned="2" table:number-rows-spanned="1">
            <text:p/>
          </table:table-cell>
          <table:covered-table-cell table:style-name="ce968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K152])" office:value-type="string" office:string-value="Signe de (5x-3)" calcext:value-type="string">
            <text:p>Signe de (5x-3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968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L152])" office:value-type="string" office:string-value="Signe de (-2x+11)" calcext:value-type="string">
            <text:p>Signe de (-2x+11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J152];[.K152];[.L152])" office:value-type="string" office:string-value="Signe de (9x-2)(5x-3)(-2x+11)" calcext:value-type="string">
            <text:p>Signe de (9x-2)(5x-3)(-2x+11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4">
          <table:table-cell table:number-columns-repeated="64"/>
        </table:table-row>
        <table:table-row table:style-name="ro4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COM.MICROSOFT.CONCAT([.J152];[.K152];[.L152];&quot; = 0&quot;)" office:value-type="string" office:string-value="(9x-2)(5x-3)(-2x+11) = 0" calcext:value-type="string" table:number-columns-spanned="6" table:number-rows-spanned="1">
            <text:p>(9x-2)(5x-3)(-2x+11)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0.222222222222222" calcext:value-type="float">
            <text:p><text:s/>2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0.6" calcext:value-type="float">
            <text:p><text:s/>3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5.5" calcext:value-type="float">
            <text:p>11/2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66]=1;&quot;≥&quot;;IF([.F166]=2;&quot;&gt;&quot;;IF([.F166]=3;&quot;≤&quot;;&quot;&lt;&quot;)))" office:value-type="string" office:string-value="≤" calcext:value-type="string">
            <text:p>≤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974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4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9x-2)(5x-3)(-2x+11) ≤ 0" calcext:value-type="string" table:number-columns-spanned="5" table:number-rows-spanned="1">
            <text:p>(9x-2)(5x-3)(-2x+11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45" table:formula="of:=IF(OR([.F166]=2;[.F166]=4;[.B160]=[.F167]);&quot;]&quot;;&quot;[&quot;)" office:value-type="string" office:string-value="[" calcext:value-type="string">
            <text:p>[</text:p>
          </table:table-cell>
          <table:table-cell table:style-name="ce945" table:formula="of:=IF([.B160]=[.F167];&quot;-infini&quot;;[.F152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0.6" calcext:value-type="float">
            <text:p>0,6</text:p>
          </table:table-cell>
          <table:table-cell table:style-name="ce731" table:formula="of:=IF(OR([.F166]=2;[.F166]=4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[" calcext:value-type="string">
            <text:p>[</text:p>
          </table:table-cell>
          <table:table-cell table:style-name="ce945" table:formula="of:=IF([.H160]=[.F167];[.F153];[.F154])" office:value-type="float" office:value="5.5" calcext:value-type="float">
            <text:p>5,5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45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[" calcext:value-type="string">
            <text:p>[</text:p>
          </table:table-cell>
          <table:table-cell table:style-name="ce756" table:formula="of:=IF([.B160]=[.F167];[.B156];[.C156])" office:value-type="float" office:value="0.222222222222222" calcext:value-type="float">
            <text:p><text:s/>2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0.6" calcext:value-type="float">
            <text:p><text:s/>3/5 </text:p>
          </table:table-cell>
          <table:table-cell table:style-name="ce736" table:formula="of:=[.F171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[" calcext:value-type="string">
            <text:p>[</text:p>
          </table:table-cell>
          <table:table-cell table:style-name="ce756" table:formula="of:=IF([.H160]=[.F167];[.F156];[.I156])" office:value-type="float" office:value="5.5" calcext:value-type="float">
            <text:p>11/2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 table:number-columns-repeated="8"/>
          <table:table-cell table:style-name="ce957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8" table:formula="of:=[.C162]" office:value-type="string" office:string-value="(9x-2)(5x-3)(-2x+11) = 0" calcext:value-type="string">
            <text:p>(9x-2)(5x-3)(-2x+11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995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9" table:formula="of:=[.H170]" office:value-type="string" office:string-value="(9x-2)(5x-3)(-2x+11) ≤ 0" calcext:value-type="string">
            <text:p>(9x-2)(5x-3)(-2x+11) ≤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 table:number-columns-repeated="20"/>
          <table:table-cell table:number-columns-repeated="44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957"/>
          <table:table-cell table:style-name="ce957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4">
          <table:table-cell table:style-name="ce957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4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4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-2/5" calcext:value-type="string">
            <text:p>-2/5</text:p>
          </table:table-cell>
          <table:table-cell table:style-name="ce758" table:formula="of:=VLOOKUP([.O10];[.$B$3:.$N$32];10)" office:value-type="float" office:value="-0.4" calcext:value-type="float">
            <text:p>-0,4</text:p>
          </table:table-cell>
          <table:table-cell table:style-name="ce764" table:formula="of:=IF([.B181]=3;[.D181];IF([.B182]=3;[.D182];IF([.B183]=3;[.D183])))" office:value-type="float" office:value="-0.4" calcext:value-type="float">
            <text:p>- 2/5 </text:p>
          </table:table-cell>
          <table:table-cell table:style-name="ce758" table:formula="of:=IF([.B181]=3;[.D181];IF([.B182]=3;[.D182];IF([.B183]=3;[.D183])))" office:value-type="float" office:value="-0.4" calcext:value-type="float">
            <text:p>-0,4</text:p>
          </table:table-cell>
          <table:table-cell table:style-name="ce777" table:formula="of:=VLOOKUP([.O10];[.$B$3:.$N$32];2)" office:value-type="float" office:value="-5" calcext:value-type="float">
            <text:p>-5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-5x-2)" calcext:value-type="string">
            <text:p>(-5x-2)</text:p>
          </table:table-cell>
          <table:table-cell table:style-name="ce786" table:formula="of:=VLOOKUP([.O11];[.$B$3:.$N$32];4)" office:value-type="string" office:string-value="(5x-7)" calcext:value-type="string">
            <text:p>(5x-7)</text:p>
          </table:table-cell>
          <table:table-cell table:style-name="ce786" table:formula="of:=VLOOKUP([.O12];[.$B$3:.$N$32];4)" office:value-type="string" office:string-value="(7x-1)" calcext:value-type="string">
            <text:p>(7x-1)</text:p>
          </table:table-cell>
          <table:table-cell table:number-columns-repeated="52"/>
        </table:table-row>
        <table:table-row table:style-name="ro4">
          <table:table-cell table:style-name="ce722" office:value-type="float" office:value="0" calcext:value-type="float">
            <text:p>0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5" calcext:value-type="string">
            <text:p>7/5</text:p>
          </table:table-cell>
          <table:table-cell table:style-name="ce758" table:formula="of:=VLOOKUP([.O11];[.$B$3:.$N$32];10)" office:value-type="float" office:value="1.4" calcext:value-type="float">
            <text:p>1,4</text:p>
          </table:table-cell>
          <table:table-cell table:style-name="ce764" table:formula="of:=IF([.B181]=2;[.D181];IF([.B182]=2;[.D182];IF([.B183]=2;[.D183])))" office:value-type="float" office:value="0.142857142857143" calcext:value-type="float">
            <text:p><text:s/>1/7 </text:p>
          </table:table-cell>
          <table:table-cell table:style-name="ce758" table:formula="of:=IF([.B181]=2;[.D181];IF([.B182]=2;[.D182];IF([.B183]=2;[.D183])))" office:value-type="float" office:value="0.142857142857143" calcext:value-type="float">
            <text:p>0,142857142857143</text:p>
          </table:table-cell>
          <table:table-cell table:style-name="ce777" table:formula="of:=VLOOKUP([.O11];[.$B$3:.$N$32];2)" office:value-type="float" office:value="5" calcext:value-type="float">
            <text:p>5</text:p>
          </table:table-cell>
          <table:table-cell table:style-name="ce777" table:formula="of:=VLOOKUP([.O11];[.$B$3:.$N$32];3)" office:value-type="float" office:value="-7" calcext:value-type="float">
            <text:p>-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4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7" calcext:value-type="string">
            <text:p>1/7</text:p>
          </table:table-cell>
          <table:table-cell table:style-name="ce758" table:formula="of:=VLOOKUP([.O12];[.$B$3:.$N$32];10)" office:value-type="float" office:value="0.142857142857143" calcext:value-type="float">
            <text:p>0,142857142857143</text:p>
          </table:table-cell>
          <table:table-cell table:style-name="ce764" table:formula="of:=IF([.B181]=1;[.D181];IF([.B182]=1;[.D182];IF([.B183]=1;[.D183])))" office:value-type="float" office:value="1.4" calcext:value-type="float">
            <text:p><text:s/>7/5 </text:p>
          </table:table-cell>
          <table:table-cell table:style-name="ce758" table:formula="of:=IF([.B181]=1;[.D181];IF([.B182]=1;[.D182];IF([.B183]=1;[.D183])))" office:value-type="float" office:value="1.4" calcext:value-type="float">
            <text:p>1,4</text:p>
          </table:table-cell>
          <table:table-cell table:style-name="ce758" table:formula="of:=VLOOKUP([.O12];[.$B$3:.$N$32];2)" office:value-type="float" office:value="7" calcext:value-type="float">
            <text:p>7</text:p>
          </table:table-cell>
          <table:table-cell table:style-name="ce777" table:formula="of:=VLOOKUP([.O12];[.$B$3:.$N$32];3)" office:value-type="float" office:value="-1" calcext:value-type="float">
            <text:p>-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4">
          <table:table-cell table:number-columns-repeated="11"/>
          <table:table-cell table:style-name="ce931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0.4" calcext:value-type="float" table:number-columns-spanned="2" table:number-rows-spanned="1">
            <text:p>- 2/5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142857142857143" calcext:value-type="float" table:number-columns-spanned="2" table:number-rows-spanned="1">
            <text:p><text:s/>1/7 </text:p>
          </table:table-cell>
          <table:covered-table-cell table:style-name="ce968"/>
          <table:table-cell table:style-name="ce968"/>
          <table:table-cell table:style-name="ce753" table:formula="of:=[.F183]" office:value-type="float" office:value="1.4" calcext:value-type="float" table:number-columns-spanned="2" table:number-rows-spanned="1">
            <text:p><text:s/>7/5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J181])" office:value-type="string" office:string-value="Signe de (-5x-2)" calcext:value-type="string">
            <text:p>Signe de (-5x-2)</text:p>
          </table:table-cell>
          <table:table-cell table:style-name="ce743" table:formula="of:=IF(SIGN([.G181]*([.F181]-1)+[.H181])=1;&quot;+&quot;;&quot;-&quot;)" office:value-type="string" office:string-value="+" calcext:value-type="string">
            <text:p>+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81]*AVERAGE([.F182];[.F183])+[.H181])=1;&quot;+&quot;;&quot;-&quot;)" office:value-type="string" office:string-value="-" calcext:value-type="string">
            <text:p>-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968"/>
          <table:table-cell table:style-name="ce791" table:formula="of:=IF(SIGN([.G181]*([.F183]+1)+[.H181])=1;&quot;+&quot;;&quot;-&quot;)" office:value-type="string" office:string-value="-" calcext:value-type="string">
            <text:p>-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K181])" office:value-type="string" office:string-value="Signe de (5x-7)" calcext:value-type="string">
            <text:p>Signe de (5x-7)</text:p>
          </table:table-cell>
          <table:table-cell table:style-name="ce743" table:formula="of:=IF(SIGN([.G182]*([.F181]-1)+[.H182])=1;&quot;+&quot;;&quot;-&quot;)" office:value-type="string" office:string-value="-" calcext:value-type="string">
            <text:p>-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91" table:formula="of:=IF(SIGN([.G182]*([.F183]+1)+[.H182])=1;&quot;+&quot;;&quot;-&quot;)" office:value-type="string" office:string-value="+" calcext:value-type="string">
            <text:p>+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L181])" office:value-type="string" office:string-value="Signe de (7x-1)" calcext:value-type="string">
            <text:p>Signe de (7x-1)</text:p>
          </table:table-cell>
          <table:table-cell table:style-name="ce743" table:formula="of:=IF(SIGN([.G183]*([.F181]-1)+[.H183])=1;&quot;+&quot;;&quot;-&quot;)" office:value-type="string" office:string-value="-" calcext:value-type="string">
            <text:p>-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83]*AVERAGE([.F181];[.F182])+[.H183])=1;&quot;+&quot;;&quot;-&quot;)" office:value-type="string" office:string-value="-" calcext:value-type="string">
            <text:p>-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968"/>
          <table:table-cell table:style-name="ce791" table:formula="of:=IF(SIGN([.G183]*([.F183]+1)+[.H183])=1;&quot;+&quot;;&quot;-&quot;)" office:value-type="string" office:string-value="+" calcext:value-type="string">
            <text:p>+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4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-5x-2) / [(5x-7)(7x-1)]" calcext:value-type="string">
            <text:p>Signe de (-5x-2) / [(5x-7)(7x-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4">
          <table:table-cell table:number-columns-repeated="64"/>
        </table:table-row>
        <table:table-row table:style-name="ro4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(-5x-2) / [(5x-7)(7x-1)] = 0" calcext:value-type="string" table:number-columns-spanned="6" table:number-rows-spanned="1">
            <text:p>(-5x-2) / [(5x-7)(7x-1)]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{" calcext:value-type="string">
            <text:p>{</text:p>
          </table:table-cell>
          <table:table-cell table:style-name="ce755" table:formula="of:=IF([.$A$182]=2;&quot;&quot;;IF([.C189]=0;[.C185];IF([.F189]=0;[.F185];[.I185])))" office:value-type="float" office:value="-0.4" calcext:value-type="float">
            <text:p>- 2/5 </text:p>
          </table:table-cell>
          <table:table-cell table:style-name="ce731" table:formula="of:=IF([.$A$182]=2;&quot;&quot;;IF([.$A$182]=0;&quot;}&quot;;IF([.$A$182]=1;&quot;;&quot;;&quot;&quot;)))" office:value-type="string" office:string-value="}" calcext:value-type="string">
            <text:p>}</text:p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3" calcext:value-type="float">
            <text:p>3</text:p>
          </table:table-cell>
          <table:table-cell table:style-name="ce795" table:number-columns-repeated="5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 table:number-columns-repeated="4"/>
          <table:table-cell table:style-name="ce755"/>
          <table:table-cell table:style-name="ce957"/>
          <table:table-cell table:style-name="ce755"/>
          <table:table-cell table:style-name="ce772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4"/>
          <table:table-cell table:style-name="ce795"/>
          <table:table-cell table:style-name="ce795" office:value-type="string" calcext:value-type="string">
            <text:p><text:span text:style-name="T21">CONCAT(</text:span><text:span text:style-name="T22">J181</text:span><text:span text:style-name="T21">;</text:span><text:span text:style-name="T23">K181</text:span><text:span text:style-name="T21">;</text:span><text:span text:style-name="T24">L181</text:span><text:span text:style-name="T21">;" ";</text:span><text:span text:style-name="T25">G195</text:span><text:span text:style-name="T21">;" 0")</text:span></text:p>
          </table:table-cell>
          <table:table-cell table:style-name="ce795" table:number-columns-repeated="4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(-5x-2) / [(5x-7)(7x-1)] ≥ 0" calcext:value-type="string" table:number-columns-spanned="5" table:number-rows-spanned="1">
            <text:p>(-5x-2) / [(5x-7)(7x-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45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45" table:formula="of:=IF([.B189]=[.F196];&quot;-infini&quot;;[.F181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-0.4" calcext:value-type="float">
            <text:p>-0,4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45" table:formula="of:=IF([.H189]=[.F196];[.F182];[.F183])" office:value-type="float" office:value="0.142857142857143" calcext:value-type="float">
            <text:p>0,142857142857143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45" table:formula="of:=IF([.H189]=[.F196];[.F183];&quot;+infini&quot;)" office:value-type="float" office:value="1.4" calcext:value-type="float">
            <text:p>1,4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string" office:string-value="-∞" calcext:value-type="string">
            <text:p>-∞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-0.4" calcext:value-type="float">
            <text:p>- 2/5 </text:p>
          </table:table-cell>
          <table:table-cell table:style-name="ce736" table:formula="of:=[.F200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0.142857142857143" calcext:value-type="float">
            <text:p><text:s/>1/7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float" office:value="1.4" calcext:value-type="float">
            <text:p><text:s/>7/5 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 table:number-columns-repeated="8"/>
          <table:table-cell table:style-name="ce957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8" table:formula="of:=[.C191]" office:value-type="string" office:string-value="(-5x-2) / [(5x-7)(7x-1)] = 0" calcext:value-type="string">
            <text:p>(-5x-2) / [(5x-7)(7x-1)] = 0</text:p>
          </table:table-cell>
          <table:table-cell table:style-name="ce708" table:formula="of:=IF(ISBLANK([$'Niveau 6'.B17]);0;IF([.B192]=[$'Niveau 6'.B17];1;-0.5))" office:value-type="float" office:value="0" calcext:value-type="float">
            <text:p>0</text:p>
          </table:table-cell>
          <table:table-cell table:style-name="ce708" table:formula="of:=IF(ISBLANK([$'Niveau 6'.C17]);0;IF([.C192]=[$'Niveau 6'.C17];1;-0.5))" office:value-type="float" office:value="0" calcext:value-type="float">
            <text:p>0</text:p>
          </table:table-cell>
          <table:table-cell table:style-name="ce708" table:formula="of:=IF(ISBLANK([$'Niveau 6'.D17]);0;IF([.D192]=[$'Niveau 6'.D17];1;-0.5))" office:value-type="float" office:value="0" calcext:value-type="float">
            <text:p>0</text:p>
          </table:table-cell>
          <table:table-cell table:style-name="ce708" table:formula="of:=IF(ISBLANK([$'Niveau 6'.E17]);0;IF([.E192]=[$'Niveau 6'.E17];1;-0.5))" office:value-type="float" office:value="0" calcext:value-type="float">
            <text:p>0</text:p>
          </table:table-cell>
          <table:table-cell table:style-name="ce708" table:formula="of:=IF(ISBLANK([$'Niveau 6'.G17]);0;IF([.F192]=[$'Niveau 6'.G17];1;-0.5))" office:value-type="float" office:value="0" calcext:value-type="float">
            <text:p>0</text:p>
          </table:table-cell>
          <table:table-cell table:style-name="ce708" table:formula="of:=IF(ISBLANK([$'Niveau 6'.H17]);0;IF([.G192]=[$'Niveau 6'.H17];1;-0.5))" office:value-type="float" office:value="0" calcext:value-type="float">
            <text:p>0</text:p>
          </table:table-cell>
          <table:table-cell table:style-name="ce708" table:formula="of:=IF(ISBLANK([$'Niveau 6'.J17]);0;IF([.H192]=[$'Niveau 6'.J17];1;-0.5))" office:value-type="float" office:value="0" calcext:value-type="float">
            <text:p>0</text:p>
          </table:table-cell>
          <table:table-cell table:style-name="ce995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9" table:formula="of:=[.H199]" office:value-type="string" office:string-value="(-5x-2) / [(5x-7)(7x-1)] ≥ 0" calcext:value-type="string">
            <text:p>(-5x-2) / [(5x-7)(7x-1)] ≥ 0</text:p>
          </table:table-cell>
          <table:table-cell table:style-name="ce738" table:formula="of:=IF(ISBLANK([$'Niveau 6'.B22]);0;IF([.B200]=[$'Niveau 6'.B22];1;-0.5))" office:value-type="float" office:value="0" calcext:value-type="float">
            <text:p>0</text:p>
          </table:table-cell>
          <table:table-cell table:style-name="ce738" table:formula="of:=IF(ISBLANK([$'Niveau 6'.C22]);0;IF([.C200]=[$'Niveau 6'.C22];1;-0.5))" office:value-type="float" office:value="0" calcext:value-type="float">
            <text:p>0</text:p>
          </table:table-cell>
          <table:table-cell table:style-name="ce738" table:formula="of:=IF(ISBLANK([$'Niveau 6'.D22]);0;IF([.D200]=[$'Niveau 6'.D22];1;-0.5))" office:value-type="float" office:value="0" calcext:value-type="float">
            <text:p>0</text:p>
          </table:table-cell>
          <table:table-cell table:style-name="ce738" table:formula="of:=IF(ISBLANK([$'Niveau 6'.E22]);0;IF([.E200]=[$'Niveau 6'.E22];1;-0.5))" office:value-type="float" office:value="0" calcext:value-type="float">
            <text:p>0</text:p>
          </table:table-cell>
          <table:table-cell table:style-name="ce738" table:formula="of:=IF(ISBLANK([$'Niveau 6'.G22]);0;IF([.F200]=[$'Niveau 6'.G22];1;-0.5))" office:value-type="float" office:value="0" calcext:value-type="float">
            <text:p>0</text:p>
          </table:table-cell>
          <table:table-cell table:style-name="ce738" table:formula="of:=IF(ISBLANK([$'Niveau 6'.H22]);0;IF([.G200]=[$'Niveau 6'.H22];1;-0.5))" office:value-type="float" office:value="0" calcext:value-type="float">
            <text:p>0</text:p>
          </table:table-cell>
          <table:table-cell table:style-name="ce738" table:formula="of:=IF(ISBLANK([$'Niveau 6'.J22]);0;IF([.H200]=[$'Niveau 6'.J22];1;-0.5))" office:value-type="float" office:value="0" calcext:value-type="float">
            <text:p>0</text:p>
          </table:table-cell>
          <table:table-cell table:style-name="ce738" table:formula="of:=IF(ISBLANK([$'Niveau 6'.K22]);0;IF([.I200]=[$'Niveau 6'.K22];1;-0.5))" office:value-type="float" office:value="0" calcext:value-type="float">
            <text:p>0</text:p>
          </table:table-cell>
          <table:table-cell table:style-name="ce738" table:formula="of:=IF(ISBLANK([$'Niveau 6'.L22]);0;IF([.J200]=[$'Niveau 6'.L22];1;-0.5))" office:value-type="float" office:value="0" calcext:value-type="float">
            <text:p>0</text:p>
          </table:table-cell>
          <table:table-cell table:style-name="ce738" table:formula="of:=IF(ISBLANK([$'Niveau 6'.M22]);0;IF([.K200]=[$'Niveau 6'.M22];1;-0.5))" office:value-type="float" office:value="0" calcext:value-type="float">
            <text:p>0</text:p>
          </table:table-cell>
          <table:table-cell table:style-name="ce738" table:formula="of:=IF(ISBLANK([$'Niveau 6'.N22]);0;IF([.L200]=[$'Niveau 6'.N22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4" table:number-rows-repeated="104837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ynthèse" table:style-name="ta8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7" table:default-cell-style-name="ce1050"/>
        <table:table-column table:style-name="co38" table:default-cell-style-name="ce1050"/>
        <table:table-column table:style-name="co39" table:default-cell-style-name="ce1050"/>
        <table:table-column table:style-name="co40" table:default-cell-style-name="ce1050"/>
        <table:table-column table:style-name="co41" table:default-cell-style-name="ce1050"/>
        <table:table-column table:style-name="co42" table:default-cell-style-name="ce1050"/>
        <table:table-column table:style-name="co1" table:default-cell-style-name="ce1050"/>
        <table:table-column table:style-name="co43" table:default-cell-style-name="ce1050"/>
        <table:table-column table:style-name="co44" table:default-cell-style-name="ce1050"/>
        <table:table-column table:style-name="co1" table:number-columns-repeated="55" table:default-cell-style-name="ce1050"/>
        <table:table-row table:style-name="ro10">
          <table:table-cell table:style-name="ce1083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1090"/>
          <table:table-cell table:style-name="ce1054" table:formula="of:=IF([.$G$1];&quot;Notes&quot;;&quot;&quot;)" office:value-type="string" office:string-value="Notes" calcext:value-type="string">
            <text:p>Notes</text:p>
          </table:table-cell>
          <table:table-cell table:style-name="ce1054" table:formula="of:=IF([.$G$1];&quot;Faît&quot;;&quot;&quot;)" office:value-type="string" office:string-value="Faît" calcext:value-type="string">
            <text:p>Faît</text:p>
          </table:table-cell>
          <table:table-cell table:style-name="ce1054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1100"/>
          <table:table-cell table:style-name="ce1128" table:formula="of:=IF([.A14]=[.B100];1;0)" office:value-type="float" office:value="1" calcext:value-type="float">
            <text:p>1</text:p>
          </table:table-cell>
          <table:table-cell table:style-name="ce1069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1090"/>
          <table:table-cell table:number-columns-repeated="55"/>
        </table:table-row>
        <table:table-row table:style-name="ro10">
          <table:table-cell table:style-name="ce1084" table:formula="of:=IF([.$G$1];&quot;1&quot;;&quot;&quot;)" office:value-type="string" office:string-value="1" calcext:value-type="string">
            <text:p>1</text:p>
          </table:table-cell>
          <table:table-cell table:style-name="ce1084" table:formula="of:=IF([.$G$1];&quot;Niveau 1&quot;;&quot;&quot;)" office:value-type="string" office:string-value="Niveau 1" calcext:value-type="string">
            <text:p>Niveau 1</text:p>
          </table:table-cell>
          <table:table-cell table:style-name="ce1092" table:formula="of:=IF([.$G$1];[$Données.N61];&quot;&quot;)" office:value-type="float" office:value="0" calcext:value-type="float">
            <text:p>0,00</text:p>
          </table:table-cell>
          <table:table-cell table:style-name="ce1092" table:formula="of:=IF([.$G$1];IF(OR(COUNTA([$'Niveau 1'.$C$4];[$'Niveau 1'.$F$4])&lt;&gt;0;COUNTA([$'Niveau 1'.$B$5:$'Niveau 1'.$H$7])&lt;&gt;0;COUNTA([$'Niveau 1'.$M$5:$'Niveau 1'.$Q$5])&lt;&gt;0;COUNTA([$'Niveau 1'.$M$10:$'Niveau 1'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1'.$C$4];[$'Niveau 1'.$F$4])&lt;&gt;0;COUNTA([$'Niveau 1'.$B$5:$'Niveau 1'.$H$7])&lt;&gt;0;COUNTA([$'Niveau 1'.$M$5:$'Niveau 1'.$Q$5])&lt;&gt;0;COUNTA([$'Niveau 1'.$M$10:$'Niveau 1'.$W$10])&lt;&gt;0);1;0);&quot;&quot;)" office:value-type="float" office:value="0" calcext:value-type="float">
            <text:p>0</text:p>
          </table:table-cell>
          <table:table-cell table:style-name="ce1100"/>
          <table:table-cell/>
          <table:covered-table-cell table:style-name="ce1054"/>
          <table:covered-table-cell table:style-name="ce1098"/>
          <table:table-cell table:number-columns-repeated="55"/>
        </table:table-row>
        <table:table-row table:style-name="ro10">
          <table:table-cell table:style-name="ce1085" table:formula="of:=IF([.$G$1];&quot;2&quot;;&quot;&quot;)" office:value-type="string" office:string-value="2" calcext:value-type="string">
            <text:p>2</text:p>
          </table:table-cell>
          <table:table-cell table:style-name="ce1085" table:formula="of:=IF([.$G$1];&quot;Niveau 2&quot;;&quot;&quot;)" office:value-type="string" office:string-value="Niveau 2" calcext:value-type="string">
            <text:p>Niveau 2</text:p>
          </table:table-cell>
          <table:table-cell table:style-name="ce1093" table:formula="of:=IF([.$G$1];[$Données.N90];&quot;&quot;)" office:value-type="float" office:value="0" calcext:value-type="float">
            <text:p>0,00</text:p>
          </table:table-cell>
          <table:table-cell table:style-name="ce1097" table:formula="of:=IF([.$G$1];IF(OR(COUNTA([$'Niveau 2'.C4];[$'Niveau 2'.$F$4])&lt;&gt;0;COUNTA([$'Niveau 2'.$B$5:$'Niveau 2'.$H$7])&lt;&gt;0;COUNTA([$'Niveau 2'.$M$5:$'Niveau 2'.$Q$5])&lt;&gt;0;COUNTA([$'Niveau 2'.$M$10:$'Niveau 2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2'.D4];[$'Niveau 2'.$F$4])&lt;&gt;0;COUNTA([$'Niveau 2'.$B$5:$'Niveau 2'.$H$7])&lt;&gt;0;COUNTA([$'Niveau 2'.$M$5:$'Niveau 2'.$Q$5])&lt;&gt;0;COUNTA([$'Niveau 2'.$M$10:$'Niveau 2'.$W$10])&lt;&gt;0);1;0);&quot;&quot;)" office:value-type="float" office:value="0" calcext:value-type="float">
            <text:p>0</text:p>
          </table:table-cell>
          <table:table-cell table:number-columns-repeated="2"/>
          <table:table-cell table:style-name="ce1130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1069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0">
          <table:table-cell table:style-name="ce1084" table:formula="of:=IF([.$G$1];&quot;3&quot;;&quot;&quot;)" office:value-type="string" office:string-value="3" calcext:value-type="string">
            <text:p>3</text:p>
          </table:table-cell>
          <table:table-cell table:style-name="ce1084" table:formula="of:=IF([.$G$1];&quot;Niveau 3&quot;;&quot;&quot;)" office:value-type="string" office:string-value="Niveau 3" calcext:value-type="string">
            <text:p>Niveau 3</text:p>
          </table:table-cell>
          <table:table-cell table:style-name="ce1092" table:formula="of:=IF([.$G$1];[$Données.N118];&quot;&quot;)" office:value-type="float" office:value="0" calcext:value-type="float">
            <text:p>0,00</text:p>
          </table:table-cell>
          <table:table-cell table:style-name="ce1098" table:formula="of:=IF([.$G$1];IF(OR(COUNTA([$'Niveau 3'.$C$4];[$'Niveau 3'.$F$4])&lt;&gt;0;COUNTA([$'Niveau 3'.$B$5:$'Niveau 3'.$H$7])&lt;&gt;0;COUNTA([$'Niveau 3'.$M$5:$'Niveau 3'.$Q$5])&lt;&gt;0;COUNTA([$'Niveau 3'.$M$10:$'Niveau 3'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3'.$C$4];[$'Niveau 3'.$F$4])&lt;&gt;0;COUNTA([$'Niveau 3'.$B$5:$'Niveau 3'.$H$7])&lt;&gt;0;COUNTA([$'Niveau 3'.$M$5:$'Niveau 3'.$Q$5])&lt;&gt;0;COUNTA([$'Niveau 3'.$M$10:$'Niveau 3'.$W$10])&lt;&gt;0);1;0);&quot;&quot;)" office:value-type="float" office:value="0" calcext:value-type="float">
            <text:p>0</text:p>
          </table:table-cell>
          <table:table-cell table:style-name="ce1105"/>
          <table:table-cell/>
          <table:covered-table-cell table:style-name="ce254"/>
          <table:covered-table-cell table:style-name="ce401"/>
          <table:table-cell table:number-columns-repeated="55"/>
        </table:table-row>
        <table:table-row table:style-name="ro10">
          <table:table-cell table:style-name="ce1085" table:formula="of:=IF([.$G$1];&quot;4&quot;;&quot;&quot;)" office:value-type="string" office:string-value="4" calcext:value-type="string">
            <text:p>4</text:p>
          </table:table-cell>
          <table:table-cell table:style-name="ce1085" table:formula="of:=IF([.$G$1];&quot;Niveau 4&quot;;&quot;&quot;)" office:value-type="string" office:string-value="Niveau 4" calcext:value-type="string">
            <text:p>Niveau 4</text:p>
          </table:table-cell>
          <table:table-cell table:style-name="ce1093" table:formula="of:=IF([.$G$1];[$Données.N146];&quot;&quot;)" office:value-type="float" office:value="0" calcext:value-type="float">
            <text:p>0,00</text:p>
          </table:table-cell>
          <table:table-cell table:style-name="ce1097" table:formula="of:=IF([.$G$1];IF(OR(COUNTA([$'Niveau 4'.$C$4];[$'Niveau 4'.$F$4])&lt;&gt;0;COUNTA([$'Niveau 4'.$B$5:$'Niveau 4'.$H$7])&lt;&gt;0;COUNTA([$'Niveau 4'.$M$5:$'Niveau 4'.$Q$5])&lt;&gt;0;COUNTA([$'Niveau 4'.$M$10:$'Niveau 4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4'.$C$4];[$'Niveau 4'.$F$4])&lt;&gt;0;COUNTA([$'Niveau 4'.$B$5:$'Niveau 4'.$H$7])&lt;&gt;0;COUNTA([$'Niveau 4'.$M$5:$'Niveau 4'.$Q$5])&lt;&gt;0;COUNTA([$'Niveau 4'.$M$10:$'Niveau 4'.$W$10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0">
          <table:table-cell table:style-name="ce1084" table:formula="of:=IF([.$G$1];&quot;5&quot;;&quot;&quot;)" office:value-type="string" office:string-value="5" calcext:value-type="string">
            <text:p>5</text:p>
          </table:table-cell>
          <table:table-cell table:style-name="ce1084" table:formula="of:=IF([.$G$1];&quot;Niveau 5&quot;;&quot;&quot;)" office:value-type="string" office:string-value="Niveau 5" calcext:value-type="string">
            <text:p>Niveau 5</text:p>
          </table:table-cell>
          <table:table-cell table:style-name="ce1092" table:formula="of:=IF([.$G$1];[$Données.N175];&quot;&quot;)" office:value-type="float" office:value="0" calcext:value-type="float">
            <text:p>0,00</text:p>
          </table:table-cell>
          <table:table-cell table:style-name="ce1092" table:formula="of:=IF([.$G$1];IF(OR(COUNTA([$'Niveau 5'.$C$4];[$'Niveau 5'.$F$4];[$'Niveau 5'.$I$4])&lt;&gt;0;COUNTA([$'Niveau 5'.$B$5:$'Niveau 5'.$K$8])&lt;&gt;0;COUNTA([$'Niveau 5'.$B$17:$'Niveau 5'.$J$17])&lt;&gt;0;COUNTA([$'Niveau 5'.$B$22:$'Niveau 5'.$N$22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5'.$C$4];[$'Niveau 5'.$F$4];[$'Niveau 5'.$I$4])&lt;&gt;0;COUNTA([$'Niveau 5'.$B$5:$'Niveau 5'.$K$8])&lt;&gt;0;COUNTA([$'Niveau 5'.$B$17:$'Niveau 5'.$J$17])&lt;&gt;0;COUNTA([$'Niveau 5'.$B$22:$'Niveau 5'.$N$2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0">
          <table:table-cell table:style-name="ce1085" table:formula="of:=IF([.$G$1];&quot;6&quot;;&quot;&quot;)" office:value-type="string" office:string-value="6" calcext:value-type="string">
            <text:p>6</text:p>
          </table:table-cell>
          <table:table-cell table:style-name="ce1085" table:formula="of:=IF([.$G$1];&quot;Niveau 6&quot;;&quot;&quot;)" office:value-type="string" office:string-value="Niveau 6" calcext:value-type="string">
            <text:p>Niveau 6</text:p>
          </table:table-cell>
          <table:table-cell table:style-name="ce1093" table:formula="of:=IF([.$G$1];[$Données.N204];&quot;&quot;)" office:value-type="float" office:value="0" calcext:value-type="float">
            <text:p>0,00</text:p>
          </table:table-cell>
          <table:table-cell table:style-name="ce1097" table:formula="of:=IF([.$G$1];IF(OR(COUNTA([$'Niveau 6'.$C$4];[$'Niveau 6'.$F$4];[$'Niveau 6'.$I$4])&lt;&gt;0;COUNTA([$'Niveau 6'.$B$5:$'Niveau 6'.$K$8])&lt;&gt;0;COUNTA([$'Niveau 6'.$B$17:$'Niveau 6'.$G$17])&lt;&gt;0;COUNTA([$'Niveau 6'.$B$22:$'Niveau 6'.$N$22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6'.$C$4];[$'Niveau 6'.$F$4];[$'Niveau 6'.$I$4])&lt;&gt;0;COUNTA([$'Niveau 6'.$B$5:$'Niveau 6'.$K$8])&lt;&gt;0;COUNTA([$'Niveau 6'.$B$17:$'Niveau 6'.$G$17])&lt;&gt;0;COUNTA([$'Niveau 6'.$B$22:$'Niveau 6'.$N$2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58"/>
        </table:table-row>
        <table:table-row table:style-name="ro10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09"/>
          <table:table-cell table:style-name="ce1127" table:number-columns-repeated="58"/>
        </table:table-row>
        <table:table-row table:style-name="ro10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0">
          <table:table-cell table:style-name="ce1086" table:number-columns-repeated="2"/>
          <table:table-cell table:style-name="ce1095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0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7" table:number-columns-repeated="59"/>
        </table:table-row>
        <table:table-row table:style-name="ro10">
          <table:table-cell table:style-name="ce1086" table:number-columns-repeated="2"/>
          <table:table-cell table:style-name="ce1094"/>
          <table:table-cell table:style-name="ce1099" table:number-columns-repeated="2"/>
          <table:table-cell table:style-name="ce1127"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table:style-name="ce1088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9">
          <table:covered-table-cell table:number-columns-repeated="5"/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table:number-columns-repeated="2"/>
          <table:table-cell table:style-name="ce1096"/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9">
          <table:table-cell table:style-name="ce957" table:number-columns-repeated="2"/>
          <table:table-cell table:number-columns-repeated="62"/>
        </table:table-row>
        <table:table-row table:style-name="ro9" table:number-rows-repeated="80">
          <table:table-cell table:number-columns-repeated="64"/>
        </table:table-row>
        <table:table-row table:style-name="ro9">
          <table:table-cell table:style-name="ce1089" office:value-type="string" calcext:value-type="string">
            <text:p>MDP :</text:p>
          </table:table-cell>
          <table:table-cell table:style-name="ce1089" office:value-type="string" calcext:value-type="string">
            <text:p>KELLER Stéphane</text:p>
          </table:table-cell>
          <table:table-cell table:number-columns-repeated="62"/>
        </table:table-row>
        <table:table-row table:style-name="ro9" table:number-rows-repeated="10484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23:46.9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21-01-18T10:26:23.883000000</dc:date>
    <meta:editing-duration>P2DT3H16M10S</meta:editing-duration>
    <meta:editing-cycles>691</meta:editing-cycles>
    <meta:generator>LibreOffice/6.1.5.2$Windows_X86_64 LibreOffice_project/90f8dcf33c87b3705e78202e3df5142b201bd805</meta:generator>
    <meta:document-statistic meta:table-count="9" meta:cell-count="2112" meta:object-count="6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